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Bold" svg:font-family="'Arial Bold'"/>
    <style:font-face style:name="Arial Unicode MS" svg:font-family="'Arial Unicode MS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27cm"/>
    </style:style>
    <style:style style:name="co3" style:family="table-column">
      <style:table-column-properties fo:break-before="auto" style:column-width="4.803cm"/>
    </style:style>
    <style:style style:name="co4" style:family="table-column">
      <style:table-column-properties fo:break-before="auto" style:column-width="6.31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3.62cm"/>
    </style:style>
    <style:style style:name="co7" style:family="table-column">
      <style:table-column-properties fo:break-before="auto" style:column-width="4.538cm"/>
    </style:style>
    <style:style style:name="co8" style:family="table-column">
      <style:table-column-properties fo:break-before="auto" style:column-width="3.628cm"/>
    </style:style>
    <style:style style:name="co9" style:family="table-column">
      <style:table-column-properties fo:break-before="auto" style:column-width="4.664cm"/>
    </style:style>
    <style:style style:name="co10" style:family="table-column">
      <style:table-column-properties fo:break-before="auto" style:column-width="4.768cm"/>
    </style:style>
    <style:style style:name="co11" style:family="table-column">
      <style:table-column-properties fo:break-before="auto" style:column-width="4.491cm"/>
    </style:style>
    <style:style style:name="co12" style:family="table-column">
      <style:table-column-properties fo:break-before="auto" style:column-width="4.112cm"/>
    </style:style>
    <style:style style:name="co13" style:family="table-column">
      <style:table-column-properties fo:break-before="auto" style:column-width="2.166cm"/>
    </style:style>
    <style:style style:name="ro1" style:family="table-row">
      <style:table-row-properties style:row-height="1.711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487cm" fo:break-before="auto" style:use-optimal-row-height="false"/>
    </style:style>
    <style:style style:name="ro5" style:family="table-row">
      <style:table-row-properties style:row-height="1.715cm" fo:break-before="auto" style:use-optimal-row-height="false"/>
    </style:style>
    <style:style style:name="ro6" style:family="table-row">
      <style:table-row-properties style:row-height="0.593cm" fo:break-before="auto" style:use-optimal-row-height="true"/>
    </style:style>
    <style:style style:name="ro7" style:family="table-row">
      <style:table-row-properties style:row-height="0.889cm" fo:break-before="auto" style:use-optimal-row-height="true"/>
    </style:style>
    <style:style style:name="ro8" style:family="table-row">
      <style:table-row-properties style:row-height="0.614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0.762cm" fo:break-before="auto" style:use-optimal-row-height="false"/>
    </style:style>
    <style:style style:name="ro12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72cm" fo:break-before="auto" style:use-optimal-row-height="false"/>
    </style:style>
    <style:style style:name="ro1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2010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Bold" fo:font-size="11pt" fo:font-style="normal" fo:text-shadow="none" style:text-underline-style="none" fo:font-weight="bold" style:font-size-asian="11pt" style:font-style-asian="normal" style:font-weight-asian="bold" style:font-name-complex="Arial 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000000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wrap" fo:border-left="2.49pt solid #000000" style:direction="ltr" fo:padding="0.071cm" fo:border-right="1.76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wrap" fo:border-left="2.49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000000" style:direction="ltr" fo:padding="0.071cm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1" style:family="table-cell" style:parent-style-name="Default" style:data-style-name="N3">
      <style:table-cell-properties fo:border-bottom="0.74pt solid #000000" style:diagonal-bl-tr="none" style:diagonal-tl-br="none" fo:border-left="1.76pt solid #000000" fo:padding="0.071cm" fo:border-right="0.74pt solid #000000" style:rotation-align="none" fo:border-top="none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33" style:family="table-cell" style:parent-style-name="Default" style:data-style-name="N3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4" style:family="table-cell" style:parent-style-name="Default" style:data-style-name="N3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3">
      <style:table-cell-properties fo:padding="0.071cm"/>
    </style:style>
    <style:style style:name="ce36" style:family="table-cell" style:parent-style-name="Default" style:data-style-name="N3">
      <style:table-cell-properties fo:border-bottom="0.74pt solid #000000" style:diagonal-bl-tr="none" style:diagonal-tl-br="none" fo:border-left="1.76pt solid #000000" fo:padding="0.071cm" fo:border-right="0.74pt solid #000000" style:rotation-align="none" fo:border-top="0.74pt solid #000000"/>
    </style:style>
    <style:style style:name="ce37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0.74pt solid #000000"/>
    </style:style>
    <style:style style:name="ce38" style:family="table-cell" style:parent-style-name="Default" style:data-style-name="N3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3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41" style:family="table-cell" style:parent-style-name="Default" style:data-style-name="N3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2" style:family="table-cell" style:parent-style-name="Default" style:data-style-name="N3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0.74pt solid #000000" fo:padding="0.071cm" style:rotation-align="none"/>
    </style:style>
    <style:style style:name="ce4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</style:style>
    <style:style style:name="ce46" style:family="table-cell" style:parent-style-name="Default" style:data-style-name="N3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3">
      <style:table-cell-properties fo:border-bottom="0.74pt solid #000000" style:diagonal-bl-tr="none" style:diagonal-tl-br="none" fo:border-left="0.74pt solid #000000" fo:padding="0.071cm" fo:border-right="1.76pt solid #000000" style:rotation-align="none" fo:border-top="none"/>
    </style:style>
    <style:style style:name="ce48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1.76pt solid #000000" style:rotation-align="none" fo:border-top="none"/>
    </style:style>
    <style:style style:name="ce49" style:family="table-cell" style:parent-style-name="Default" style:data-style-name="N3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0" style:family="table-cell" style:parent-style-name="Default" style:data-style-name="N3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53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7" style:family="table-cell" style:parent-style-name="Default" style:data-style-name="N3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</style:style>
    <style:style style:name="ce58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1.76pt solid #000000" style:rotation-align="none" fo:border-top="0.74pt solid #000000"/>
    </style:style>
    <style:style style:name="ce59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3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fo:background-color="#ffffff" style:text-align-source="fix" style:repeat-content="false" fo:border-left="2.49pt solid #000000" fo:border-right="0.06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06pt solid #000000" fo:background-color="#e6004d" style:text-align-source="fix" style:repeat-content="false" fo:border-left="2.49pt solid #000000" fo:border-right="0.06pt solid #000000" fo:border-top="0.06pt solid #000000"/>
      <style:paragraph-properties fo:text-align="center"/>
      <style:text-properties fo:color="#ffffff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06pt solid #000000" fo:background-color="#cc4df2" style:text-align-source="fix" style:repeat-content="false" fo:border-left="2.49pt solid #000000" fo:border-right="0.06pt solid #000000" fo:border-top="0.06pt solid #000000"/>
      <style:paragraph-properties fo:text-align="center"/>
      <style:text-properties fo:color="#ffffff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6pt solid #000000" fo:background-color="#a600cc" style:text-align-source="fix" style:repeat-content="false" fo:border-left="2.49pt solid #000000" fo:border-right="0.06pt solid #000000" fo:border-top="0.06pt solid #000000"/>
      <style:paragraph-properties fo:text-align="center"/>
      <style:text-properties fo:color="#ffffff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06pt solid #000000" fo:background-color="#ffa6ff" style:text-align-source="fix" style:repeat-content="false" fo:border-left="2.49pt solid #000000" fo:border-right="0.06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fo:background-color="#cdcdcd" style:text-align-source="fix" style:repeat-content="false" fo:border-left="2.49pt solid #000000" fo:border-right="0.06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06pt solid #000000" fo:background-color="#ffffa8" style:text-align-source="fix" style:repeat-content="false" fo:border-left="2.49pt solid #000000" fo:border-right="0.06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ackground-color="#e68000" style:text-align-source="fix" style:repeat-content="false" fo:border-left="2.49pt solid #000000" fo:border-right="0.06pt solid #000000" fo:border-top="0.06pt solid #000000"/>
      <style:paragraph-properties fo:text-align="center"/>
      <style:text-properties fo:color="#ffffff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6pt solid #000000" fo:background-color="#e6e64d" style:text-align-source="fix" style:repeat-content="false" fo:border-left="2.49pt solid #000000" fo:border-right="0.06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fo:background-color="#ffe6a6" style:text-align-source="fix" style:repeat-content="false" fo:border-left="2.49pt solid #000000" fo:border-right="0.06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6pt solid #000000" fo:background-color="#80ff00" style:text-align-source="fix" style:repeat-content="false" fo:border-left="2.49pt solid #000000" fo:border-right="0.06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000000" fo:background-color="#ccf24d" style:text-align-source="fix" style:repeat-content="false" fo:border-left="2.49pt solid #000000" fo:border-right="0.06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6pt solid #000000" fo:background-color="#00ccf2" style:text-align-source="fix" style:repeat-content="false" fo:border-left="2.49pt solid #000000" fo:border-right="0.06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78" style:family="table-cell" style:parent-style-name="Default">
      <style:table-cell-properties fo:border="0.06pt solid #000000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2.49pt solid #000000" fo:border-left="0.06pt solid #000000" fo:border-right="0.06pt solid #000000" fo:border-top="0.06pt solid #000000"/>
    </style:style>
    <style:style style:name="ce81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82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8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2.49pt solid #000000" fo:border-left="0.06pt solid #000000" fo:border-right="2.49pt solid #000000" fo:border-top="0.06pt solid #000000"/>
    </style:style>
    <style:style style:name="ce85" style:family="table-cell" style:parent-style-name="Default">
      <style:table-cell-properties fo:background-color="#ffff99"/>
    </style:style>
    <style:style style:name="ce86" style:family="table-cell" style:parent-style-name="Default">
      <style:table-cell-properties fo:background-color="#ffff99"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49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1">
      <style:table-cell-properties fo:border-bottom="0.06pt solid #000000" fo:background-color="#ffff99" style:text-align-source="fix" style:repeat-content="false" fo:border-left="0.06pt solid #000000" fo:border-right="2.49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ynthe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iren</text:p>
          </table:table-cell>
          <table:table-cell office:value-type="string" calcext:value-type="string">
            <text:p>nom_epci</text:p>
          </table:table-cell>
          <table:table-cell table:style-name="ce1" office:value-type="string" calcext:value-type="string">
            <text:p>Grandes cultures</text:p>
          </table:table-cell>
          <table:table-cell table:style-name="ce2" office:value-type="string" calcext:value-type="string">
            <text:p>Bovins lait</text:p>
          </table:table-cell>
          <table:table-cell table:style-name="ce2" office:value-type="string" calcext:value-type="string">
            <text:p>Bovins viande</text:p>
          </table:table-cell>
          <table:table-cell table:style-name="ce2" office:value-type="string" calcext:value-type="string">
            <text:p>Bovins mixte</text:p>
          </table:table-cell>
          <table:table-cell table:style-name="ce2" office:value-type="string" calcext:value-type="string">
            <text:p>Ovins, caprins et autres herbivores</text:p>
          </table:table-cell>
          <table:table-cell table:style-name="ce2" office:value-type="string" calcext:value-type="string">
            <text:p>Elevages hors sol</text:p>
          </table:table-cell>
          <table:table-cell table:style-name="ce3" office:value-type="string" calcext:value-type="string">
            <text:p>Polyculture et polyélevage</text:p>
          </table:table-cell>
          <table:table-cell table:style-name="ce1" office:value-type="string" calcext:value-type="string">
            <text:p>Grandes cultures</text:p>
          </table:table-cell>
          <table:table-cell table:style-name="ce2" office:value-type="string" calcext:value-type="string">
            <text:p>Bovins lait</text:p>
          </table:table-cell>
          <table:table-cell table:style-name="ce2" office:value-type="string" calcext:value-type="string">
            <text:p>Bovins viande</text:p>
          </table:table-cell>
          <table:table-cell table:style-name="ce2" office:value-type="string" calcext:value-type="string">
            <text:p>Bovins mixte</text:p>
          </table:table-cell>
          <table:table-cell table:style-name="ce2" office:value-type="string" calcext:value-type="string">
            <text:p>Ovins, caprins et autres herbivores</text:p>
          </table:table-cell>
          <table:table-cell table:style-name="ce2" office:value-type="string" calcext:value-type="string">
            <text:p>Elevages hors sol</text:p>
          </table:table-cell>
          <table:table-cell table:style-name="ce3" office:value-type="string" calcext:value-type="string">
            <text:p>Polyculture et polyélevage</text:p>
          </table:table-cell>
          <table:table-cell table:style-name="ce4" office:value-type="string" calcext:value-type="string">
            <text:p>Culture1</text:p>
          </table:table-cell>
          <table:table-cell table:style-name="ce5" office:value-type="string" calcext:value-type="string">
            <text:p>sau_culture1_2010</text:p>
          </table:table-cell>
          <table:table-cell table:style-name="ce5" office:value-type="string" calcext:value-type="string">
            <text:p>sau_culture1_2000</text:p>
          </table:table-cell>
          <table:table-cell table:style-name="ce4" office:value-type="string" calcext:value-type="string">
            <text:p>Culture2</text:p>
          </table:table-cell>
          <table:table-cell table:style-name="ce5" office:value-type="string" calcext:value-type="string">
            <text:p>sau_culture2_2010</text:p>
          </table:table-cell>
          <table:table-cell table:style-name="ce5" office:value-type="string" calcext:value-type="string">
            <text:p>sau_culture2_2000</text:p>
          </table:table-cell>
          <table:table-cell table:style-name="ce4" office:value-type="string" calcext:value-type="string">
            <text:p>Culture3</text:p>
          </table:table-cell>
          <table:table-cell table:style-name="ce5" office:value-type="string" calcext:value-type="string">
            <text:p>sau_culture3_2010</text:p>
          </table:table-cell>
          <table:table-cell table:style-name="ce5" office:value-type="string" calcext:value-type="string">
            <text:p>sau_culture3_2000</text:p>
          </table:table-cell>
        </table:table-row>
        <table:table-row table:style-name="ro2">
          <table:table-cell office:value-type="string" calcext:value-type="string">
            <text:p>200035665</text:p>
          </table:table-cell>
          <table:table-cell office:value-type="string" calcext:value-type="string">
            <text:p>CA Seine Eure</text:p>
          </table:table-cell>
          <table:table-cell office:value-type="float" office:value="7539.75" calcext:value-type="float">
            <text:p>7539,75</text:p>
          </table:table-cell>
          <table:table-cell office:value-type="float" office:value="229.39" calcext:value-type="float">
            <text:p>229,39</text:p>
          </table:table-cell>
          <table:table-cell office:value-type="float" office:value="23.82" calcext:value-type="float">
            <text:p>23,82</text:p>
          </table:table-cell>
          <table:table-cell office:value-type="string" calcext:value-type="string">
            <text:p>S</text:p>
          </table:table-cell>
          <table:table-cell office:value-type="float" office:value="127.78" calcext:value-type="float">
            <text:p>127,78</text:p>
          </table:table-cell>
          <table:table-cell office:value-type="string" calcext:value-type="string">
            <text:p>S</text:p>
          </table:table-cell>
          <table:table-cell office:value-type="float" office:value="1096.82" calcext:value-type="float">
            <text:p>1096,82</text:p>
          </table:table-cell>
          <table:table-cell office:value-type="float" office:value="6825.76" calcext:value-type="float">
            <text:p>6825,76</text:p>
          </table:table-cell>
          <table:table-cell office:value-type="float" office:value="627.44" calcext:value-type="float">
            <text:p>627,44</text:p>
          </table:table-cell>
          <table:table-cell office:value-type="float" office:value="56.65" calcext:value-type="float">
            <text:p>56,65</text:p>
          </table:table-cell>
          <table:table-cell office:value-type="string" calcext:value-type="string">
            <text:p>S</text:p>
          </table:table-cell>
          <table:table-cell office:value-type="float" office:value="185.42" calcext:value-type="float">
            <text:p>185,42</text:p>
          </table:table-cell>
          <table:table-cell office:value-type="float" office:value="12.04" calcext:value-type="float">
            <text:p>12,04</text:p>
          </table:table-cell>
          <table:table-cell office:value-type="float" office:value="1537.96" calcext:value-type="float">
            <text:p>1537,96</text:p>
          </table:table-cell>
          <table:table-cell table:style-name="ce5" table:formula="of:=INDEX([.$C$1:.$I$1];1;MATCH([.R2];[.$C2:.$I2];0))" office:value-type="string" office:string-value="Grandes cultures" calcext:value-type="string">
            <text:p>Grandes cultures</text:p>
          </table:table-cell>
          <table:table-cell table:style-name="ce5" table:formula="of:=LARGE([.$C2:.$I2];1)" office:value-type="float" office:value="7539.75" calcext:value-type="float">
            <text:p>7539,75</text:p>
          </table:table-cell>
          <table:table-cell table:style-name="ce5" table:formula="of:=INDEX([.$J2:.$P2];1;MATCH([.Q2];[.$J$1:.$P$1];0))" office:value-type="float" office:value="6825.76" calcext:value-type="float">
            <text:p>6825,76</text:p>
          </table:table-cell>
          <table:table-cell table:style-name="ce5" table:formula="of:=INDEX([.$C$1:.$I$1];1;MATCH([.U2];[.$C2:.$I2];0))" office:value-type="string" office:string-value="Polyculture et polyélevage" calcext:value-type="string">
            <text:p>Polyculture et polyélevage</text:p>
          </table:table-cell>
          <table:table-cell table:style-name="ce5" table:formula="of:=LARGE([.$C2:.$I2];2)" office:value-type="float" office:value="1096.82" calcext:value-type="float">
            <text:p>1096,82</text:p>
          </table:table-cell>
          <table:table-cell table:style-name="ce5" table:formula="of:=INDEX([.$J2:.$P2];1;MATCH([.T2];[.$J$1:.$P$1];0))" office:value-type="float" office:value="1537.96" calcext:value-type="float">
            <text:p>1537,96</text:p>
          </table:table-cell>
          <table:table-cell table:style-name="ce5" table:formula="of:=INDEX([.$C$1:.$I$1];1;MATCH([.X2];[.$C2:.$I2];0))" office:value-type="string" office:string-value="Bovins lait" calcext:value-type="string">
            <text:p>Bovins lait</text:p>
          </table:table-cell>
          <table:table-cell table:style-name="ce5" table:formula="of:=LARGE([.$C2:.$I2];3)" office:value-type="float" office:value="229.39" calcext:value-type="float">
            <text:p>229,39</text:p>
          </table:table-cell>
          <table:table-cell table:style-name="ce5" table:formula="of:=INDEX([.$J2:.$P2];1;MATCH([.W2];[.$J$1:.$P$1];0))" office:value-type="float" office:value="627.44" calcext:value-type="float">
            <text:p>627,44</text:p>
          </table:table-cell>
        </table:table-row>
        <table:table-row table:style-name="ro2">
          <table:table-cell office:value-type="string" calcext:value-type="string">
            <text:p>200040277</text:p>
          </table:table-cell>
          <table:table-cell office:value-type="string" calcext:value-type="string">
            <text:p>CA Agglo du Pays de Dreux</text:p>
          </table:table-cell>
          <table:table-cell office:value-type="float" office:value="66511.3" calcext:value-type="float">
            <text:p>66511,3</text:p>
          </table:table-cell>
          <table:table-cell office:value-type="float" office:value="343.89" calcext:value-type="float">
            <text:p>343,89</text:p>
          </table:table-cell>
          <table:table-cell office:value-type="float" office:value="158.17" calcext:value-type="float">
            <text:p>158,17</text:p>
          </table:table-cell>
          <table:table-cell office:value-type="float" office:value="0" calcext:value-type="float">
            <text:p>0</text:p>
          </table:table-cell>
          <table:table-cell office:value-type="float" office:value="423.76" calcext:value-type="float">
            <text:p>423,76</text:p>
          </table:table-cell>
          <table:table-cell office:value-type="float" office:value="262.93" calcext:value-type="float">
            <text:p>262,93</text:p>
          </table:table-cell>
          <table:table-cell office:value-type="float" office:value="1739.98" calcext:value-type="float">
            <text:p>1739,98</text:p>
          </table:table-cell>
          <table:table-cell office:value-type="float" office:value="67180.69" calcext:value-type="float">
            <text:p>67180,69</text:p>
          </table:table-cell>
          <table:table-cell office:value-type="float" office:value="448.65" calcext:value-type="float">
            <text:p>448,65</text:p>
          </table:table-cell>
          <table:table-cell office:value-type="float" office:value="177.96" calcext:value-type="float">
            <text:p>177,96</text:p>
          </table:table-cell>
          <table:table-cell office:value-type="float" office:value="0" calcext:value-type="float">
            <text:p>0</text:p>
          </table:table-cell>
          <table:table-cell office:value-type="float" office:value="460.95" calcext:value-type="float">
            <text:p>460,95</text:p>
          </table:table-cell>
          <table:table-cell office:value-type="float" office:value="558.88" calcext:value-type="float">
            <text:p>558,88</text:p>
          </table:table-cell>
          <table:table-cell office:value-type="float" office:value="3711.13" calcext:value-type="float">
            <text:p>3711,13</text:p>
          </table:table-cell>
          <table:table-cell table:style-name="ce5" table:formula="of:=INDEX([.$C$1:.$I$1];1;MATCH([.R3];[.$C3:.$I3];0))" office:value-type="string" office:string-value="Grandes cultures" calcext:value-type="string">
            <text:p>Grandes cultures</text:p>
          </table:table-cell>
          <table:table-cell table:style-name="ce5" table:formula="of:=LARGE([.$C3:.$I3];1)" office:value-type="float" office:value="66511.3" calcext:value-type="float">
            <text:p>66511,3</text:p>
          </table:table-cell>
          <table:table-cell table:style-name="ce5" table:formula="of:=INDEX([.$J3:.$P3];1;MATCH([.Q3];[.$J$1:.$P$1];0))" office:value-type="float" office:value="67180.69" calcext:value-type="float">
            <text:p>67180,69</text:p>
          </table:table-cell>
          <table:table-cell table:style-name="ce5" table:formula="of:=INDEX([.$C$1:.$I$1];1;MATCH([.U3];[.$C3:.$I3];0))" office:value-type="string" office:string-value="Polyculture et polyélevage" calcext:value-type="string">
            <text:p>Polyculture et polyélevage</text:p>
          </table:table-cell>
          <table:table-cell table:style-name="ce5" table:formula="of:=LARGE([.$C3:.$I3];2)" office:value-type="float" office:value="1739.98" calcext:value-type="float">
            <text:p>1739,98</text:p>
          </table:table-cell>
          <table:table-cell table:style-name="ce5" table:formula="of:=INDEX([.$J3:.$P3];1;MATCH([.T3];[.$J$1:.$P$1];0))" office:value-type="float" office:value="3711.13" calcext:value-type="float">
            <text:p>3711,13</text:p>
          </table:table-cell>
          <table:table-cell table:style-name="ce5" table:formula="of:=INDEX([.$C$1:.$I$1];1;MATCH([.X3];[.$C3:.$I3];0))" office:value-type="string" office:string-value="Ovins, caprins et autres herbivores" calcext:value-type="string">
            <text:p>Ovins, caprins et autres herbivores</text:p>
          </table:table-cell>
          <table:table-cell table:style-name="ce5" table:formula="of:=LARGE([.$C3:.$I3];3)" office:value-type="float" office:value="423.76" calcext:value-type="float">
            <text:p>423,76</text:p>
          </table:table-cell>
          <table:table-cell table:style-name="ce5" table:formula="of:=INDEX([.$J3:.$P3];1;MATCH([.W3];[.$J$1:.$P$1];0))" office:value-type="float" office:value="460.95" calcext:value-type="float">
            <text:p>460,95</text:p>
          </table:table-cell>
        </table:table-row>
        <table:table-row table:style-name="ro2">
          <table:table-cell office:value-type="string" calcext:value-type="string">
            <text:p>200065787</text:p>
          </table:table-cell>
          <table:table-cell office:value-type="string" calcext:value-type="string">
            <text:p>CC de Pont-Audemer / Val de Risle</text:p>
          </table:table-cell>
          <table:table-cell office:value-type="float" office:value="4421.14" calcext:value-type="float">
            <text:p>4421,14</text:p>
          </table:table-cell>
          <table:table-cell office:value-type="float" office:value="2650.65" calcext:value-type="float">
            <text:p>2650,65</text:p>
          </table:table-cell>
          <table:table-cell office:value-type="float" office:value="1199.49" calcext:value-type="float">
            <text:p>1199,49</text:p>
          </table:table-cell>
          <table:table-cell office:value-type="string" calcext:value-type="string">
            <text:p>S</text:p>
          </table:table-cell>
          <table:table-cell office:value-type="float" office:value="243.53" calcext:value-type="float">
            <text:p>243,53</text:p>
          </table:table-cell>
          <table:table-cell office:value-type="float" office:value="24.15" calcext:value-type="float">
            <text:p>24,15</text:p>
          </table:table-cell>
          <table:table-cell office:value-type="float" office:value="2736.26" calcext:value-type="float">
            <text:p>2736,26</text:p>
          </table:table-cell>
          <table:table-cell office:value-type="float" office:value="3453.82" calcext:value-type="float">
            <text:p>3453,82</text:p>
          </table:table-cell>
          <table:table-cell office:value-type="float" office:value="2547.2" calcext:value-type="float">
            <text:p>2547,2</text:p>
          </table:table-cell>
          <table:table-cell office:value-type="float" office:value="1157.86" calcext:value-type="float">
            <text:p>1157,86</text:p>
          </table:table-cell>
          <table:table-cell office:value-type="float" office:value="911.4" calcext:value-type="float">
            <text:p>911,4</text:p>
          </table:table-cell>
          <table:table-cell office:value-type="float" office:value="609.08" calcext:value-type="float">
            <text:p>609,08</text:p>
          </table:table-cell>
          <table:table-cell office:value-type="float" office:value="76.21" calcext:value-type="float">
            <text:p>76,21</text:p>
          </table:table-cell>
          <table:table-cell office:value-type="float" office:value="4607.88" calcext:value-type="float">
            <text:p>4607,88</text:p>
          </table:table-cell>
          <table:table-cell table:style-name="ce5" table:formula="of:=INDEX([.$C$1:.$I$1];1;MATCH([.R4];[.$C4:.$I4];0))" office:value-type="string" office:string-value="Grandes cultures" calcext:value-type="string">
            <text:p>Grandes cultures</text:p>
          </table:table-cell>
          <table:table-cell table:style-name="ce5" table:formula="of:=LARGE([.$C4:.$I4];1)" office:value-type="float" office:value="4421.14" calcext:value-type="float">
            <text:p>4421,14</text:p>
          </table:table-cell>
          <table:table-cell table:style-name="ce5" table:formula="of:=INDEX([.$J4:.$P4];1;MATCH([.Q4];[.$J$1:.$P$1];0))" office:value-type="float" office:value="3453.82" calcext:value-type="float">
            <text:p>3453,82</text:p>
          </table:table-cell>
          <table:table-cell table:style-name="ce5" table:formula="of:=INDEX([.$C$1:.$I$1];1;MATCH([.U4];[.$C4:.$I4];0))" office:value-type="string" office:string-value="Polyculture et polyélevage" calcext:value-type="string">
            <text:p>Polyculture et polyélevage</text:p>
          </table:table-cell>
          <table:table-cell table:style-name="ce5" table:formula="of:=LARGE([.$C4:.$I4];2)" office:value-type="float" office:value="2736.26" calcext:value-type="float">
            <text:p>2736,26</text:p>
          </table:table-cell>
          <table:table-cell table:style-name="ce5" table:formula="of:=INDEX([.$J4:.$P4];1;MATCH([.T4];[.$J$1:.$P$1];0))" office:value-type="float" office:value="4607.88" calcext:value-type="float">
            <text:p>4607,88</text:p>
          </table:table-cell>
          <table:table-cell table:style-name="ce5" table:formula="of:=INDEX([.$C$1:.$I$1];1;MATCH([.X4];[.$C4:.$I4];0))" office:value-type="string" office:string-value="Bovins lait" calcext:value-type="string">
            <text:p>Bovins lait</text:p>
          </table:table-cell>
          <table:table-cell table:style-name="ce5" table:formula="of:=LARGE([.$C4:.$I4];3)" office:value-type="float" office:value="2650.65" calcext:value-type="float">
            <text:p>2650,65</text:p>
          </table:table-cell>
          <table:table-cell table:style-name="ce5" table:formula="of:=INDEX([.$J4:.$P4];1;MATCH([.W4];[.$J$1:.$P$1];0))" office:value-type="float" office:value="2547.2" calcext:value-type="float">
            <text:p>2547,2</text:p>
          </table:table-cell>
        </table:table-row>
        <table:table-row table:style-name="ro2">
          <table:table-cell office:value-type="string" calcext:value-type="string">
            <text:p>200066017</text:p>
          </table:table-cell>
          <table:table-cell office:value-type="string" calcext:value-type="string">
            <text:p>CC Lieuvin Pays d'Auge</text:p>
          </table:table-cell>
          <table:table-cell office:value-type="float" office:value="6094.44" calcext:value-type="float">
            <text:p>6094,44</text:p>
          </table:table-cell>
          <table:table-cell office:value-type="float" office:value="6527.11" calcext:value-type="float">
            <text:p>6527,11</text:p>
          </table:table-cell>
          <table:table-cell office:value-type="float" office:value="1841.32" calcext:value-type="float">
            <text:p>1841,32</text:p>
          </table:table-cell>
          <table:table-cell office:value-type="float" office:value="897.74" calcext:value-type="float">
            <text:p>897,74</text:p>
          </table:table-cell>
          <table:table-cell office:value-type="float" office:value="1319.83" calcext:value-type="float">
            <text:p>1319,83</text:p>
          </table:table-cell>
          <table:table-cell office:value-type="float" office:value="506.68" calcext:value-type="float">
            <text:p>506,68</text:p>
          </table:table-cell>
          <table:table-cell office:value-type="float" office:value="10274.83" calcext:value-type="float">
            <text:p>10274,83</text:p>
          </table:table-cell>
          <table:table-cell office:value-type="float" office:value="4628.6" calcext:value-type="float">
            <text:p>4628,6</text:p>
          </table:table-cell>
          <table:table-cell office:value-type="float" office:value="6323.63" calcext:value-type="float">
            <text:p>6323,63</text:p>
          </table:table-cell>
          <table:table-cell office:value-type="float" office:value="3088.06" calcext:value-type="float">
            <text:p>3088,06</text:p>
          </table:table-cell>
          <table:table-cell office:value-type="float" office:value="2069.83" calcext:value-type="float">
            <text:p>2069,83</text:p>
          </table:table-cell>
          <table:table-cell office:value-type="float" office:value="1333.88" calcext:value-type="float">
            <text:p>1333,88</text:p>
          </table:table-cell>
          <table:table-cell office:value-type="float" office:value="393.02" calcext:value-type="float">
            <text:p>393,02</text:p>
          </table:table-cell>
          <table:table-cell office:value-type="float" office:value="10110.21" calcext:value-type="float">
            <text:p>10110,21</text:p>
          </table:table-cell>
          <table:table-cell table:style-name="ce5" table:formula="of:=INDEX([.$C$1:.$I$1];1;MATCH([.R5];[.$C5:.$I5];0))" office:value-type="string" office:string-value="Polyculture et polyélevage" calcext:value-type="string">
            <text:p>Polyculture et polyélevage</text:p>
          </table:table-cell>
          <table:table-cell table:style-name="ce5" table:formula="of:=LARGE([.$C5:.$I5];1)" office:value-type="float" office:value="10274.83" calcext:value-type="float">
            <text:p>10274,83</text:p>
          </table:table-cell>
          <table:table-cell table:style-name="ce5" table:formula="of:=INDEX([.$J5:.$P5];1;MATCH([.Q5];[.$J$1:.$P$1];0))" office:value-type="float" office:value="10110.21" calcext:value-type="float">
            <text:p>10110,21</text:p>
          </table:table-cell>
          <table:table-cell table:style-name="ce5" table:formula="of:=INDEX([.$C$1:.$I$1];1;MATCH([.U5];[.$C5:.$I5];0))" office:value-type="string" office:string-value="Bovins lait" calcext:value-type="string">
            <text:p>Bovins lait</text:p>
          </table:table-cell>
          <table:table-cell table:style-name="ce5" table:formula="of:=LARGE([.$C5:.$I5];2)" office:value-type="float" office:value="6527.11" calcext:value-type="float">
            <text:p>6527,11</text:p>
          </table:table-cell>
          <table:table-cell table:style-name="ce5" table:formula="of:=INDEX([.$J5:.$P5];1;MATCH([.T5];[.$J$1:.$P$1];0))" office:value-type="float" office:value="6323.63" calcext:value-type="float">
            <text:p>6323,63</text:p>
          </table:table-cell>
          <table:table-cell table:style-name="ce5" table:formula="of:=INDEX([.$C$1:.$I$1];1;MATCH([.X5];[.$C5:.$I5];0))" office:value-type="string" office:string-value="Grandes cultures" calcext:value-type="string">
            <text:p>Grandes cultures</text:p>
          </table:table-cell>
          <table:table-cell table:style-name="ce5" table:formula="of:=LARGE([.$C5:.$I5];3)" office:value-type="float" office:value="6094.44" calcext:value-type="float">
            <text:p>6094,44</text:p>
          </table:table-cell>
          <table:table-cell table:style-name="ce5" table:formula="of:=INDEX([.$J5:.$P5];1;MATCH([.W5];[.$J$1:.$P$1];0))" office:value-type="float" office:value="4628.6" calcext:value-type="float">
            <text:p>4628,6</text:p>
          </table:table-cell>
        </table:table-row>
        <table:table-row table:style-name="ro2">
          <table:table-cell office:value-type="string" calcext:value-type="string">
            <text:p>200066405</text:p>
          </table:table-cell>
          <table:table-cell office:value-type="string" calcext:value-type="string">
            <text:p>CC Roumois Seine</text:p>
          </table:table-cell>
          <table:table-cell office:value-type="float" office:value="14400.54" calcext:value-type="float">
            <text:p>14400,54</text:p>
          </table:table-cell>
          <table:table-cell office:value-type="float" office:value="4585.91" calcext:value-type="float">
            <text:p>4585,91</text:p>
          </table:table-cell>
          <table:table-cell office:value-type="float" office:value="2164.64" calcext:value-type="float">
            <text:p>2164,64</text:p>
          </table:table-cell>
          <table:table-cell office:value-type="float" office:value="893.63" calcext:value-type="float">
            <text:p>893,63</text:p>
          </table:table-cell>
          <table:table-cell office:value-type="float" office:value="581.86" calcext:value-type="float">
            <text:p>581,86</text:p>
          </table:table-cell>
          <table:table-cell office:value-type="float" office:value="168.52" calcext:value-type="float">
            <text:p>168,52</text:p>
          </table:table-cell>
          <table:table-cell office:value-type="float" office:value="9368.21000000001" calcext:value-type="float">
            <text:p>9368,21</text:p>
          </table:table-cell>
          <table:table-cell office:value-type="float" office:value="12352.1" calcext:value-type="float">
            <text:p>12352,1</text:p>
          </table:table-cell>
          <table:table-cell office:value-type="float" office:value="5203.43" calcext:value-type="float">
            <text:p>5203,43</text:p>
          </table:table-cell>
          <table:table-cell office:value-type="float" office:value="2269.78" calcext:value-type="float">
            <text:p>2269,78</text:p>
          </table:table-cell>
          <table:table-cell office:value-type="float" office:value="1755.36" calcext:value-type="float">
            <text:p>1755,36</text:p>
          </table:table-cell>
          <table:table-cell office:value-type="float" office:value="1195.57" calcext:value-type="float">
            <text:p>1195,57</text:p>
          </table:table-cell>
          <table:table-cell office:value-type="float" office:value="308.33" calcext:value-type="float">
            <text:p>308,33</text:p>
          </table:table-cell>
          <table:table-cell office:value-type="float" office:value="11276.59" calcext:value-type="float">
            <text:p>11276,59</text:p>
          </table:table-cell>
          <table:table-cell table:style-name="ce5" table:formula="of:=INDEX([.$C$1:.$I$1];1;MATCH([.R6];[.$C6:.$I6];0))" office:value-type="string" office:string-value="Grandes cultures" calcext:value-type="string">
            <text:p>Grandes cultures</text:p>
          </table:table-cell>
          <table:table-cell table:style-name="ce5" table:formula="of:=LARGE([.$C6:.$I6];1)" office:value-type="float" office:value="14400.54" calcext:value-type="float">
            <text:p>14400,54</text:p>
          </table:table-cell>
          <table:table-cell table:style-name="ce5" table:formula="of:=INDEX([.$J6:.$P6];1;MATCH([.Q6];[.$J$1:.$P$1];0))" office:value-type="float" office:value="12352.1" calcext:value-type="float">
            <text:p>12352,1</text:p>
          </table:table-cell>
          <table:table-cell table:style-name="ce5" table:formula="of:=INDEX([.$C$1:.$I$1];1;MATCH([.U6];[.$C6:.$I6];0))" office:value-type="string" office:string-value="Polyculture et polyélevage" calcext:value-type="string">
            <text:p>Polyculture et polyélevage</text:p>
          </table:table-cell>
          <table:table-cell table:style-name="ce5" table:formula="of:=LARGE([.$C6:.$I6];2)" office:value-type="float" office:value="9368.21000000001" calcext:value-type="float">
            <text:p>9368,21</text:p>
          </table:table-cell>
          <table:table-cell table:style-name="ce5" table:formula="of:=INDEX([.$J6:.$P6];1;MATCH([.T6];[.$J$1:.$P$1];0))" office:value-type="float" office:value="11276.59" calcext:value-type="float">
            <text:p>11276,59</text:p>
          </table:table-cell>
          <table:table-cell table:style-name="ce5" table:formula="of:=INDEX([.$C$1:.$I$1];1;MATCH([.X6];[.$C6:.$I6];0))" office:value-type="string" office:string-value="Bovins lait" calcext:value-type="string">
            <text:p>Bovins lait</text:p>
          </table:table-cell>
          <table:table-cell table:style-name="ce5" table:formula="of:=LARGE([.$C6:.$I6];3)" office:value-type="float" office:value="4585.91" calcext:value-type="float">
            <text:p>4585,91</text:p>
          </table:table-cell>
          <table:table-cell table:style-name="ce5" table:formula="of:=INDEX([.$J6:.$P6];1;MATCH([.W6];[.$J$1:.$P$1];0))" office:value-type="float" office:value="5203.43" calcext:value-type="float">
            <text:p>5203,43</text:p>
          </table:table-cell>
        </table:table-row>
        <table:table-row table:style-name="ro2">
          <table:table-cell office:value-type="string" calcext:value-type="string">
            <text:p>200066413</text:p>
          </table:table-cell>
          <table:table-cell office:value-type="string" calcext:value-type="string">
            <text:p>CC Intercom Bernay Terres de Normandie</text:p>
          </table:table-cell>
          <table:table-cell office:value-type="float" office:value="33170.37" calcext:value-type="float">
            <text:p>33170,37</text:p>
          </table:table-cell>
          <table:table-cell office:value-type="float" office:value="5729.22" calcext:value-type="float">
            <text:p>5729,22</text:p>
          </table:table-cell>
          <table:table-cell office:value-type="float" office:value="3181.71" calcext:value-type="float">
            <text:p>3181,71</text:p>
          </table:table-cell>
          <table:table-cell office:value-type="float" office:value="1096.88" calcext:value-type="float">
            <text:p>1096,88</text:p>
          </table:table-cell>
          <table:table-cell office:value-type="float" office:value="1464.67" calcext:value-type="float">
            <text:p>1464,67</text:p>
          </table:table-cell>
          <table:table-cell office:value-type="float" office:value="404.38" calcext:value-type="float">
            <text:p>404,38</text:p>
          </table:table-cell>
          <table:table-cell office:value-type="float" office:value="18446.2" calcext:value-type="float">
            <text:p>18446,2</text:p>
          </table:table-cell>
          <table:table-cell office:value-type="float" office:value="30187.2" calcext:value-type="float">
            <text:p>30187,2</text:p>
          </table:table-cell>
          <table:table-cell office:value-type="float" office:value="6568.1" calcext:value-type="float">
            <text:p>6568,1</text:p>
          </table:table-cell>
          <table:table-cell office:value-type="float" office:value="3411.91" calcext:value-type="float">
            <text:p>3411,91</text:p>
          </table:table-cell>
          <table:table-cell office:value-type="float" office:value="2072.39" calcext:value-type="float">
            <text:p>2072,39</text:p>
          </table:table-cell>
          <table:table-cell office:value-type="float" office:value="1977.05" calcext:value-type="float">
            <text:p>1977,05</text:p>
          </table:table-cell>
          <table:table-cell office:value-type="float" office:value="482.64" calcext:value-type="float">
            <text:p>482,64</text:p>
          </table:table-cell>
          <table:table-cell office:value-type="float" office:value="19670.79" calcext:value-type="float">
            <text:p>19670,79</text:p>
          </table:table-cell>
          <table:table-cell table:style-name="ce5" table:formula="of:=INDEX([.$C$1:.$I$1];1;MATCH([.R7];[.$C7:.$I7];0))" office:value-type="string" office:string-value="Grandes cultures" calcext:value-type="string">
            <text:p>Grandes cultures</text:p>
          </table:table-cell>
          <table:table-cell table:style-name="ce5" table:formula="of:=LARGE([.$C7:.$I7];1)" office:value-type="float" office:value="33170.37" calcext:value-type="float">
            <text:p>33170,37</text:p>
          </table:table-cell>
          <table:table-cell table:style-name="ce5" table:formula="of:=INDEX([.$J7:.$P7];1;MATCH([.Q7];[.$J$1:.$P$1];0))" office:value-type="float" office:value="30187.2" calcext:value-type="float">
            <text:p>30187,2</text:p>
          </table:table-cell>
          <table:table-cell table:style-name="ce5" table:formula="of:=INDEX([.$C$1:.$I$1];1;MATCH([.U7];[.$C7:.$I7];0))" office:value-type="string" office:string-value="Polyculture et polyélevage" calcext:value-type="string">
            <text:p>Polyculture et polyélevage</text:p>
          </table:table-cell>
          <table:table-cell table:style-name="ce5" table:formula="of:=LARGE([.$C7:.$I7];2)" office:value-type="float" office:value="18446.2" calcext:value-type="float">
            <text:p>18446,2</text:p>
          </table:table-cell>
          <table:table-cell table:style-name="ce5" table:formula="of:=INDEX([.$J7:.$P7];1;MATCH([.T7];[.$J$1:.$P$1];0))" office:value-type="float" office:value="19670.79" calcext:value-type="float">
            <text:p>19670,79</text:p>
          </table:table-cell>
          <table:table-cell table:style-name="ce5" table:formula="of:=INDEX([.$C$1:.$I$1];1;MATCH([.X7];[.$C7:.$I7];0))" office:value-type="string" office:string-value="Bovins lait" calcext:value-type="string">
            <text:p>Bovins lait</text:p>
          </table:table-cell>
          <table:table-cell table:style-name="ce5" table:formula="of:=LARGE([.$C7:.$I7];3)" office:value-type="float" office:value="5729.22" calcext:value-type="float">
            <text:p>5729,22</text:p>
          </table:table-cell>
          <table:table-cell table:style-name="ce5" table:formula="of:=INDEX([.$J7:.$P7];1;MATCH([.W7];[.$J$1:.$P$1];0))" office:value-type="float" office:value="6568.1" calcext:value-type="float">
            <text:p>6568,1</text:p>
          </table:table-cell>
        </table:table-row>
        <table:table-row table:style-name="ro2">
          <table:table-cell office:value-type="string" calcext:value-type="string">
            <text:p>200066462</text:p>
          </table:table-cell>
          <table:table-cell office:value-type="string" calcext:value-type="string">
            <text:p>CC Interco Normandie Sud Eure</text:p>
          </table:table-cell>
          <table:table-cell office:value-type="float" office:value="46070.32" calcext:value-type="float">
            <text:p>46070,32</text:p>
          </table:table-cell>
          <table:table-cell office:value-type="float" office:value="2480.64" calcext:value-type="float">
            <text:p>2480,64</text:p>
          </table:table-cell>
          <table:table-cell office:value-type="float" office:value="1119.25" calcext:value-type="float">
            <text:p>1119,25</text:p>
          </table:table-cell>
          <table:table-cell office:value-type="string" calcext:value-type="string">
            <text:p>S</text:p>
          </table:table-cell>
          <table:table-cell office:value-type="float" office:value="526.32" calcext:value-type="float">
            <text:p>526,32</text:p>
          </table:table-cell>
          <table:table-cell office:value-type="float" office:value="833.91" calcext:value-type="float">
            <text:p>833,91</text:p>
          </table:table-cell>
          <table:table-cell office:value-type="float" office:value="12209.89" calcext:value-type="float">
            <text:p>12209,89</text:p>
          </table:table-cell>
          <table:table-cell office:value-type="float" office:value="42201.55" calcext:value-type="float">
            <text:p>42201,55</text:p>
          </table:table-cell>
          <table:table-cell office:value-type="float" office:value="3347.75" calcext:value-type="float">
            <text:p>3347,75</text:p>
          </table:table-cell>
          <table:table-cell office:value-type="float" office:value="1220.57" calcext:value-type="float">
            <text:p>1220,57</text:p>
          </table:table-cell>
          <table:table-cell office:value-type="float" office:value="462.58" calcext:value-type="float">
            <text:p>462,58</text:p>
          </table:table-cell>
          <table:table-cell office:value-type="float" office:value="589.55" calcext:value-type="float">
            <text:p>589,55</text:p>
          </table:table-cell>
          <table:table-cell office:value-type="float" office:value="911.47" calcext:value-type="float">
            <text:p>911,47</text:p>
          </table:table-cell>
          <table:table-cell office:value-type="float" office:value="14469.99" calcext:value-type="float">
            <text:p>14469,99</text:p>
          </table:table-cell>
          <table:table-cell table:style-name="ce5" table:formula="of:=INDEX([.$C$1:.$I$1];1;MATCH([.R8];[.$C8:.$I8];0))" office:value-type="string" office:string-value="Grandes cultures" calcext:value-type="string">
            <text:p>Grandes cultures</text:p>
          </table:table-cell>
          <table:table-cell table:style-name="ce5" table:formula="of:=LARGE([.$C8:.$I8];1)" office:value-type="float" office:value="46070.32" calcext:value-type="float">
            <text:p>46070,32</text:p>
          </table:table-cell>
          <table:table-cell table:style-name="ce5" table:formula="of:=INDEX([.$J8:.$P8];1;MATCH([.Q8];[.$J$1:.$P$1];0))" office:value-type="float" office:value="42201.55" calcext:value-type="float">
            <text:p>42201,55</text:p>
          </table:table-cell>
          <table:table-cell table:style-name="ce5" table:formula="of:=INDEX([.$C$1:.$I$1];1;MATCH([.U8];[.$C8:.$I8];0))" office:value-type="string" office:string-value="Polyculture et polyélevage" calcext:value-type="string">
            <text:p>Polyculture et polyélevage</text:p>
          </table:table-cell>
          <table:table-cell table:style-name="ce5" table:formula="of:=LARGE([.$C8:.$I8];2)" office:value-type="float" office:value="12209.89" calcext:value-type="float">
            <text:p>12209,89</text:p>
          </table:table-cell>
          <table:table-cell table:style-name="ce5" table:formula="of:=INDEX([.$J8:.$P8];1;MATCH([.T8];[.$J$1:.$P$1];0))" office:value-type="float" office:value="14469.99" calcext:value-type="float">
            <text:p>14469,99</text:p>
          </table:table-cell>
          <table:table-cell table:style-name="ce5" table:formula="of:=INDEX([.$C$1:.$I$1];1;MATCH([.X8];[.$C8:.$I8];0))" office:value-type="string" office:string-value="Bovins lait" calcext:value-type="string">
            <text:p>Bovins lait</text:p>
          </table:table-cell>
          <table:table-cell table:style-name="ce5" table:formula="of:=LARGE([.$C8:.$I8];3)" office:value-type="float" office:value="2480.64" calcext:value-type="float">
            <text:p>2480,64</text:p>
          </table:table-cell>
          <table:table-cell table:style-name="ce5" table:formula="of:=INDEX([.$J8:.$P8];1;MATCH([.W8];[.$J$1:.$P$1];0))" office:value-type="float" office:value="3347.75" calcext:value-type="float">
            <text:p>3347,75</text:p>
          </table:table-cell>
        </table:table-row>
        <table:table-row table:style-name="ro2">
          <table:table-cell office:value-type="string" calcext:value-type="string">
            <text:p>200066827</text:p>
          </table:table-cell>
          <table:table-cell office:value-type="string" calcext:value-type="string">
            <text:p>CC du Pays de Honfleur-Beuzeville</text:p>
          </table:table-cell>
          <table:table-cell office:value-type="float" office:value="1684.97" calcext:value-type="float">
            <text:p>1684,97</text:p>
          </table:table-cell>
          <table:table-cell office:value-type="float" office:value="2818.94" calcext:value-type="float">
            <text:p>2818,94</text:p>
          </table:table-cell>
          <table:table-cell office:value-type="float" office:value="4749.62" calcext:value-type="float">
            <text:p>4749,62</text:p>
          </table:table-cell>
          <table:table-cell office:value-type="float" office:value="1040.38" calcext:value-type="float">
            <text:p>1040,38</text:p>
          </table:table-cell>
          <table:table-cell office:value-type="float" office:value="1290.68" calcext:value-type="float">
            <text:p>1290,68</text:p>
          </table:table-cell>
          <table:table-cell office:value-type="float" office:value="102.44" calcext:value-type="float">
            <text:p>102,44</text:p>
          </table:table-cell>
          <table:table-cell office:value-type="float" office:value="2832.34" calcext:value-type="float">
            <text:p>2832,34</text:p>
          </table:table-cell>
          <table:table-cell office:value-type="float" office:value="1070.19" calcext:value-type="float">
            <text:p>1070,19</text:p>
          </table:table-cell>
          <table:table-cell office:value-type="float" office:value="3473.52" calcext:value-type="float">
            <text:p>3473,52</text:p>
          </table:table-cell>
          <table:table-cell office:value-type="float" office:value="4489.25" calcext:value-type="float">
            <text:p>4489,25</text:p>
          </table:table-cell>
          <table:table-cell office:value-type="float" office:value="2346.04" calcext:value-type="float">
            <text:p>2346,04</text:p>
          </table:table-cell>
          <table:table-cell office:value-type="float" office:value="1378.48" calcext:value-type="float">
            <text:p>1378,48</text:p>
          </table:table-cell>
          <table:table-cell office:value-type="float" office:value="37.21" calcext:value-type="float">
            <text:p>37,21</text:p>
          </table:table-cell>
          <table:table-cell office:value-type="float" office:value="2828.55" calcext:value-type="float">
            <text:p>2828,55</text:p>
          </table:table-cell>
          <table:table-cell table:style-name="ce5" table:formula="of:=INDEX([.$C$1:.$I$1];1;MATCH([.R9];[.$C9:.$I9];0))" office:value-type="string" office:string-value="Bovins viande" calcext:value-type="string">
            <text:p>Bovins viande</text:p>
          </table:table-cell>
          <table:table-cell table:style-name="ce5" table:formula="of:=LARGE([.$C9:.$I9];1)" office:value-type="float" office:value="4749.62" calcext:value-type="float">
            <text:p>4749,62</text:p>
          </table:table-cell>
          <table:table-cell table:style-name="ce5" table:formula="of:=INDEX([.$J9:.$P9];1;MATCH([.Q9];[.$J$1:.$P$1];0))" office:value-type="float" office:value="4489.25" calcext:value-type="float">
            <text:p>4489,25</text:p>
          </table:table-cell>
          <table:table-cell table:style-name="ce5" table:formula="of:=INDEX([.$C$1:.$I$1];1;MATCH([.U9];[.$C9:.$I9];0))" office:value-type="string" office:string-value="Polyculture et polyélevage" calcext:value-type="string">
            <text:p>Polyculture et polyélevage</text:p>
          </table:table-cell>
          <table:table-cell table:style-name="ce5" table:formula="of:=LARGE([.$C9:.$I9];2)" office:value-type="float" office:value="2832.34" calcext:value-type="float">
            <text:p>2832,34</text:p>
          </table:table-cell>
          <table:table-cell table:style-name="ce5" table:formula="of:=INDEX([.$J9:.$P9];1;MATCH([.T9];[.$J$1:.$P$1];0))" office:value-type="float" office:value="2828.55" calcext:value-type="float">
            <text:p>2828,55</text:p>
          </table:table-cell>
          <table:table-cell table:style-name="ce5" table:formula="of:=INDEX([.$C$1:.$I$1];1;MATCH([.X9];[.$C9:.$I9];0))" office:value-type="string" office:string-value="Bovins lait" calcext:value-type="string">
            <text:p>Bovins lait</text:p>
          </table:table-cell>
          <table:table-cell table:style-name="ce5" table:formula="of:=LARGE([.$C9:.$I9];3)" office:value-type="float" office:value="2818.94" calcext:value-type="float">
            <text:p>2818,94</text:p>
          </table:table-cell>
          <table:table-cell table:style-name="ce5" table:formula="of:=INDEX([.$J9:.$P9];1;MATCH([.W9];[.$J$1:.$P$1];0))" office:value-type="float" office:value="3473.52" calcext:value-type="float">
            <text:p>3473,52</text:p>
          </table:table-cell>
        </table:table-row>
        <table:table-row table:style-name="ro2">
          <table:table-cell office:value-type="string" calcext:value-type="string">
            <text:p>200069730</text:p>
          </table:table-cell>
          <table:table-cell office:value-type="string" calcext:value-type="string">
            <text:p>CC des 4 Rivières</text:p>
          </table:table-cell>
          <table:table-cell office:value-type="float" office:value="5003.41" calcext:value-type="float">
            <text:p>5003,41</text:p>
          </table:table-cell>
          <table:table-cell office:value-type="float" office:value="16685.19" calcext:value-type="float">
            <text:p>16685,19</text:p>
          </table:table-cell>
          <table:table-cell office:value-type="float" office:value="3651.41" calcext:value-type="float">
            <text:p>3651,41</text:p>
          </table:table-cell>
          <table:table-cell office:value-type="float" office:value="5614.98" calcext:value-type="float">
            <text:p>5614,98</text:p>
          </table:table-cell>
          <table:table-cell office:value-type="float" office:value="994.39" calcext:value-type="float">
            <text:p>994,39</text:p>
          </table:table-cell>
          <table:table-cell office:value-type="float" office:value="429.06" calcext:value-type="float">
            <text:p>429,06</text:p>
          </table:table-cell>
          <table:table-cell office:value-type="float" office:value="7588.66" calcext:value-type="float">
            <text:p>7588,66</text:p>
          </table:table-cell>
          <table:table-cell office:value-type="float" office:value="4094.94" calcext:value-type="float">
            <text:p>4094,94</text:p>
          </table:table-cell>
          <table:table-cell office:value-type="float" office:value="18425.73" calcext:value-type="float">
            <text:p>18425,73</text:p>
          </table:table-cell>
          <table:table-cell office:value-type="float" office:value="3675.47" calcext:value-type="float">
            <text:p>3675,47</text:p>
          </table:table-cell>
          <table:table-cell office:value-type="float" office:value="7729.72" calcext:value-type="float">
            <text:p>7729,72</text:p>
          </table:table-cell>
          <table:table-cell office:value-type="float" office:value="1037.22" calcext:value-type="float">
            <text:p>1037,22</text:p>
          </table:table-cell>
          <table:table-cell office:value-type="float" office:value="202.64" calcext:value-type="float">
            <text:p>202,64</text:p>
          </table:table-cell>
          <table:table-cell office:value-type="float" office:value="6414.15" calcext:value-type="float">
            <text:p>6414,15</text:p>
          </table:table-cell>
          <table:table-cell table:style-name="ce5" table:formula="of:=INDEX([.$C$1:.$I$1];1;MATCH([.R10];[.$C10:.$I10];0))" office:value-type="string" office:string-value="Bovins lait" calcext:value-type="string">
            <text:p>Bovins lait</text:p>
          </table:table-cell>
          <table:table-cell table:style-name="ce5" table:formula="of:=LARGE([.$C10:.$I10];1)" office:value-type="float" office:value="16685.19" calcext:value-type="float">
            <text:p>16685,19</text:p>
          </table:table-cell>
          <table:table-cell table:style-name="ce5" table:formula="of:=INDEX([.$J10:.$P10];1;MATCH([.Q10];[.$J$1:.$P$1];0))" office:value-type="float" office:value="18425.73" calcext:value-type="float">
            <text:p>18425,73</text:p>
          </table:table-cell>
          <table:table-cell table:style-name="ce5" table:formula="of:=INDEX([.$C$1:.$I$1];1;MATCH([.U10];[.$C10:.$I10];0))" office:value-type="string" office:string-value="Polyculture et polyélevage" calcext:value-type="string">
            <text:p>Polyculture et polyélevage</text:p>
          </table:table-cell>
          <table:table-cell table:style-name="ce5" table:formula="of:=LARGE([.$C10:.$I10];2)" office:value-type="float" office:value="7588.66" calcext:value-type="float">
            <text:p>7588,66</text:p>
          </table:table-cell>
          <table:table-cell table:style-name="ce5" table:formula="of:=INDEX([.$J10:.$P10];1;MATCH([.T10];[.$J$1:.$P$1];0))" office:value-type="float" office:value="6414.15" calcext:value-type="float">
            <text:p>6414,15</text:p>
          </table:table-cell>
          <table:table-cell table:style-name="ce5" table:formula="of:=INDEX([.$C$1:.$I$1];1;MATCH([.X10];[.$C10:.$I10];0))" office:value-type="string" office:string-value="Bovins mixte" calcext:value-type="string">
            <text:p>Bovins mixte</text:p>
          </table:table-cell>
          <table:table-cell table:style-name="ce5" table:formula="of:=LARGE([.$C10:.$I10];3)" office:value-type="float" office:value="5614.98" calcext:value-type="float">
            <text:p>5614,98</text:p>
          </table:table-cell>
          <table:table-cell table:style-name="ce5" table:formula="of:=INDEX([.$J10:.$P10];1;MATCH([.W10];[.$J$1:.$P$1];0))" office:value-type="float" office:value="7729.72" calcext:value-type="float">
            <text:p>7729,72</text:p>
          </table:table-cell>
        </table:table-row>
        <table:table-row table:style-name="ro2">
          <table:table-cell office:value-type="string" calcext:value-type="string">
            <text:p>200070142</text:p>
          </table:table-cell>
          <table:table-cell office:value-type="string" calcext:value-type="string">
            <text:p>CC Lyons Andelle</text:p>
          </table:table-cell>
          <table:table-cell office:value-type="float" office:value="9110.27" calcext:value-type="float">
            <text:p>9110,27</text:p>
          </table:table-cell>
          <table:table-cell office:value-type="float" office:value="2181.65" calcext:value-type="float">
            <text:p>2181,65</text:p>
          </table:table-cell>
          <table:table-cell office:value-type="float" office:value="106.32" calcext:value-type="float">
            <text:p>106,32</text:p>
          </table:table-cell>
          <table:table-cell office:value-type="float" office:value="0.0000001" calcext:value-type="float">
            <text:p>0,0000001</text:p>
          </table:table-cell>
          <table:table-cell office:value-type="float" office:value="208.05" calcext:value-type="float">
            <text:p>208,05</text:p>
          </table:table-cell>
          <table:table-cell office:value-type="float" office:value="229.36" calcext:value-type="float">
            <text:p>229,36</text:p>
          </table:table-cell>
          <table:table-cell office:value-type="float" office:value="3505.14" calcext:value-type="float">
            <text:p>3505,14</text:p>
          </table:table-cell>
          <table:table-cell office:value-type="float" office:value="8551.21" calcext:value-type="float">
            <text:p>8551,21</text:p>
          </table:table-cell>
          <table:table-cell office:value-type="float" office:value="2336.88" calcext:value-type="float">
            <text:p>2336,88</text:p>
          </table:table-cell>
          <table:table-cell office:value-type="float" office:value="95.04" calcext:value-type="float">
            <text:p>95,04</text:p>
          </table:table-cell>
          <table:table-cell office:value-type="float" office:value="658.08" calcext:value-type="float">
            <text:p>658,08</text:p>
          </table:table-cell>
          <table:table-cell office:value-type="float" office:value="216.71" calcext:value-type="float">
            <text:p>216,71</text:p>
          </table:table-cell>
          <table:table-cell office:value-type="float" office:value="52.29" calcext:value-type="float">
            <text:p>52,29</text:p>
          </table:table-cell>
          <table:table-cell office:value-type="float" office:value="4017.47" calcext:value-type="float">
            <text:p>4017,47</text:p>
          </table:table-cell>
          <table:table-cell table:style-name="ce5" table:formula="of:=INDEX([.$C$1:.$I$1];1;MATCH([.R11];[.$C11:.$I11];0))" office:value-type="string" office:string-value="Grandes cultures" calcext:value-type="string">
            <text:p>Grandes cultures</text:p>
          </table:table-cell>
          <table:table-cell table:style-name="ce5" table:formula="of:=LARGE([.$C11:.$I11];1)" office:value-type="float" office:value="9110.27" calcext:value-type="float">
            <text:p>9110,27</text:p>
          </table:table-cell>
          <table:table-cell table:style-name="ce5" table:formula="of:=INDEX([.$J11:.$P11];1;MATCH([.Q11];[.$J$1:.$P$1];0))" office:value-type="float" office:value="8551.21" calcext:value-type="float">
            <text:p>8551,21</text:p>
          </table:table-cell>
          <table:table-cell table:style-name="ce5" table:formula="of:=INDEX([.$C$1:.$I$1];1;MATCH([.U11];[.$C11:.$I11];0))" office:value-type="string" office:string-value="Polyculture et polyélevage" calcext:value-type="string">
            <text:p>Polyculture et polyélevage</text:p>
          </table:table-cell>
          <table:table-cell table:style-name="ce5" table:formula="of:=LARGE([.$C11:.$I11];2)" office:value-type="float" office:value="3505.14" calcext:value-type="float">
            <text:p>3505,14</text:p>
          </table:table-cell>
          <table:table-cell table:style-name="ce5" table:formula="of:=INDEX([.$J11:.$P11];1;MATCH([.T11];[.$J$1:.$P$1];0))" office:value-type="float" office:value="4017.47" calcext:value-type="float">
            <text:p>4017,47</text:p>
          </table:table-cell>
          <table:table-cell table:style-name="ce5" table:formula="of:=INDEX([.$C$1:.$I$1];1;MATCH([.X11];[.$C11:.$I11];0))" office:value-type="string" office:string-value="Bovins lait" calcext:value-type="string">
            <text:p>Bovins lait</text:p>
          </table:table-cell>
          <table:table-cell table:style-name="ce5" table:formula="of:=LARGE([.$C11:.$I11];3)" office:value-type="float" office:value="2181.65" calcext:value-type="float">
            <text:p>2181,65</text:p>
          </table:table-cell>
          <table:table-cell table:style-name="ce5" table:formula="of:=INDEX([.$J11:.$P11];1;MATCH([.W11];[.$J$1:.$P$1];0))" office:value-type="float" office:value="2336.88" calcext:value-type="float">
            <text:p>2336,88</text:p>
          </table:table-cell>
        </table:table-row>
        <table:table-row table:style-name="ro2">
          <table:table-cell office:value-type="string" calcext:value-type="string">
            <text:p>200071454</text:p>
          </table:table-cell>
          <table:table-cell office:value-type="string" calcext:value-type="string">
            <text:p>CA Evreux Portes de Normandie</text:p>
          </table:table-cell>
          <table:table-cell office:value-type="float" office:value="28318.32" calcext:value-type="float">
            <text:p>28318,32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06.71" calcext:value-type="float">
            <text:p>206,71</text:p>
          </table:table-cell>
          <table:table-cell office:value-type="float" office:value="208.67" calcext:value-type="float">
            <text:p>208,67</text:p>
          </table:table-cell>
          <table:table-cell office:value-type="float" office:value="1850.64" calcext:value-type="float">
            <text:p>1850,64</text:p>
          </table:table-cell>
          <table:table-cell office:value-type="float" office:value="29043.26" calcext:value-type="float">
            <text:p>29043,26</text:p>
          </table:table-cell>
          <table:table-cell office:value-type="float" office:value="207.68" calcext:value-type="float">
            <text:p>207,68</text:p>
          </table:table-cell>
          <table:table-cell office:value-type="float" office:value="52.07" calcext:value-type="float">
            <text:p>52,07</text:p>
          </table:table-cell>
          <table:table-cell office:value-type="float" office:value="0" calcext:value-type="float">
            <text:p>0</text:p>
          </table:table-cell>
          <table:table-cell office:value-type="float" office:value="235.96" calcext:value-type="float">
            <text:p>235,96</text:p>
          </table:table-cell>
          <table:table-cell office:value-type="float" office:value="391.21" calcext:value-type="float">
            <text:p>391,21</text:p>
          </table:table-cell>
          <table:table-cell office:value-type="float" office:value="2244.64" calcext:value-type="float">
            <text:p>2244,64</text:p>
          </table:table-cell>
          <table:table-cell table:style-name="ce5" table:formula="of:=INDEX([.$C$1:.$I$1];1;MATCH([.R12];[.$C12:.$I12];0))" office:value-type="string" office:string-value="Grandes cultures" calcext:value-type="string">
            <text:p>Grandes cultures</text:p>
          </table:table-cell>
          <table:table-cell table:style-name="ce5" table:formula="of:=LARGE([.$C12:.$I12];1)" office:value-type="float" office:value="28318.32" calcext:value-type="float">
            <text:p>28318,32</text:p>
          </table:table-cell>
          <table:table-cell table:style-name="ce5" table:formula="of:=INDEX([.$J12:.$P12];1;MATCH([.Q12];[.$J$1:.$P$1];0))" office:value-type="float" office:value="29043.26" calcext:value-type="float">
            <text:p>29043,26</text:p>
          </table:table-cell>
          <table:table-cell table:style-name="ce5" table:formula="of:=INDEX([.$C$1:.$I$1];1;MATCH([.U12];[.$C12:.$I12];0))" office:value-type="string" office:string-value="Polyculture et polyélevage" calcext:value-type="string">
            <text:p>Polyculture et polyélevage</text:p>
          </table:table-cell>
          <table:table-cell table:style-name="ce5" table:formula="of:=LARGE([.$C12:.$I12];2)" office:value-type="float" office:value="1850.64" calcext:value-type="float">
            <text:p>1850,64</text:p>
          </table:table-cell>
          <table:table-cell table:style-name="ce5" table:formula="of:=INDEX([.$J12:.$P12];1;MATCH([.T12];[.$J$1:.$P$1];0))" office:value-type="float" office:value="2244.64" calcext:value-type="float">
            <text:p>2244,64</text:p>
          </table:table-cell>
          <table:table-cell table:style-name="ce5" table:formula="of:=INDEX([.$C$1:.$I$1];1;MATCH([.X12];[.$C12:.$I12];0))" office:value-type="string" office:string-value="Elevages hors sol" calcext:value-type="string">
            <text:p>Elevages hors sol</text:p>
          </table:table-cell>
          <table:table-cell table:style-name="ce5" table:formula="of:=LARGE([.$C12:.$I12];3)" office:value-type="float" office:value="208.67" calcext:value-type="float">
            <text:p>208,67</text:p>
          </table:table-cell>
          <table:table-cell table:style-name="ce5" table:formula="of:=INDEX([.$J12:.$P12];1;MATCH([.W12];[.$J$1:.$P$1];0))" office:value-type="float" office:value="391.21" calcext:value-type="float">
            <text:p>391,21</text:p>
          </table:table-cell>
        </table:table-row>
        <table:table-row table:style-name="ro2">
          <table:table-cell office:value-type="string" calcext:value-type="string">
            <text:p>200071843</text:p>
          </table:table-cell>
          <table:table-cell office:value-type="string" calcext:value-type="string">
            <text:p>CC du Vexin Normand</text:p>
          </table:table-cell>
          <table:table-cell office:value-type="float" office:value="21056.07" calcext:value-type="float">
            <text:p>21056,07</text:p>
          </table:table-cell>
          <table:table-cell office:value-type="string" calcext:value-type="string">
            <text:p>S</text:p>
          </table:table-cell>
          <table:table-cell office:value-type="float" office:value="194.4" calcext:value-type="float">
            <text:p>194,4</text:p>
          </table:table-cell>
          <table:table-cell office:value-type="float" office:value="278.26" calcext:value-type="float">
            <text:p>278,26</text:p>
          </table:table-cell>
          <table:table-cell office:value-type="float" office:value="120.46" calcext:value-type="float">
            <text:p>120,46</text:p>
          </table:table-cell>
          <table:table-cell office:value-type="float" office:value="0" calcext:value-type="float">
            <text:p>0</text:p>
          </table:table-cell>
          <table:table-cell office:value-type="float" office:value="2253.91" calcext:value-type="float">
            <text:p>2253,91</text:p>
          </table:table-cell>
          <table:table-cell office:value-type="float" office:value="21430.65" calcext:value-type="float">
            <text:p>21430,65</text:p>
          </table:table-cell>
          <table:table-cell office:value-type="float" office:value="238.73" calcext:value-type="float">
            <text:p>238,73</text:p>
          </table:table-cell>
          <table:table-cell office:value-type="float" office:value="135.12" calcext:value-type="float">
            <text:p>135,12</text:p>
          </table:table-cell>
          <table:table-cell office:value-type="float" office:value="312.89" calcext:value-type="float">
            <text:p>312,89</text:p>
          </table:table-cell>
          <table:table-cell office:value-type="float" office:value="118.9" calcext:value-type="float">
            <text:p>118,9</text:p>
          </table:table-cell>
          <table:table-cell office:value-type="string" calcext:value-type="string">
            <text:p>S</text:p>
          </table:table-cell>
          <table:table-cell office:value-type="float" office:value="2333.15" calcext:value-type="float">
            <text:p>2333,15</text:p>
          </table:table-cell>
          <table:table-cell table:style-name="ce5" table:formula="of:=INDEX([.$C$1:.$I$1];1;MATCH([.R13];[.$C13:.$I13];0))" office:value-type="string" office:string-value="Grandes cultures" calcext:value-type="string">
            <text:p>Grandes cultures</text:p>
          </table:table-cell>
          <table:table-cell table:style-name="ce5" table:formula="of:=LARGE([.$C13:.$I13];1)" office:value-type="float" office:value="21056.07" calcext:value-type="float">
            <text:p>21056,07</text:p>
          </table:table-cell>
          <table:table-cell table:style-name="ce5" table:formula="of:=INDEX([.$J13:.$P13];1;MATCH([.Q13];[.$J$1:.$P$1];0))" office:value-type="float" office:value="21430.65" calcext:value-type="float">
            <text:p>21430,65</text:p>
          </table:table-cell>
          <table:table-cell table:style-name="ce5" table:formula="of:=INDEX([.$C$1:.$I$1];1;MATCH([.U13];[.$C13:.$I13];0))" office:value-type="string" office:string-value="Polyculture et polyélevage" calcext:value-type="string">
            <text:p>Polyculture et polyélevage</text:p>
          </table:table-cell>
          <table:table-cell table:style-name="ce5" table:formula="of:=LARGE([.$C13:.$I13];2)" office:value-type="float" office:value="2253.91" calcext:value-type="float">
            <text:p>2253,91</text:p>
          </table:table-cell>
          <table:table-cell table:style-name="ce5" table:formula="of:=INDEX([.$J13:.$P13];1;MATCH([.T13];[.$J$1:.$P$1];0))" office:value-type="float" office:value="2333.15" calcext:value-type="float">
            <text:p>2333,15</text:p>
          </table:table-cell>
          <table:table-cell table:style-name="ce5" table:formula="of:=INDEX([.$C$1:.$I$1];1;MATCH([.X13];[.$C13:.$I13];0))" office:value-type="string" office:string-value="Bovins mixte" calcext:value-type="string">
            <text:p>Bovins mixte</text:p>
          </table:table-cell>
          <table:table-cell table:style-name="ce5" table:formula="of:=LARGE([.$C13:.$I13];3)" office:value-type="float" office:value="278.26" calcext:value-type="float">
            <text:p>278,26</text:p>
          </table:table-cell>
          <table:table-cell table:style-name="ce5" table:formula="of:=INDEX([.$J13:.$P13];1;MATCH([.W13];[.$J$1:.$P$1];0))" office:value-type="float" office:value="312.89" calcext:value-type="float">
            <text:p>312,89</text:p>
          </table:table-cell>
        </table:table-row>
        <table:table-row table:style-name="ro2">
          <table:table-cell office:value-type="string" calcext:value-type="string">
            <text:p>200072312</text:p>
          </table:table-cell>
          <table:table-cell office:value-type="string" calcext:value-type="string">
            <text:p>CA Seine Normandie Agglomération</text:p>
          </table:table-cell>
          <table:table-cell office:value-type="float" office:value="37838.04" calcext:value-type="float">
            <text:p>37838,04</text:p>
          </table:table-cell>
          <table:table-cell office:value-type="float" office:value="480.56" calcext:value-type="float">
            <text:p>480,56</text:p>
          </table:table-cell>
          <table:table-cell office:value-type="float" office:value="384.5" calcext:value-type="float">
            <text:p>384,5</text:p>
          </table:table-cell>
          <table:table-cell office:value-type="string" calcext:value-type="string">
            <text:p>S</text:p>
          </table:table-cell>
          <table:table-cell office:value-type="float" office:value="223.25" calcext:value-type="float">
            <text:p>223,25</text:p>
          </table:table-cell>
          <table:table-cell office:value-type="float" office:value="251.95" calcext:value-type="float">
            <text:p>251,95</text:p>
          </table:table-cell>
          <table:table-cell office:value-type="float" office:value="5660.87" calcext:value-type="float">
            <text:p>5660,87</text:p>
          </table:table-cell>
          <table:table-cell office:value-type="float" office:value="34766.91" calcext:value-type="float">
            <text:p>34766,91</text:p>
          </table:table-cell>
          <table:table-cell office:value-type="float" office:value="1052.99" calcext:value-type="float">
            <text:p>1052,99</text:p>
          </table:table-cell>
          <table:table-cell office:value-type="float" office:value="396.67" calcext:value-type="float">
            <text:p>396,67</text:p>
          </table:table-cell>
          <table:table-cell office:value-type="float" office:value="163.05" calcext:value-type="float">
            <text:p>163,05</text:p>
          </table:table-cell>
          <table:table-cell office:value-type="float" office:value="326.9" calcext:value-type="float">
            <text:p>326,9</text:p>
          </table:table-cell>
          <table:table-cell office:value-type="float" office:value="256.34" calcext:value-type="float">
            <text:p>256,34</text:p>
          </table:table-cell>
          <table:table-cell office:value-type="float" office:value="7607.15" calcext:value-type="float">
            <text:p>7607,15</text:p>
          </table:table-cell>
          <table:table-cell table:style-name="ce5" table:formula="of:=INDEX([.$C$1:.$I$1];1;MATCH([.R14];[.$C14:.$I14];0))" office:value-type="string" office:string-value="Grandes cultures" calcext:value-type="string">
            <text:p>Grandes cultures</text:p>
          </table:table-cell>
          <table:table-cell table:style-name="ce5" table:formula="of:=LARGE([.$C14:.$I14];1)" office:value-type="float" office:value="37838.04" calcext:value-type="float">
            <text:p>37838,04</text:p>
          </table:table-cell>
          <table:table-cell table:style-name="ce5" table:formula="of:=INDEX([.$J14:.$P14];1;MATCH([.Q14];[.$J$1:.$P$1];0))" office:value-type="float" office:value="34766.91" calcext:value-type="float">
            <text:p>34766,91</text:p>
          </table:table-cell>
          <table:table-cell table:style-name="ce5" table:formula="of:=INDEX([.$C$1:.$I$1];1;MATCH([.U14];[.$C14:.$I14];0))" office:value-type="string" office:string-value="Polyculture et polyélevage" calcext:value-type="string">
            <text:p>Polyculture et polyélevage</text:p>
          </table:table-cell>
          <table:table-cell table:style-name="ce5" table:formula="of:=LARGE([.$C14:.$I14];2)" office:value-type="float" office:value="5660.87" calcext:value-type="float">
            <text:p>5660,87</text:p>
          </table:table-cell>
          <table:table-cell table:style-name="ce5" table:formula="of:=INDEX([.$J14:.$P14];1;MATCH([.T14];[.$J$1:.$P$1];0))" office:value-type="float" office:value="7607.15" calcext:value-type="float">
            <text:p>7607,15</text:p>
          </table:table-cell>
          <table:table-cell table:style-name="ce5" table:formula="of:=INDEX([.$C$1:.$I$1];1;MATCH([.X14];[.$C14:.$I14];0))" office:value-type="string" office:string-value="Bovins lait" calcext:value-type="string">
            <text:p>Bovins lait</text:p>
          </table:table-cell>
          <table:table-cell table:style-name="ce5" table:formula="of:=LARGE([.$C14:.$I14];3)" office:value-type="float" office:value="480.56" calcext:value-type="float">
            <text:p>480,56</text:p>
          </table:table-cell>
          <table:table-cell table:style-name="ce5" table:formula="of:=INDEX([.$J14:.$P14];1;MATCH([.W14];[.$J$1:.$P$1];0))" office:value-type="float" office:value="1052.99" calcext:value-type="float">
            <text:p>1052,99</text:p>
          </table:table-cell>
        </table:table-row>
        <table:table-row table:style-name="ro2">
          <table:table-cell office:value-type="string" calcext:value-type="string">
            <text:p>242700276</text:p>
          </table:table-cell>
          <table:table-cell office:value-type="string" calcext:value-type="string">
            <text:p>CC du Pays de Conches</text:p>
          </table:table-cell>
          <table:table-cell office:value-type="float" office:value="12972.06" calcext:value-type="float">
            <text:p>12972,06</text:p>
          </table:table-cell>
          <table:table-cell table:number-columns-repeated="3" office:value-type="string" calcext:value-type="string">
            <text:p>S</text:p>
          </table:table-cell>
          <table:table-cell office:value-type="float" office:value="20.45" calcext:value-type="float">
            <text:p>20,45</text:p>
          </table:table-cell>
          <table:table-cell office:value-type="string" calcext:value-type="string">
            <text:p>S</text:p>
          </table:table-cell>
          <table:table-cell office:value-type="float" office:value="1728.63" calcext:value-type="float">
            <text:p>1728,63</text:p>
          </table:table-cell>
          <table:table-cell office:value-type="float" office:value="11997.86" calcext:value-type="float">
            <text:p>11997,86</text:p>
          </table:table-cell>
          <table:table-cell office:value-type="float" office:value="271.08" calcext:value-type="float">
            <text:p>271,08</text:p>
          </table:table-cell>
          <table:table-cell office:value-type="float" office:value="46.19" calcext:value-type="float">
            <text:p>46,19</text:p>
          </table:table-cell>
          <table:table-cell office:value-type="string" calcext:value-type="string">
            <text:p>S</text:p>
          </table:table-cell>
          <table:table-cell office:value-type="float" office:value="105.29" calcext:value-type="float">
            <text:p>105,29</text:p>
          </table:table-cell>
          <table:table-cell office:value-type="string" calcext:value-type="string">
            <text:p>S</text:p>
          </table:table-cell>
          <table:table-cell office:value-type="float" office:value="2440.69" calcext:value-type="float">
            <text:p>2440,69</text:p>
          </table:table-cell>
          <table:table-cell table:style-name="ce5" table:formula="of:=INDEX([.$C$1:.$I$1];1;MATCH([.R15];[.$C15:.$I15];0))" office:value-type="string" office:string-value="Grandes cultures" calcext:value-type="string">
            <text:p>Grandes cultures</text:p>
          </table:table-cell>
          <table:table-cell table:style-name="ce5" table:formula="of:=LARGE([.$C15:.$I15];1)" office:value-type="float" office:value="12972.06" calcext:value-type="float">
            <text:p>12972,06</text:p>
          </table:table-cell>
          <table:table-cell table:style-name="ce5" table:formula="of:=INDEX([.$J15:.$P15];1;MATCH([.Q15];[.$J$1:.$P$1];0))" office:value-type="float" office:value="11997.86" calcext:value-type="float">
            <text:p>11997,86</text:p>
          </table:table-cell>
          <table:table-cell table:style-name="ce5" table:formula="of:=INDEX([.$C$1:.$I$1];1;MATCH([.U15];[.$C15:.$I15];0))" office:value-type="string" office:string-value="Polyculture et polyélevage" calcext:value-type="string">
            <text:p>Polyculture et polyélevage</text:p>
          </table:table-cell>
          <table:table-cell table:style-name="ce5" table:formula="of:=LARGE([.$C15:.$I15];2)" office:value-type="float" office:value="1728.63" calcext:value-type="float">
            <text:p>1728,63</text:p>
          </table:table-cell>
          <table:table-cell table:style-name="ce5" table:formula="of:=INDEX([.$J15:.$P15];1;MATCH([.T15];[.$J$1:.$P$1];0))" office:value-type="float" office:value="2440.69" calcext:value-type="float">
            <text:p>2440,69</text:p>
          </table:table-cell>
          <table:table-cell table:style-name="ce5" table:formula="of:=INDEX([.$C$1:.$I$1];1;MATCH([.X15];[.$C15:.$I15];0))" office:value-type="string" office:string-value="Ovins, caprins et autres herbivores" calcext:value-type="string">
            <text:p>Ovins, caprins et autres herbivores</text:p>
          </table:table-cell>
          <table:table-cell table:style-name="ce5" table:formula="of:=LARGE([.$C15:.$I15];3)" office:value-type="float" office:value="20.45" calcext:value-type="float">
            <text:p>20,45</text:p>
          </table:table-cell>
          <table:table-cell table:style-name="ce5" table:formula="of:=INDEX([.$J15:.$P15];1;MATCH([.W15];[.$J$1:.$P$1];0))" office:value-type="float" office:value="105.29" calcext:value-type="float">
            <text:p>105,29</text:p>
          </table:table-cell>
        </table:table-row>
        <table:table-row table:style-name="ro2">
          <table:table-cell office:value-type="string" calcext:value-type="string">
            <text:p>242700607</text:p>
          </table:table-cell>
          <table:table-cell office:value-type="string" calcext:value-type="string">
            <text:p>CC du Pays du Neubourg</text:p>
          </table:table-cell>
          <table:table-cell office:value-type="float" office:value="16595.18" calcext:value-type="float">
            <text:p>16595,18</text:p>
          </table:table-cell>
          <table:table-cell office:value-type="string" calcext:value-type="string">
            <text:p>S</text:p>
          </table:table-cell>
          <table:table-cell office:value-type="float" office:value="142.23" calcext:value-type="float">
            <text:p>142,23</text:p>
          </table:table-cell>
          <table:table-cell office:value-type="float" office:value="0" calcext:value-type="float">
            <text:p>0</text:p>
          </table:table-cell>
          <table:table-cell office:value-type="float" office:value="130.4" calcext:value-type="float">
            <text:p>130,4</text:p>
          </table:table-cell>
          <table:table-cell office:value-type="float" office:value="509.9" calcext:value-type="float">
            <text:p>509,9</text:p>
          </table:table-cell>
          <table:table-cell office:value-type="float" office:value="2585.18" calcext:value-type="float">
            <text:p>2585,18</text:p>
          </table:table-cell>
          <table:table-cell office:value-type="float" office:value="15869.3" calcext:value-type="float">
            <text:p>15869,3</text:p>
          </table:table-cell>
          <table:table-cell office:value-type="float" office:value="256.03" calcext:value-type="float">
            <text:p>256,03</text:p>
          </table:table-cell>
          <table:table-cell office:value-type="float" office:value="119.27" calcext:value-type="float">
            <text:p>119,27</text:p>
          </table:table-cell>
          <table:table-cell office:value-type="float" office:value="0" calcext:value-type="float">
            <text:p>0</text:p>
          </table:table-cell>
          <table:table-cell office:value-type="float" office:value="180.55" calcext:value-type="float">
            <text:p>180,55</text:p>
          </table:table-cell>
          <table:table-cell office:value-type="float" office:value="763.28" calcext:value-type="float">
            <text:p>763,28</text:p>
          </table:table-cell>
          <table:table-cell office:value-type="float" office:value="2817.55" calcext:value-type="float">
            <text:p>2817,55</text:p>
          </table:table-cell>
          <table:table-cell table:style-name="ce5" table:formula="of:=INDEX([.$C$1:.$I$1];1;MATCH([.R16];[.$C16:.$I16];0))" office:value-type="string" office:string-value="Grandes cultures" calcext:value-type="string">
            <text:p>Grandes cultures</text:p>
          </table:table-cell>
          <table:table-cell table:style-name="ce5" table:formula="of:=LARGE([.$C16:.$I16];1)" office:value-type="float" office:value="16595.18" calcext:value-type="float">
            <text:p>16595,18</text:p>
          </table:table-cell>
          <table:table-cell table:style-name="ce5" table:formula="of:=INDEX([.$J16:.$P16];1;MATCH([.Q16];[.$J$1:.$P$1];0))" office:value-type="float" office:value="15869.3" calcext:value-type="float">
            <text:p>15869,3</text:p>
          </table:table-cell>
          <table:table-cell table:style-name="ce5" table:formula="of:=INDEX([.$C$1:.$I$1];1;MATCH([.U16];[.$C16:.$I16];0))" office:value-type="string" office:string-value="Polyculture et polyélevage" calcext:value-type="string">
            <text:p>Polyculture et polyélevage</text:p>
          </table:table-cell>
          <table:table-cell table:style-name="ce5" table:formula="of:=LARGE([.$C16:.$I16];2)" office:value-type="float" office:value="2585.18" calcext:value-type="float">
            <text:p>2585,18</text:p>
          </table:table-cell>
          <table:table-cell table:style-name="ce5" table:formula="of:=INDEX([.$J16:.$P16];1;MATCH([.T16];[.$J$1:.$P$1];0))" office:value-type="float" office:value="2817.55" calcext:value-type="float">
            <text:p>2817,55</text:p>
          </table:table-cell>
          <table:table-cell table:style-name="ce5" table:formula="of:=INDEX([.$C$1:.$I$1];1;MATCH([.X16];[.$C16:.$I16];0))" office:value-type="string" office:string-value="Elevages hors sol" calcext:value-type="string">
            <text:p>Elevages hors sol</text:p>
          </table:table-cell>
          <table:table-cell table:style-name="ce5" table:formula="of:=LARGE([.$C16:.$I16];3)" office:value-type="float" office:value="509.9" calcext:value-type="float">
            <text:p>509,9</text:p>
          </table:table-cell>
          <table:table-cell table:style-name="ce5" table:formula="of:=INDEX([.$J16:.$P16];1;MATCH([.W16];[.$J$1:.$P$1];0))" office:value-type="float" office:value="763.28" calcext:value-type="float">
            <text:p>763,28</text:p>
          </table:table-cell>
        </table:table-row>
        <table:table-row table:style-name="ro2">
          <table:table-cell office:value-type="string" calcext:value-type="string">
            <text:p>242700623</text:p>
          </table:table-cell>
          <table:table-cell office:value-type="string" calcext:value-type="string">
            <text:p>CC Eure-Madrie-Seine</text:p>
          </table:table-cell>
          <table:table-cell office:value-type="float" office:value="6467.89" calcext:value-type="float">
            <text:p>6467,89</text:p>
          </table:table-cell>
          <table:table-cell office:value-type="float" office:value="0" calcext:value-type="float">
            <text:p>0</text:p>
          </table:table-cell>
          <table:table-cell office:value-type="float" office:value="135.42" calcext:value-type="float">
            <text:p>135,42</text:p>
          </table:table-cell>
          <table:table-cell office:value-type="float" office:value="0" calcext:value-type="float">
            <text:p>0</text:p>
          </table:table-cell>
          <table:table-cell office:value-type="float" office:value="115.09" calcext:value-type="float">
            <text:p>115,09</text:p>
          </table:table-cell>
          <table:table-cell office:value-type="string" calcext:value-type="string">
            <text:p>S</text:p>
          </table:table-cell>
          <table:table-cell office:value-type="float" office:value="1245.95" calcext:value-type="float">
            <text:p>1245,95</text:p>
          </table:table-cell>
          <table:table-cell office:value-type="float" office:value="5675.15" calcext:value-type="float">
            <text:p>5675,15</text:p>
          </table:table-cell>
          <table:table-cell office:value-type="float" office:value="0" calcext:value-type="float">
            <text:p>0</text:p>
          </table:table-cell>
          <table:table-cell office:value-type="float" office:value="106.36" calcext:value-type="float">
            <text:p>106,36</text:p>
          </table:table-cell>
          <table:table-cell office:value-type="float" office:value="0" calcext:value-type="float">
            <text:p>0</text:p>
          </table:table-cell>
          <table:table-cell office:value-type="float" office:value="315.9" calcext:value-type="float">
            <text:p>315,9</text:p>
          </table:table-cell>
          <table:table-cell office:value-type="float" office:value="95.26" calcext:value-type="float">
            <text:p>95,26</text:p>
          </table:table-cell>
          <table:table-cell office:value-type="float" office:value="1864.36" calcext:value-type="float">
            <text:p>1864,36</text:p>
          </table:table-cell>
          <table:table-cell table:style-name="ce5" table:formula="of:=INDEX([.$C$1:.$I$1];1;MATCH([.R17];[.$C17:.$I17];0))" office:value-type="string" office:string-value="Grandes cultures" calcext:value-type="string">
            <text:p>Grandes cultures</text:p>
          </table:table-cell>
          <table:table-cell table:style-name="ce5" table:formula="of:=LARGE([.$C17:.$I17];1)" office:value-type="float" office:value="6467.89" calcext:value-type="float">
            <text:p>6467,89</text:p>
          </table:table-cell>
          <table:table-cell table:style-name="ce5" table:formula="of:=INDEX([.$J17:.$P17];1;MATCH([.Q17];[.$J$1:.$P$1];0))" office:value-type="float" office:value="5675.15" calcext:value-type="float">
            <text:p>5675,15</text:p>
          </table:table-cell>
          <table:table-cell table:style-name="ce5" table:formula="of:=INDEX([.$C$1:.$I$1];1;MATCH([.U17];[.$C17:.$I17];0))" office:value-type="string" office:string-value="Polyculture et polyélevage" calcext:value-type="string">
            <text:p>Polyculture et polyélevage</text:p>
          </table:table-cell>
          <table:table-cell table:style-name="ce5" table:formula="of:=LARGE([.$C17:.$I17];2)" office:value-type="float" office:value="1245.95" calcext:value-type="float">
            <text:p>1245,95</text:p>
          </table:table-cell>
          <table:table-cell table:style-name="ce5" table:formula="of:=INDEX([.$J17:.$P17];1;MATCH([.T17];[.$J$1:.$P$1];0))" office:value-type="float" office:value="1864.36" calcext:value-type="float">
            <text:p>1864,36</text:p>
          </table:table-cell>
          <table:table-cell table:style-name="ce5" table:formula="of:=INDEX([.$C$1:.$I$1];1;MATCH([.X17];[.$C17:.$I17];0))" office:value-type="string" office:string-value="Bovins viande" calcext:value-type="string">
            <text:p>Bovins viande</text:p>
          </table:table-cell>
          <table:table-cell table:style-name="ce5" table:formula="of:=LARGE([.$C17:.$I17];3)" office:value-type="float" office:value="135.42" calcext:value-type="float">
            <text:p>135,42</text:p>
          </table:table-cell>
          <table:table-cell table:style-name="ce5" table:formula="of:=INDEX([.$J17:.$P17];1;MATCH([.W17];[.$J$1:.$P$1];0))" office:value-type="float" office:value="106.36" calcext:value-type="float">
            <text:p>106,36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ure</text:p>
          </table:table-cell>
          <table:table-cell office:value-type="float" office:value="246288" calcext:value-type="float">
            <text:p>246288</text:p>
          </table:table-cell>
          <table:table-cell office:value-type="float" office:value="27377" calcext:value-type="float">
            <text:p>27377</text:p>
          </table:table-cell>
          <table:table-cell office:value-type="float" office:value="13209" calcext:value-type="float">
            <text:p>13209</text:p>
          </table:table-cell>
          <table:table-cell office:value-type="float" office:value="4553" calcext:value-type="float">
            <text:p>4553</text:p>
          </table:table-cell>
          <table:table-cell office:value-type="float" office:value="5938" calcext:value-type="float">
            <text:p>5938</text:p>
          </table:table-cell>
          <table:table-cell office:value-type="float" office:value="3519" calcext:value-type="float">
            <text:p>3519</text:p>
          </table:table-cell>
          <table:table-cell office:value-type="float" office:value="74690" calcext:value-type="float">
            <text:p>74690</text:p>
          </table:table-cell>
          <table:table-cell office:value-type="float" office:value="228226" calcext:value-type="float">
            <text:p>228226</text:p>
          </table:table-cell>
          <table:table-cell office:value-type="float" office:value="31084" calcext:value-type="float">
            <text:p>31084</text:p>
          </table:table-cell>
          <table:table-cell office:value-type="float" office:value="14544" calcext:value-type="float">
            <text:p>14544</text:p>
          </table:table-cell>
          <table:table-cell office:value-type="float" office:value="10182" calcext:value-type="float">
            <text:p>10182</text:p>
          </table:table-cell>
          <table:table-cell office:value-type="float" office:value="8062" calcext:value-type="float">
            <text:p>8062</text:p>
          </table:table-cell>
          <table:table-cell office:value-type="float" office:value="3831" calcext:value-type="float">
            <text:p>3831</text:p>
          </table:table-cell>
          <table:table-cell office:value-type="float" office:value="87445" calcext:value-type="float">
            <text:p>87445</text:p>
          </table:table-cell>
          <table:table-cell table:style-name="ce5" table:formula="of:=INDEX([.$C$1:.$I$1];1;MATCH([.R18];[.$C18:.$I18];0))" office:value-type="string" office:string-value="Grandes cultures" calcext:value-type="string">
            <text:p>Grandes cultures</text:p>
          </table:table-cell>
          <table:table-cell table:style-name="ce5" table:formula="of:=LARGE([.$C18:.$I18];1)" office:value-type="float" office:value="246288" calcext:value-type="float">
            <text:p>246288</text:p>
          </table:table-cell>
          <table:table-cell table:style-name="ce5" table:formula="of:=INDEX([.$J18:.$P18];1;MATCH([.Q18];[.$J$1:.$P$1];0))" office:value-type="float" office:value="228226" calcext:value-type="float">
            <text:p>228226</text:p>
          </table:table-cell>
          <table:table-cell table:style-name="ce5" table:formula="of:=INDEX([.$C$1:.$I$1];1;MATCH([.U18];[.$C18:.$I18];0))" office:value-type="string" office:string-value="Polyculture et polyélevage" calcext:value-type="string">
            <text:p>Polyculture et polyélevage</text:p>
          </table:table-cell>
          <table:table-cell table:style-name="ce5" table:formula="of:=LARGE([.$C18:.$I18];2)" office:value-type="float" office:value="74690" calcext:value-type="float">
            <text:p>74690</text:p>
          </table:table-cell>
          <table:table-cell table:style-name="ce5" table:formula="of:=INDEX([.$J18:.$P18];1;MATCH([.T18];[.$J$1:.$P$1];0))" office:value-type="float" office:value="87445" calcext:value-type="float">
            <text:p>87445</text:p>
          </table:table-cell>
          <table:table-cell table:style-name="ce5" table:formula="of:=INDEX([.$C$1:.$I$1];1;MATCH([.X18];[.$C18:.$I18];0))" office:value-type="string" office:string-value="Bovins lait" calcext:value-type="string">
            <text:p>Bovins lait</text:p>
          </table:table-cell>
          <table:table-cell table:style-name="ce5" table:formula="of:=LARGE([.$C18:.$I18];3)" office:value-type="float" office:value="27377" calcext:value-type="float">
            <text:p>27377</text:p>
          </table:table-cell>
          <table:table-cell table:style-name="ce5" table:formula="of:=INDEX([.$J18:.$P18];1;MATCH([.W18];[.$J$1:.$P$1];0))" office:value-type="float" office:value="31084" calcext:value-type="float">
            <text:p>3108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ormandie</text:p>
          </table:table-cell>
          <table:table-cell office:value-type="float" office:value="563123" calcext:value-type="float">
            <text:p>563123</text:p>
          </table:table-cell>
          <table:table-cell office:value-type="float" office:value="592020" calcext:value-type="float">
            <text:p>592020</text:p>
          </table:table-cell>
          <table:table-cell office:value-type="float" office:value="150031" calcext:value-type="float">
            <text:p>150031</text:p>
          </table:table-cell>
          <table:table-cell office:value-type="float" office:value="161973" calcext:value-type="float">
            <text:p>161973</text:p>
          </table:table-cell>
          <table:table-cell office:value-type="float" office:value="81372" calcext:value-type="float">
            <text:p>81372</text:p>
          </table:table-cell>
          <table:table-cell office:value-type="float" office:value="53322" calcext:value-type="float">
            <text:p>53322</text:p>
          </table:table-cell>
          <table:table-cell office:value-type="float" office:value="365641" calcext:value-type="float">
            <text:p>365641</text:p>
          </table:table-cell>
          <table:table-cell office:value-type="float" office:value="485952" calcext:value-type="float">
            <text:p>485952</text:p>
          </table:table-cell>
          <table:table-cell office:value-type="float" office:value="684058" calcext:value-type="float">
            <text:p>684058</text:p>
          </table:table-cell>
          <table:table-cell office:value-type="float" office:value="163652" calcext:value-type="float">
            <text:p>163652</text:p>
          </table:table-cell>
          <table:table-cell office:value-type="float" office:value="189633" calcext:value-type="float">
            <text:p>189633</text:p>
          </table:table-cell>
          <table:table-cell office:value-type="float" office:value="88537" calcext:value-type="float">
            <text:p>88537</text:p>
          </table:table-cell>
          <table:table-cell office:value-type="float" office:value="58575" calcext:value-type="float">
            <text:p>58575</text:p>
          </table:table-cell>
          <table:table-cell office:value-type="float" office:value="375876" calcext:value-type="float">
            <text:p>375876</text:p>
          </table:table-cell>
          <table:table-cell table:style-name="ce5" table:formula="of:=INDEX([.$C$1:.$I$1];1;MATCH([.R19];[.$C19:.$I19];0))" office:value-type="string" office:string-value="Bovins lait" calcext:value-type="string">
            <text:p>Bovins lait</text:p>
          </table:table-cell>
          <table:table-cell table:style-name="ce5" table:formula="of:=LARGE([.$C19:.$I19];1)" office:value-type="float" office:value="592020" calcext:value-type="float">
            <text:p>592020</text:p>
          </table:table-cell>
          <table:table-cell table:style-name="ce5" table:formula="of:=INDEX([.$J19:.$P19];1;MATCH([.Q19];[.$J$1:.$P$1];0))" office:value-type="float" office:value="684058" calcext:value-type="float">
            <text:p>684058</text:p>
          </table:table-cell>
          <table:table-cell table:style-name="ce5" table:formula="of:=INDEX([.$C$1:.$I$1];1;MATCH([.U19];[.$C19:.$I19];0))" office:value-type="string" office:string-value="Grandes cultures" calcext:value-type="string">
            <text:p>Grandes cultures</text:p>
          </table:table-cell>
          <table:table-cell table:style-name="ce5" table:formula="of:=LARGE([.$C19:.$I19];2)" office:value-type="float" office:value="563123" calcext:value-type="float">
            <text:p>563123</text:p>
          </table:table-cell>
          <table:table-cell table:style-name="ce5" table:formula="of:=INDEX([.$J19:.$P19];1;MATCH([.T19];[.$J$1:.$P$1];0))" office:value-type="float" office:value="485952" calcext:value-type="float">
            <text:p>485952</text:p>
          </table:table-cell>
          <table:table-cell table:style-name="ce5" table:formula="of:=INDEX([.$C$1:.$I$1];1;MATCH([.X19];[.$C19:.$I19];0))" office:value-type="string" office:string-value="Polyculture et polyélevage" calcext:value-type="string">
            <text:p>Polyculture et polyélevage</text:p>
          </table:table-cell>
          <table:table-cell table:style-name="ce5" table:formula="of:=LARGE([.$C19:.$I19];3)" office:value-type="float" office:value="365641" calcext:value-type="float">
            <text:p>365641</text:p>
          </table:table-cell>
          <table:table-cell table:style-name="ce5" table:formula="of:=INDEX([.$J19:.$P19];1;MATCH([.W19];[.$J$1:.$P$1];0))" office:value-type="float" office:value="375876" calcext:value-type="float">
            <text:p>375876</text:p>
          </table:table-cell>
        </table:table-row>
        <table:table-row table:style-name="ro2" table:number-rows-repeated="1048556">
          <table:table-cell table:number-columns-repeated="25"/>
        </table:table-row>
        <table:table-row table:style-name="ro2">
          <table:table-cell table:number-columns-repeated="25"/>
        </table:table-row>
      </table:table>
      <table:table table:name="2010" table:style-name="ta2">
        <office:forms form:automatic-focus="false" form:apply-design-mode="false"/>
        <table:table-column table:style-name="co13" table:number-columns-repeated="1024" table:default-cell-style-name="Default"/>
        <table:table-row table:style-name="ro3">
          <table:table-cell table:number-columns-repeated="1024"/>
        </table:table-row>
        <table:table-row table:style-name="ro4">
          <table:table-cell table:style-name="ce6" office:value-type="string" calcext:value-type="string" table:number-columns-spanned="11" table:number-rows-spanned="1">
            <text:p>Exploitations agricoles par EPCI et OTEX en 2010</text:p>
          </table:table-cell>
          <table:covered-table-cell table:number-columns-repeated="10" table:style-name="ce6"/>
          <table:table-cell table:number-columns-repeated="1013"/>
        </table:table-row>
        <table:table-row table:style-name="ro4">
          <table:table-cell table:style-name="ce7" office:value-type="string" calcext:value-type="string" table:number-columns-spanned="11" table:number-rows-spanned="1">
            <text:p>Nombre d'exploitations</text:p>
          </table:table-cell>
          <table:covered-table-cell table:number-columns-repeated="10" table:style-name="ce7"/>
          <table:table-cell table:number-columns-repeated="1013"/>
        </table:table-row>
        <table:table-row table:style-name="ro5">
          <table:table-cell table:style-name="ce8" table:number-columns-spanned="2" table:number-rows-spanned="1"/>
          <table:covered-table-cell table:style-name="ce20"/>
          <table:table-cell table:style-name="ce1" office:value-type="string" calcext:value-type="string">
            <text:p>Grandes cultures</text:p>
          </table:table-cell>
          <table:table-cell table:style-name="ce2" office:value-type="string" calcext:value-type="string">
            <text:p>Bovins lait</text:p>
          </table:table-cell>
          <table:table-cell table:style-name="ce2" office:value-type="string" calcext:value-type="string">
            <text:p>Bovins viande</text:p>
          </table:table-cell>
          <table:table-cell table:style-name="ce2" office:value-type="string" calcext:value-type="string">
            <text:p>Bovins mixte</text:p>
          </table:table-cell>
          <table:table-cell table:style-name="ce2" office:value-type="string" calcext:value-type="string">
            <text:p>Ovins, caprins et autres herbivores</text:p>
          </table:table-cell>
          <table:table-cell table:style-name="ce2" office:value-type="string" calcext:value-type="string">
            <text:p>Elevages hors sol</text:p>
          </table:table-cell>
          <table:table-cell table:style-name="ce3" office:value-type="string" calcext:value-type="string">
            <text:p>Polyculture et polyélevage</text:p>
          </table:table-cell>
          <table:table-cell table:style-name="ce51" table:number-columns-repeated="2"/>
          <table:table-cell table:number-columns-repeated="1013"/>
        </table:table-row>
        <table:table-row table:style-name="ro3">
          <table:table-cell table:style-name="ce9" office:value-type="string" calcext:value-type="string" table:number-columns-spanned="1" table:number-rows-spanned="16">
            <text:p>Libellé des EPCI</text:p>
          </table:table-cell>
          <table:table-cell table:style-name="ce21" office:value-type="string" calcext:value-type="string">
            <text:p>CA Seine Eure</text:p>
          </table:table-cell>
          <table:table-cell table:style-name="ce31" office:value-type="float" office:value="81" calcext:value-type="float">
            <text:p>8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4" calcext:value-type="float">
            <text:p>4</text:p>
          </table:table-cell>
          <table:table-cell table:style-name="ce47" office:value-type="float" office:value="22" calcext:value-type="float">
            <text:p>22</text:p>
          </table:table-cell>
          <table:table-cell table:style-name="ce52"/>
          <table:table-cell table:style-name="ce53"/>
          <table:table-cell table:number-columns-repeated="1013"/>
        </table:table-row>
        <table:table-row table:style-name="ro6">
          <table:covered-table-cell table:style-name="ce10"/>
          <table:table-cell table:style-name="ce22" office:value-type="string" calcext:value-type="string">
            <text:p>CA Agglo du Pays de Dreux</text:p>
          </table:table-cell>
          <table:table-cell table:style-name="ce31" office:value-type="float" office:value="499" calcext:value-type="float">
            <text:p>499</text:p>
          </table:table-cell>
          <table:table-cell table:number-columns-repeated="2" table:style-name="ce39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3" calcext:value-type="float">
            <text:p>13</text:p>
          </table:table-cell>
          <table:table-cell table:style-name="ce47" office:value-type="float" office:value="23" calcext:value-type="float">
            <text:p>23</text:p>
          </table:table-cell>
          <table:table-cell table:style-name="ce53"/>
          <table:table-cell table:style-name="ce53" office:value-type="string" calcext:value-type="string">
            <text:p>S : secret statistique</text:p>
          </table:table-cell>
          <table:table-cell table:number-columns-repeated="1013"/>
        </table:table-row>
        <table:table-row table:style-name="ro7">
          <table:covered-table-cell table:style-name="ce10"/>
          <table:table-cell table:style-name="ce22" office:value-type="string" calcext:value-type="string">
            <text:p>CC de Pont-Audemer / Val de Risle</text:p>
          </table:table-cell>
          <table:table-cell table:style-name="ce31" office:value-type="float" office:value="53" calcext:value-type="float">
            <text:p>53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5" calcext:value-type="float">
            <text:p>5</text:p>
          </table:table-cell>
          <table:table-cell table:style-name="ce47" office:value-type="float" office:value="30" calcext:value-type="float">
            <text:p>30</text:p>
          </table:table-cell>
          <table:table-cell table:style-name="ce53" table:number-columns-repeated="2"/>
          <table:table-cell table:number-columns-repeated="1013"/>
        </table:table-row>
        <table:table-row table:style-name="ro6">
          <table:covered-table-cell table:style-name="ce10"/>
          <table:table-cell table:style-name="ce22" office:value-type="string" calcext:value-type="string">
            <text:p>CC Lieuvin Pays d'Auge</text:p>
          </table:table-cell>
          <table:table-cell table:style-name="ce31" office:value-type="float" office:value="101" calcext:value-type="float">
            <text:p>101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21" calcext:value-type="float">
            <text:p>21</text:p>
          </table:table-cell>
          <table:table-cell table:style-name="ce47" office:value-type="float" office:value="89" calcext:value-type="float">
            <text:p>89</text:p>
          </table:table-cell>
          <table:table-cell table:style-name="ce53" table:number-columns-repeated="2"/>
          <table:table-cell table:number-columns-repeated="1013"/>
        </table:table-row>
        <table:table-row table:style-name="ro6">
          <table:covered-table-cell table:style-name="ce10"/>
          <table:table-cell table:style-name="ce22" office:value-type="string" calcext:value-type="string">
            <text:p>CC Roumois Seine</text:p>
          </table:table-cell>
          <table:table-cell table:style-name="ce31" office:value-type="float" office:value="149" calcext:value-type="float">
            <text:p>149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02" calcext:value-type="float">
            <text:p>102</text:p>
          </table:table-cell>
          <table:table-cell table:style-name="ce39" office:value-type="float" office:value="17" calcext:value-type="float">
            <text:p>17</text:p>
          </table:table-cell>
          <table:table-cell table:style-name="ce47" office:value-type="float" office:value="105" calcext:value-type="float">
            <text:p>105</text:p>
          </table:table-cell>
          <table:table-cell table:style-name="ce53" table:number-columns-repeated="2"/>
          <table:table-cell table:number-columns-repeated="1013"/>
        </table:table-row>
        <table:table-row table:style-name="ro7">
          <table:covered-table-cell table:style-name="ce10"/>
          <table:table-cell table:style-name="ce22" office:value-type="string" calcext:value-type="string">
            <text:p>CC Intercom Bernay Terres de Normandie</text:p>
          </table:table-cell>
          <table:table-cell table:style-name="ce31" office:value-type="float" office:value="349" calcext:value-type="float">
            <text:p>349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59" calcext:value-type="float">
            <text:p>59</text:p>
          </table:table-cell>
          <table:table-cell table:style-name="ce47" office:value-type="float" office:value="180" calcext:value-type="float">
            <text:p>180</text:p>
          </table:table-cell>
          <table:table-cell table:style-name="ce53" table:number-columns-repeated="2"/>
          <table:table-cell table:number-columns-repeated="1013"/>
        </table:table-row>
        <table:table-row table:style-name="ro7">
          <table:covered-table-cell table:style-name="ce10"/>
          <table:table-cell table:style-name="ce22" office:value-type="string" calcext:value-type="string">
            <text:p>CC Interco Normandie Sud Eure</text:p>
          </table:table-cell>
          <table:table-cell table:style-name="ce31" office:value-type="float" office:value="438" calcext:value-type="float">
            <text:p>43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27" calcext:value-type="float">
            <text:p>27</text:p>
          </table:table-cell>
          <table:table-cell table:style-name="ce47" office:value-type="float" office:value="113" calcext:value-type="float">
            <text:p>113</text:p>
          </table:table-cell>
          <table:table-cell table:style-name="ce53" table:number-columns-repeated="2"/>
          <table:table-cell table:number-columns-repeated="1013"/>
        </table:table-row>
        <table:table-row table:style-name="ro7">
          <table:covered-table-cell table:style-name="ce10"/>
          <table:table-cell table:style-name="ce22" office:value-type="string" calcext:value-type="string">
            <text:p>CC du Pays de Honfleur-Beuzeville</text:p>
          </table:table-cell>
          <table:table-cell table:style-name="ce31" office:value-type="float" office:value="40" calcext:value-type="float">
            <text:p>40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121" calcext:value-type="float">
            <text:p>121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4" calcext:value-type="float">
            <text:p>4</text:p>
          </table:table-cell>
          <table:table-cell table:style-name="ce47" office:value-type="float" office:value="36" calcext:value-type="float">
            <text:p>36</text:p>
          </table:table-cell>
          <table:table-cell table:style-name="ce53" table:number-columns-repeated="2"/>
          <table:table-cell table:number-columns-repeated="1013"/>
        </table:table-row>
        <table:table-row table:style-name="ro3">
          <table:covered-table-cell table:style-name="ce10"/>
          <table:table-cell table:style-name="ce22" office:value-type="string" calcext:value-type="string">
            <text:p>CC des 4 Rivières</text:p>
          </table:table-cell>
          <table:table-cell table:style-name="ce31" office:value-type="float" office:value="99" calcext:value-type="float">
            <text:p>99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146" calcext:value-type="float">
            <text:p>146</text:p>
          </table:table-cell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145" calcext:value-type="float">
            <text:p>145</text:p>
          </table:table-cell>
          <table:table-cell table:style-name="ce39" office:value-type="float" office:value="17" calcext:value-type="float">
            <text:p>17</text:p>
          </table:table-cell>
          <table:table-cell table:style-name="ce47" office:value-type="float" office:value="90" calcext:value-type="float">
            <text:p>90</text:p>
          </table:table-cell>
          <table:table-cell table:style-name="ce53" table:number-columns-repeated="2"/>
          <table:table-cell table:number-columns-repeated="1013"/>
        </table:table-row>
        <table:table-row table:style-name="ro3">
          <table:covered-table-cell table:style-name="ce10"/>
          <table:table-cell table:style-name="ce22" office:value-type="string" calcext:value-type="string">
            <text:p>CC Lyons Andelle</text:p>
          </table:table-cell>
          <table:table-cell table:style-name="ce31" office:value-type="float" office:value="78" calcext:value-type="float">
            <text:p>78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5" calcext:value-type="float">
            <text:p>5</text:p>
          </table:table-cell>
          <table:table-cell table:style-name="ce47" office:value-type="float" office:value="23" calcext:value-type="float">
            <text:p>23</text:p>
          </table:table-cell>
          <table:table-cell table:style-name="ce53" table:number-columns-repeated="2"/>
          <table:table-cell table:number-columns-repeated="1013"/>
        </table:table-row>
        <table:table-row table:style-name="ro6">
          <table:covered-table-cell table:style-name="ce10"/>
          <table:table-cell table:style-name="ce22" office:value-type="string" calcext:value-type="string">
            <text:p>CA Evreux Portes de Normandie</text:p>
          </table:table-cell>
          <table:table-cell table:style-name="ce31" office:value-type="float" office:value="258" calcext:value-type="float">
            <text:p>258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9" calcext:value-type="float">
            <text:p>9</text:p>
          </table:table-cell>
          <table:table-cell table:style-name="ce47" office:value-type="float" office:value="21" calcext:value-type="float">
            <text:p>21</text:p>
          </table:table-cell>
          <table:table-cell table:style-name="ce53" table:number-columns-repeated="2"/>
          <table:table-cell table:number-columns-repeated="1013"/>
        </table:table-row>
        <table:table-row table:style-name="ro6">
          <table:covered-table-cell table:style-name="ce10"/>
          <table:table-cell table:style-name="ce22" office:value-type="string" calcext:value-type="string">
            <text:p>CC du Vexin Normand</text:p>
          </table:table-cell>
          <table:table-cell table:style-name="ce31" office:value-type="float" office:value="160" calcext:value-type="float">
            <text:p>160</text:p>
          </table:table-cell>
          <table:table-cell table:style-name="ce39" office:value-type="string" calcext:value-type="string">
            <text:p>S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0" calcext:value-type="float">
            <text:p>0</text:p>
          </table:table-cell>
          <table:table-cell table:style-name="ce47" office:value-type="float" office:value="21" calcext:value-type="float">
            <text:p>21</text:p>
          </table:table-cell>
          <table:table-cell table:style-name="ce53" table:number-columns-repeated="2"/>
          <table:table-cell table:number-columns-repeated="1013"/>
        </table:table-row>
        <table:table-row table:style-name="ro7">
          <table:covered-table-cell table:style-name="ce10"/>
          <table:table-cell table:style-name="ce22" office:value-type="string" calcext:value-type="string">
            <text:p>CA Seine Normandie Agglomération</text:p>
          </table:table-cell>
          <table:table-cell table:style-name="ce31" office:value-type="float" office:value="291" calcext:value-type="float">
            <text:p>29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4" calcext:value-type="float">
            <text:p>4</text:p>
          </table:table-cell>
          <table:table-cell table:style-name="ce47" office:value-type="float" office:value="55" calcext:value-type="float">
            <text:p>55</text:p>
          </table:table-cell>
          <table:table-cell table:style-name="ce53" table:number-columns-repeated="2"/>
          <table:table-cell table:number-columns-repeated="1013"/>
        </table:table-row>
        <table:table-row table:style-name="ro6">
          <table:covered-table-cell table:style-name="ce10"/>
          <table:table-cell table:style-name="ce22" office:value-type="string" calcext:value-type="string">
            <text:p>CC du Pays de Conches</text:p>
          </table:table-cell>
          <table:table-cell table:style-name="ce31" office:value-type="float" office:value="131" calcext:value-type="float">
            <text:p>13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string" calcext:value-type="string">
            <text:p>S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47" office:value-type="float" office:value="18" calcext:value-type="float">
            <text:p>18</text:p>
          </table:table-cell>
          <table:table-cell table:style-name="ce53" table:number-columns-repeated="2"/>
          <table:table-cell table:number-columns-repeated="1013"/>
        </table:table-row>
        <table:table-row table:style-name="ro6">
          <table:covered-table-cell table:style-name="ce10"/>
          <table:table-cell table:style-name="ce22" office:value-type="string" calcext:value-type="string">
            <text:p>CC du Pays du Neubourg</text:p>
          </table:table-cell>
          <table:table-cell table:style-name="ce31" office:value-type="float" office:value="154" calcext:value-type="float">
            <text:p>154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11" calcext:value-type="float">
            <text:p>11</text:p>
          </table:table-cell>
          <table:table-cell table:style-name="ce47" office:value-type="float" office:value="31" calcext:value-type="float">
            <text:p>31</text:p>
          </table:table-cell>
          <table:table-cell table:style-name="ce53" table:number-columns-repeated="2"/>
          <table:table-cell table:number-columns-repeated="1013"/>
        </table:table-row>
        <table:table-row table:style-name="ro8">
          <table:covered-table-cell table:style-name="ce11"/>
          <table:table-cell table:style-name="ce23" office:value-type="string" calcext:value-type="string">
            <text:p>CC Eure-Madrie-Seine</text:p>
          </table:table-cell>
          <table:table-cell table:style-name="ce32" office:value-type="float" office:value="59" calcext:value-type="float">
            <text:p>59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float" office:value="13" calcext:value-type="float">
            <text:p>13</text:p>
          </table:table-cell>
          <table:table-cell table:style-name="ce53" table:number-columns-repeated="2"/>
          <table:table-cell table:number-columns-repeated="1013"/>
        </table:table-row>
        <table:table-row table:style-name="ro9">
          <table:table-cell table:style-name="ce12" office:value-type="string" calcext:value-type="string" table:number-columns-spanned="2" table:number-rows-spanned="1">
            <text:p>Eure</text:p>
          </table:table-cell>
          <table:covered-table-cell table:style-name="ce24"/>
          <table:table-cell table:style-name="ce33" office:value-type="float" office:value="2333" calcext:value-type="float">
            <text:p>2 333</text:p>
          </table:table-cell>
          <table:table-cell table:style-name="ce41" office:value-type="float" office:value="281" calcext:value-type="float">
            <text:p>281</text:p>
          </table:table-cell>
          <table:table-cell table:style-name="ce41" office:value-type="float" office:value="489" calcext:value-type="float">
            <text:p>489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782" calcext:value-type="float">
            <text:p>782</text:p>
          </table:table-cell>
          <table:table-cell table:style-name="ce41" office:value-type="float" office:value="177" calcext:value-type="float">
            <text:p>177</text:p>
          </table:table-cell>
          <table:table-cell table:style-name="ce49" office:value-type="float" office:value="751" calcext:value-type="float">
            <text:p>751</text:p>
          </table:table-cell>
          <table:table-cell table:style-name="ce53" table:number-columns-repeated="2"/>
          <table:table-cell table:number-columns-repeated="1013"/>
        </table:table-row>
        <table:table-row table:style-name="ro9">
          <table:table-cell table:style-name="ce13" office:value-type="string" calcext:value-type="string" table:number-columns-spanned="2" table:number-rows-spanned="1">
            <text:p>Normandie</text:p>
          </table:table-cell>
          <table:covered-table-cell table:style-name="ce25"/>
          <table:table-cell table:style-name="ce34" office:value-type="float" office:value="7114" calcext:value-type="float">
            <text:p>7 114</text:p>
          </table:table-cell>
          <table:table-cell table:style-name="ce42" office:value-type="float" office:value="7234" calcext:value-type="float">
            <text:p>7 234</text:p>
          </table:table-cell>
          <table:table-cell table:style-name="ce42" office:value-type="float" office:value="5703" calcext:value-type="float">
            <text:p>5 703</text:p>
          </table:table-cell>
          <table:table-cell table:style-name="ce42" office:value-type="float" office:value="1770" calcext:value-type="float">
            <text:p>1 770</text:p>
          </table:table-cell>
          <table:table-cell table:style-name="ce42" office:value-type="float" office:value="6870" calcext:value-type="float">
            <text:p>6 870</text:p>
          </table:table-cell>
          <table:table-cell table:style-name="ce42" office:value-type="float" office:value="1448" calcext:value-type="float">
            <text:p>1 448</text:p>
          </table:table-cell>
          <table:table-cell table:style-name="ce50" office:value-type="float" office:value="4127" calcext:value-type="float">
            <text:p>4 127</text:p>
          </table:table-cell>
          <table:table-cell table:style-name="ce53" table:number-columns-repeated="2"/>
          <table:table-cell table:number-columns-repeated="1013"/>
        </table:table-row>
        <table:table-row table:style-name="ro3">
          <table:table-cell table:style-name="ce14" office:value-type="string" calcext:value-type="string">
            <text:p>Source : Agreste - Recensement agricole de 2010</text:p>
          </table:table-cell>
          <table:table-cell table:number-columns-repeated="7"/>
          <table:table-cell table:style-name="ce35"/>
          <table:table-cell table:number-columns-repeated="1015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table:style-name="ce6" office:value-type="string" calcext:value-type="string" table:number-columns-spanned="11" table:number-rows-spanned="1">
            <text:p>SAU et surface en COP par EPCI et OTEX en 2010</text:p>
          </table:table-cell>
          <table:covered-table-cell table:number-columns-repeated="10" table:style-name="ce6"/>
          <table:table-cell table:number-columns-repeated="1013"/>
        </table:table-row>
        <table:table-row table:style-name="ro4">
          <table:table-cell table:style-name="ce7" office:value-type="string" calcext:value-type="string" table:number-columns-spanned="11" table:number-rows-spanned="1">
            <text:p>En hectares</text:p>
          </table:table-cell>
          <table:covered-table-cell table:number-columns-repeated="10" table:style-name="ce7"/>
          <table:table-cell table:number-columns-repeated="1013"/>
        </table:table-row>
        <table:table-row table:style-name="ro10">
          <table:table-cell table:style-name="ce15" table:number-columns-spanned="2" table:number-rows-spanned="2"/>
          <table:covered-table-cell table:style-name="ce26"/>
          <table:table-cell table:style-name="ce1" office:value-type="string" calcext:value-type="string" table:number-columns-spanned="2" table:number-rows-spanned="1">
            <text:p>Grandes cultures</text:p>
          </table:table-cell>
          <table:covered-table-cell table:style-name="ce43"/>
          <table:table-cell table:style-name="ce2" office:value-type="string" calcext:value-type="string" table:number-columns-spanned="2" table:number-rows-spanned="1">
            <text:p>Bovins lait</text:p>
          </table:table-cell>
          <table:covered-table-cell table:style-name="ce43"/>
          <table:table-cell table:style-name="ce2" office:value-type="string" calcext:value-type="string" table:number-columns-spanned="2" table:number-rows-spanned="1">
            <text:p>Bovins viande</text:p>
          </table:table-cell>
          <table:covered-table-cell table:style-name="ce43"/>
          <table:table-cell table:style-name="ce2" office:value-type="string" calcext:value-type="string" table:number-columns-spanned="2" table:number-rows-spanned="1">
            <text:p>Bovins mixte</text:p>
          </table:table-cell>
          <table:covered-table-cell table:style-name="ce43"/>
          <table:table-cell table:style-name="ce2" office:value-type="string" calcext:value-type="string" table:number-columns-spanned="2" table:number-rows-spanned="1">
            <text:p>Ovins, caprins et autres herbivores</text:p>
          </table:table-cell>
          <table:covered-table-cell table:style-name="ce43"/>
          <table:table-cell table:style-name="ce2" office:value-type="string" calcext:value-type="string" table:number-columns-spanned="2" table:number-rows-spanned="1">
            <text:p>Elevages hors sol</text:p>
          </table:table-cell>
          <table:covered-table-cell table:style-name="ce43"/>
          <table:table-cell table:style-name="ce3" office:value-type="string" calcext:value-type="string" table:number-columns-spanned="2" table:number-rows-spanned="1">
            <text:p>Polyculture et polyélevage</text:p>
          </table:table-cell>
          <table:covered-table-cell table:style-name="ce56"/>
          <table:table-cell table:number-columns-repeated="1008"/>
        </table:table-row>
        <table:table-row table:style-name="ro11">
          <table:covered-table-cell table:style-name="ce16"/>
          <table:covered-table-cell table:style-name="ce27"/>
          <table:table-cell table:style-name="ce1" office:value-type="string" calcext:value-type="string">
            <text:p>SAU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SAU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SAU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SAU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SAU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SAU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SAU</text:p>
          </table:table-cell>
          <table:table-cell table:style-name="ce3" office:value-type="string" calcext:value-type="string">
            <text:p>COP</text:p>
          </table:table-cell>
          <table:table-cell table:number-columns-repeated="1008"/>
        </table:table-row>
        <table:table-row table:style-name="ro12">
          <table:table-cell table:style-name="ce17" office:value-type="string" calcext:value-type="string" table:number-columns-spanned="1" table:number-rows-spanned="16">
            <text:p>Libellé des EPCI</text:p>
          </table:table-cell>
          <table:table-cell table:style-name="ce28" office:value-type="string" calcext:value-type="string">
            <text:p>CA Seine Eure</text:p>
          </table:table-cell>
          <table:table-cell table:style-name="ce36" office:value-type="float" office:value="7539.75" calcext:value-type="float">
            <text:p>7 540</text:p>
          </table:table-cell>
          <table:table-cell table:style-name="ce44" office:value-type="float" office:value="6075.83" calcext:value-type="float">
            <text:p>6 076</text:p>
          </table:table-cell>
          <table:table-cell table:style-name="ce44" office:value-type="float" office:value="229.39" calcext:value-type="float">
            <text:p>229</text:p>
          </table:table-cell>
          <table:table-cell table:style-name="ce44" office:value-type="float" office:value="83.92" calcext:value-type="float">
            <text:p>84</text:p>
          </table:table-cell>
          <table:table-cell table:style-name="ce44" office:value-type="float" office:value="23.82" calcext:value-type="float">
            <text:p>24</text:p>
          </table:table-cell>
          <table:table-cell table:style-name="ce44" office:value-type="float" office:value="3.06" calcext:value-type="float">
            <text:p>3</text:p>
          </table:table-cell>
          <table:table-cell table:number-columns-repeated="2" table:style-name="ce44" office:value-type="string" calcext:value-type="string">
            <text:p>S</text:p>
          </table:table-cell>
          <table:table-cell table:style-name="ce44" office:value-type="float" office:value="127.78" calcext:value-type="float">
            <text:p>128</text:p>
          </table:table-cell>
          <table:table-cell table:style-name="ce44" office:value-type="float" office:value="4.77" calcext:value-type="float">
            <text:p>5</text:p>
          </table:table-cell>
          <table:table-cell table:number-columns-repeated="2" table:style-name="ce44" office:value-type="string" calcext:value-type="string">
            <text:p>S</text:p>
          </table:table-cell>
          <table:table-cell table:style-name="ce44" office:value-type="float" office:value="1096.82" calcext:value-type="float">
            <text:p>1 097</text:p>
          </table:table-cell>
          <table:table-cell table:style-name="ce57" office:value-type="float" office:value="601.7" calcext:value-type="float">
            <text:p>602</text:p>
          </table:table-cell>
          <table:table-cell table:number-columns-repeated="1008"/>
        </table:table-row>
        <table:table-row table:style-name="ro6">
          <table:covered-table-cell table:style-name="ce18"/>
          <table:table-cell table:style-name="ce29" office:value-type="string" calcext:value-type="string">
            <text:p>CA Agglo du Pays de Dreux</text:p>
          </table:table-cell>
          <table:table-cell table:style-name="ce36" office:value-type="float" office:value="66511.3" calcext:value-type="float">
            <text:p>66 511</text:p>
          </table:table-cell>
          <table:table-cell table:style-name="ce44" office:value-type="float" office:value="61597.28" calcext:value-type="float">
            <text:p>61 597</text:p>
          </table:table-cell>
          <table:table-cell table:style-name="ce44" office:value-type="float" office:value="343.89" calcext:value-type="float">
            <text:p>344</text:p>
          </table:table-cell>
          <table:table-cell table:style-name="ce44" office:value-type="float" office:value="100.76" calcext:value-type="float">
            <text:p>101</text:p>
          </table:table-cell>
          <table:table-cell table:style-name="ce44" office:value-type="float" office:value="158.17" calcext:value-type="float">
            <text:p>158</text:p>
          </table:table-cell>
          <table:table-cell table:style-name="ce44" office:value-type="string" calcext:value-type="string">
            <text:p>S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423.76" calcext:value-type="float">
            <text:p>424</text:p>
          </table:table-cell>
          <table:table-cell table:style-name="ce44" office:value-type="float" office:value="6.64" calcext:value-type="float">
            <text:p>7</text:p>
          </table:table-cell>
          <table:table-cell table:style-name="ce44" office:value-type="float" office:value="262.93" calcext:value-type="float">
            <text:p>263</text:p>
          </table:table-cell>
          <table:table-cell table:style-name="ce44" office:value-type="float" office:value="232.75" calcext:value-type="float">
            <text:p>233</text:p>
          </table:table-cell>
          <table:table-cell table:style-name="ce44" office:value-type="float" office:value="1739.98" calcext:value-type="float">
            <text:p>1 740</text:p>
          </table:table-cell>
          <table:table-cell table:style-name="ce57" office:value-type="float" office:value="1341.11" calcext:value-type="float">
            <text:p>1 341</text:p>
          </table:table-cell>
          <table:table-cell table:number-columns-repeated="1008"/>
        </table:table-row>
        <table:table-row table:style-name="ro7">
          <table:covered-table-cell table:style-name="ce18"/>
          <table:table-cell table:style-name="ce29" office:value-type="string" calcext:value-type="string">
            <text:p>CC de Pont-Audemer / Val de Risle</text:p>
          </table:table-cell>
          <table:table-cell table:style-name="ce36" office:value-type="float" office:value="4421.14" calcext:value-type="float">
            <text:p>4 421</text:p>
          </table:table-cell>
          <table:table-cell table:style-name="ce44" office:value-type="float" office:value="3073.07" calcext:value-type="float">
            <text:p>3 073</text:p>
          </table:table-cell>
          <table:table-cell table:style-name="ce44" office:value-type="float" office:value="2650.65" calcext:value-type="float">
            <text:p>2 651</text:p>
          </table:table-cell>
          <table:table-cell table:style-name="ce44" office:value-type="float" office:value="847.49" calcext:value-type="float">
            <text:p>847</text:p>
          </table:table-cell>
          <table:table-cell table:style-name="ce44" office:value-type="float" office:value="1199.49" calcext:value-type="float">
            <text:p>1 199</text:p>
          </table:table-cell>
          <table:table-cell table:style-name="ce44" office:value-type="float" office:value="55.59" calcext:value-type="float">
            <text:p>56</text:p>
          </table:table-cell>
          <table:table-cell table:number-columns-repeated="2" table:style-name="ce44" office:value-type="string" calcext:value-type="string">
            <text:p>S</text:p>
          </table:table-cell>
          <table:table-cell table:style-name="ce44" office:value-type="float" office:value="243.53" calcext:value-type="float">
            <text:p>24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4.15" calcext:value-type="float">
            <text:p>2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736.26" calcext:value-type="float">
            <text:p>2 736</text:p>
          </table:table-cell>
          <table:table-cell table:style-name="ce57" office:value-type="float" office:value="1482.82" calcext:value-type="float">
            <text:p>1 483</text:p>
          </table:table-cell>
          <table:table-cell table:number-columns-repeated="1008"/>
        </table:table-row>
        <table:table-row table:style-name="ro6">
          <table:covered-table-cell table:style-name="ce18"/>
          <table:table-cell table:style-name="ce29" office:value-type="string" calcext:value-type="string">
            <text:p>CC Lieuvin Pays d'Auge</text:p>
          </table:table-cell>
          <table:table-cell table:style-name="ce36" office:value-type="float" office:value="6094.44" calcext:value-type="float">
            <text:p>6 094</text:p>
          </table:table-cell>
          <table:table-cell table:style-name="ce44" office:value-type="float" office:value="4338.25" calcext:value-type="float">
            <text:p>4 338</text:p>
          </table:table-cell>
          <table:table-cell table:style-name="ce44" office:value-type="float" office:value="6527.11" calcext:value-type="float">
            <text:p>6 527</text:p>
          </table:table-cell>
          <table:table-cell table:style-name="ce44" office:value-type="float" office:value="2160.13" calcext:value-type="float">
            <text:p>2 160</text:p>
          </table:table-cell>
          <table:table-cell table:style-name="ce44" office:value-type="float" office:value="1841.32" calcext:value-type="float">
            <text:p>1 841</text:p>
          </table:table-cell>
          <table:table-cell table:style-name="ce44" office:value-type="float" office:value="101.36" calcext:value-type="float">
            <text:p>101</text:p>
          </table:table-cell>
          <table:table-cell table:style-name="ce44" office:value-type="float" office:value="897.74" calcext:value-type="float">
            <text:p>898</text:p>
          </table:table-cell>
          <table:table-cell table:style-name="ce44" office:value-type="float" office:value="201.26" calcext:value-type="float">
            <text:p>201</text:p>
          </table:table-cell>
          <table:table-cell table:style-name="ce44" office:value-type="float" office:value="1319.83" calcext:value-type="float">
            <text:p>1 320</text:p>
          </table:table-cell>
          <table:table-cell table:style-name="ce44" office:value-type="float" office:value="33.04" calcext:value-type="float">
            <text:p>33</text:p>
          </table:table-cell>
          <table:table-cell table:style-name="ce44" office:value-type="float" office:value="506.68" calcext:value-type="float">
            <text:p>507</text:p>
          </table:table-cell>
          <table:table-cell table:style-name="ce44" office:value-type="float" office:value="294.3" calcext:value-type="float">
            <text:p>294</text:p>
          </table:table-cell>
          <table:table-cell table:style-name="ce44" office:value-type="float" office:value="10274.83" calcext:value-type="float">
            <text:p>10 275</text:p>
          </table:table-cell>
          <table:table-cell table:style-name="ce57" office:value-type="float" office:value="5373.96" calcext:value-type="float">
            <text:p>5 374</text:p>
          </table:table-cell>
          <table:table-cell table:number-columns-repeated="1008"/>
        </table:table-row>
        <table:table-row table:style-name="ro6">
          <table:covered-table-cell table:style-name="ce18"/>
          <table:table-cell table:style-name="ce29" office:value-type="string" calcext:value-type="string">
            <text:p>CC Roumois Seine</text:p>
          </table:table-cell>
          <table:table-cell table:style-name="ce36" office:value-type="float" office:value="14400.54" calcext:value-type="float">
            <text:p>14 401</text:p>
          </table:table-cell>
          <table:table-cell table:style-name="ce44" office:value-type="float" office:value="10690.57" calcext:value-type="float">
            <text:p>10 691</text:p>
          </table:table-cell>
          <table:table-cell table:style-name="ce44" office:value-type="float" office:value="4585.91" calcext:value-type="float">
            <text:p>4 586</text:p>
          </table:table-cell>
          <table:table-cell table:style-name="ce44" office:value-type="float" office:value="1648.02" calcext:value-type="float">
            <text:p>1 648</text:p>
          </table:table-cell>
          <table:table-cell table:style-name="ce44" office:value-type="float" office:value="2164.64" calcext:value-type="float">
            <text:p>2 165</text:p>
          </table:table-cell>
          <table:table-cell table:style-name="ce44" office:value-type="float" office:value="102.64" calcext:value-type="float">
            <text:p>103</text:p>
          </table:table-cell>
          <table:table-cell table:style-name="ce44" office:value-type="float" office:value="893.63" calcext:value-type="float">
            <text:p>894</text:p>
          </table:table-cell>
          <table:table-cell table:style-name="ce44" office:value-type="float" office:value="176.02" calcext:value-type="float">
            <text:p>176</text:p>
          </table:table-cell>
          <table:table-cell table:style-name="ce44" office:value-type="float" office:value="581.86" calcext:value-type="float">
            <text:p>582</text:p>
          </table:table-cell>
          <table:table-cell table:style-name="ce44" office:value-type="float" office:value="2.63" calcext:value-type="float">
            <text:p>3</text:p>
          </table:table-cell>
          <table:table-cell table:style-name="ce44" office:value-type="float" office:value="168.52" calcext:value-type="float">
            <text:p>169</text:p>
          </table:table-cell>
          <table:table-cell table:style-name="ce44" office:value-type="float" office:value="63.72" calcext:value-type="float">
            <text:p>64</text:p>
          </table:table-cell>
          <table:table-cell table:style-name="ce44" office:value-type="float" office:value="9368.21000000001" calcext:value-type="float">
            <text:p>9 368</text:p>
          </table:table-cell>
          <table:table-cell table:style-name="ce57" office:value-type="float" office:value="5186.86" calcext:value-type="float">
            <text:p>5 187</text:p>
          </table:table-cell>
          <table:table-cell table:number-columns-repeated="1008"/>
        </table:table-row>
        <table:table-row table:style-name="ro7">
          <table:covered-table-cell table:style-name="ce18"/>
          <table:table-cell table:style-name="ce29" office:value-type="string" calcext:value-type="string">
            <text:p>CC Intercom Bernay Terres de Normandie</text:p>
          </table:table-cell>
          <table:table-cell table:style-name="ce36" office:value-type="float" office:value="33170.37" calcext:value-type="float">
            <text:p>33 170</text:p>
          </table:table-cell>
          <table:table-cell table:style-name="ce44" office:value-type="float" office:value="25811.55" calcext:value-type="float">
            <text:p>25 812</text:p>
          </table:table-cell>
          <table:table-cell table:style-name="ce44" office:value-type="float" office:value="5729.22" calcext:value-type="float">
            <text:p>5 729</text:p>
          </table:table-cell>
          <table:table-cell table:style-name="ce44" office:value-type="float" office:value="2175.14" calcext:value-type="float">
            <text:p>2 175</text:p>
          </table:table-cell>
          <table:table-cell table:style-name="ce44" office:value-type="float" office:value="3181.71" calcext:value-type="float">
            <text:p>3 182</text:p>
          </table:table-cell>
          <table:table-cell table:style-name="ce44" office:value-type="float" office:value="377.76" calcext:value-type="float">
            <text:p>378</text:p>
          </table:table-cell>
          <table:table-cell table:style-name="ce44" office:value-type="float" office:value="1096.88" calcext:value-type="float">
            <text:p>1 097</text:p>
          </table:table-cell>
          <table:table-cell table:style-name="ce44" office:value-type="float" office:value="309.24" calcext:value-type="float">
            <text:p>309</text:p>
          </table:table-cell>
          <table:table-cell table:style-name="ce44" office:value-type="float" office:value="1464.67" calcext:value-type="float">
            <text:p>1 465</text:p>
          </table:table-cell>
          <table:table-cell table:style-name="ce44" office:value-type="float" office:value="56.8" calcext:value-type="float">
            <text:p>57</text:p>
          </table:table-cell>
          <table:table-cell table:style-name="ce44" office:value-type="float" office:value="404.38" calcext:value-type="float">
            <text:p>404</text:p>
          </table:table-cell>
          <table:table-cell table:style-name="ce44" office:value-type="float" office:value="217.97" calcext:value-type="float">
            <text:p>218</text:p>
          </table:table-cell>
          <table:table-cell table:style-name="ce44" office:value-type="float" office:value="18446.2" calcext:value-type="float">
            <text:p>18 446</text:p>
          </table:table-cell>
          <table:table-cell table:style-name="ce57" office:value-type="float" office:value="10724.85" calcext:value-type="float">
            <text:p>10 725</text:p>
          </table:table-cell>
          <table:table-cell table:number-columns-repeated="1008"/>
        </table:table-row>
        <table:table-row table:style-name="ro7">
          <table:covered-table-cell table:style-name="ce18"/>
          <table:table-cell table:style-name="ce29" office:value-type="string" calcext:value-type="string">
            <text:p>CC Interco Normandie Sud Eure</text:p>
          </table:table-cell>
          <table:table-cell table:style-name="ce36" office:value-type="float" office:value="46070.32" calcext:value-type="float">
            <text:p>46 070</text:p>
          </table:table-cell>
          <table:table-cell table:style-name="ce44" office:value-type="float" office:value="41711.19" calcext:value-type="float">
            <text:p>41 711</text:p>
          </table:table-cell>
          <table:table-cell table:style-name="ce44" office:value-type="float" office:value="2480.64" calcext:value-type="float">
            <text:p>2 481</text:p>
          </table:table-cell>
          <table:table-cell table:style-name="ce44" office:value-type="float" office:value="882.62" calcext:value-type="float">
            <text:p>883</text:p>
          </table:table-cell>
          <table:table-cell table:style-name="ce44" office:value-type="float" office:value="1119.25" calcext:value-type="float">
            <text:p>1 119</text:p>
          </table:table-cell>
          <table:table-cell table:style-name="ce44" office:value-type="float" office:value="26.75" calcext:value-type="float">
            <text:p>27</text:p>
          </table:table-cell>
          <table:table-cell table:number-columns-repeated="2" table:style-name="ce44" office:value-type="string" calcext:value-type="string">
            <text:p>S</text:p>
          </table:table-cell>
          <table:table-cell table:style-name="ce44" office:value-type="float" office:value="526.32" calcext:value-type="float">
            <text:p>526</text:p>
          </table:table-cell>
          <table:table-cell table:style-name="ce44" office:value-type="string" calcext:value-type="string">
            <text:p>S</text:p>
          </table:table-cell>
          <table:table-cell table:style-name="ce44" office:value-type="float" office:value="833.91" calcext:value-type="float">
            <text:p>834</text:p>
          </table:table-cell>
          <table:table-cell table:style-name="ce44" office:value-type="float" office:value="679.01" calcext:value-type="float">
            <text:p>679</text:p>
          </table:table-cell>
          <table:table-cell table:style-name="ce44" office:value-type="float" office:value="12209.89" calcext:value-type="float">
            <text:p>12 210</text:p>
          </table:table-cell>
          <table:table-cell table:style-name="ce57" office:value-type="float" office:value="8387.14" calcext:value-type="float">
            <text:p>8 387</text:p>
          </table:table-cell>
          <table:table-cell table:number-columns-repeated="1008"/>
        </table:table-row>
        <table:table-row table:style-name="ro7">
          <table:covered-table-cell table:style-name="ce18"/>
          <table:table-cell table:style-name="ce29" office:value-type="string" calcext:value-type="string">
            <text:p>CC du Pays de Honfleur-Beuzeville</text:p>
          </table:table-cell>
          <table:table-cell table:style-name="ce36" office:value-type="float" office:value="1684.97" calcext:value-type="float">
            <text:p>1 685</text:p>
          </table:table-cell>
          <table:table-cell table:style-name="ce44" office:value-type="float" office:value="1108.47" calcext:value-type="float">
            <text:p>1 108</text:p>
          </table:table-cell>
          <table:table-cell table:style-name="ce44" office:value-type="float" office:value="2818.94" calcext:value-type="float">
            <text:p>2 819</text:p>
          </table:table-cell>
          <table:table-cell table:style-name="ce44" office:value-type="float" office:value="872.72" calcext:value-type="float">
            <text:p>873</text:p>
          </table:table-cell>
          <table:table-cell table:style-name="ce44" office:value-type="float" office:value="4749.62" calcext:value-type="float">
            <text:p>4 750</text:p>
          </table:table-cell>
          <table:table-cell table:style-name="ce44" office:value-type="float" office:value="343.85" calcext:value-type="float">
            <text:p>344</text:p>
          </table:table-cell>
          <table:table-cell table:style-name="ce44" office:value-type="float" office:value="1040.38" calcext:value-type="float">
            <text:p>1 040</text:p>
          </table:table-cell>
          <table:table-cell table:style-name="ce44" office:value-type="float" office:value="210.18" calcext:value-type="float">
            <text:p>210</text:p>
          </table:table-cell>
          <table:table-cell table:style-name="ce44" office:value-type="float" office:value="1290.68" calcext:value-type="float">
            <text:p>1 291</text:p>
          </table:table-cell>
          <table:table-cell table:style-name="ce44" office:value-type="float" office:value="30.43" calcext:value-type="float">
            <text:p>30</text:p>
          </table:table-cell>
          <table:table-cell table:style-name="ce44" office:value-type="float" office:value="102.44" calcext:value-type="float">
            <text:p>102</text:p>
          </table:table-cell>
          <table:table-cell table:style-name="ce44" office:value-type="string" calcext:value-type="string">
            <text:p>S</text:p>
          </table:table-cell>
          <table:table-cell table:style-name="ce44" office:value-type="float" office:value="2832.34" calcext:value-type="float">
            <text:p>2 832</text:p>
          </table:table-cell>
          <table:table-cell table:style-name="ce57" office:value-type="float" office:value="1143.83" calcext:value-type="float">
            <text:p>1 144</text:p>
          </table:table-cell>
          <table:table-cell table:number-columns-repeated="1008"/>
        </table:table-row>
        <table:table-row table:style-name="ro3">
          <table:covered-table-cell table:style-name="ce18"/>
          <table:table-cell table:style-name="ce29" office:value-type="string" calcext:value-type="string">
            <text:p>CC des 4 Rivières</text:p>
          </table:table-cell>
          <table:table-cell table:style-name="ce36" office:value-type="float" office:value="5003.41" calcext:value-type="float">
            <text:p>5 003</text:p>
          </table:table-cell>
          <table:table-cell table:style-name="ce44" office:value-type="float" office:value="3541.18" calcext:value-type="float">
            <text:p>3 541</text:p>
          </table:table-cell>
          <table:table-cell table:style-name="ce44" office:value-type="float" office:value="16685.19" calcext:value-type="float">
            <text:p>16 685</text:p>
          </table:table-cell>
          <table:table-cell table:style-name="ce44" office:value-type="float" office:value="4317.67" calcext:value-type="float">
            <text:p>4 318</text:p>
          </table:table-cell>
          <table:table-cell table:style-name="ce44" office:value-type="float" office:value="3651.41" calcext:value-type="float">
            <text:p>3 651</text:p>
          </table:table-cell>
          <table:table-cell table:style-name="ce44" office:value-type="float" office:value="267.95" calcext:value-type="float">
            <text:p>268</text:p>
          </table:table-cell>
          <table:table-cell table:style-name="ce44" office:value-type="float" office:value="5614.98" calcext:value-type="float">
            <text:p>5 615</text:p>
          </table:table-cell>
          <table:table-cell table:style-name="ce44" office:value-type="float" office:value="905" calcext:value-type="float">
            <text:p>905</text:p>
          </table:table-cell>
          <table:table-cell table:style-name="ce44" office:value-type="float" office:value="994.39" calcext:value-type="float">
            <text:p>994</text:p>
          </table:table-cell>
          <table:table-cell table:style-name="ce44" office:value-type="float" office:value="20.01" calcext:value-type="float">
            <text:p>20</text:p>
          </table:table-cell>
          <table:table-cell table:style-name="ce44" office:value-type="float" office:value="429.06" calcext:value-type="float">
            <text:p>429</text:p>
          </table:table-cell>
          <table:table-cell table:style-name="ce44" office:value-type="float" office:value="223.47" calcext:value-type="float">
            <text:p>223</text:p>
          </table:table-cell>
          <table:table-cell table:style-name="ce44" office:value-type="float" office:value="7588.66" calcext:value-type="float">
            <text:p>7 589</text:p>
          </table:table-cell>
          <table:table-cell table:style-name="ce57" office:value-type="float" office:value="3615.13" calcext:value-type="float">
            <text:p>3 615</text:p>
          </table:table-cell>
          <table:table-cell table:number-columns-repeated="1008"/>
        </table:table-row>
        <table:table-row table:style-name="ro3">
          <table:covered-table-cell table:style-name="ce18"/>
          <table:table-cell table:style-name="ce29" office:value-type="string" calcext:value-type="string">
            <text:p>CC Lyons Andelle</text:p>
          </table:table-cell>
          <table:table-cell table:style-name="ce36" office:value-type="float" office:value="9110.27" calcext:value-type="float">
            <text:p>9 110</text:p>
          </table:table-cell>
          <table:table-cell table:style-name="ce44" office:value-type="float" office:value="6714.54" calcext:value-type="float">
            <text:p>6 715</text:p>
          </table:table-cell>
          <table:table-cell table:style-name="ce44" office:value-type="float" office:value="2181.65" calcext:value-type="float">
            <text:p>2 182</text:p>
          </table:table-cell>
          <table:table-cell table:style-name="ce44" office:value-type="float" office:value="935.42" calcext:value-type="float">
            <text:p>935</text:p>
          </table:table-cell>
          <table:table-cell table:style-name="ce44" office:value-type="float" office:value="106.32" calcext:value-type="float">
            <text:p>106</text:p>
          </table:table-cell>
          <table:table-cell table:style-name="ce44" office:value-type="string" calcext:value-type="string">
            <text:p>S</text:p>
          </table:table-cell>
          <table:table-cell table:number-columns-repeated="2" table:style-name="ce44" office:value-type="float" office:value="0.0000001" calcext:value-type="float">
            <text:p>0</text:p>
          </table:table-cell>
          <table:table-cell table:style-name="ce44" office:value-type="float" office:value="208.05" calcext:value-type="float">
            <text:p>208</text:p>
          </table:table-cell>
          <table:table-cell table:style-name="ce44" office:value-type="string" calcext:value-type="string">
            <text:p>S</text:p>
          </table:table-cell>
          <table:table-cell table:style-name="ce44" office:value-type="float" office:value="229.36" calcext:value-type="float">
            <text:p>229</text:p>
          </table:table-cell>
          <table:table-cell table:style-name="ce44" office:value-type="float" office:value="115.25" calcext:value-type="float">
            <text:p>115</text:p>
          </table:table-cell>
          <table:table-cell table:style-name="ce44" office:value-type="float" office:value="3505.14" calcext:value-type="float">
            <text:p>3 505</text:p>
          </table:table-cell>
          <table:table-cell table:style-name="ce57" office:value-type="float" office:value="2068.42" calcext:value-type="float">
            <text:p>2 068</text:p>
          </table:table-cell>
          <table:table-cell table:number-columns-repeated="1008"/>
        </table:table-row>
        <table:table-row table:style-name="ro6">
          <table:covered-table-cell table:style-name="ce18"/>
          <table:table-cell table:style-name="ce29" office:value-type="string" calcext:value-type="string">
            <text:p>CA Evreux Portes de Normandie</text:p>
          </table:table-cell>
          <table:table-cell table:style-name="ce36" office:value-type="float" office:value="28318.32" calcext:value-type="float">
            <text:p>28 318</text:p>
          </table:table-cell>
          <table:table-cell table:style-name="ce44" office:value-type="float" office:value="25854.68" calcext:value-type="float">
            <text:p>25 855</text:p>
          </table:table-cell>
          <table:table-cell table:style-name="ce44" office:value-type="string" calcext:value-type="string">
            <text:p>S</text:p>
          </table:table-cell>
          <table:table-cell table:style-name="ce44" office:value-type="float" office:value="102.27" calcext:value-type="float">
            <text:p>102</text:p>
          </table:table-cell>
          <table:table-cell table:style-name="ce44" office:value-type="string" calcext:value-type="string">
            <text:p>S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206.71" calcext:value-type="float">
            <text:p>207</text:p>
          </table:table-cell>
          <table:table-cell table:style-name="ce44" office:value-type="string" calcext:value-type="string">
            <text:p>S</text:p>
          </table:table-cell>
          <table:table-cell table:style-name="ce44" office:value-type="float" office:value="208.67" calcext:value-type="float">
            <text:p>209</text:p>
          </table:table-cell>
          <table:table-cell table:style-name="ce44" office:value-type="float" office:value="196.7" calcext:value-type="float">
            <text:p>197</text:p>
          </table:table-cell>
          <table:table-cell table:style-name="ce44" office:value-type="float" office:value="1850.64" calcext:value-type="float">
            <text:p>1 851</text:p>
          </table:table-cell>
          <table:table-cell table:style-name="ce57" office:value-type="float" office:value="1177.91" calcext:value-type="float">
            <text:p>1 178</text:p>
          </table:table-cell>
          <table:table-cell table:number-columns-repeated="1008"/>
        </table:table-row>
        <table:table-row table:style-name="ro6">
          <table:covered-table-cell table:style-name="ce18"/>
          <table:table-cell table:style-name="ce29" office:value-type="string" calcext:value-type="string">
            <text:p>CC du Vexin Normand</text:p>
          </table:table-cell>
          <table:table-cell table:style-name="ce36" office:value-type="float" office:value="21056.07" calcext:value-type="float">
            <text:p>21 056</text:p>
          </table:table-cell>
          <table:table-cell table:style-name="ce44" office:value-type="float" office:value="15157.84" calcext:value-type="float">
            <text:p>15 158</text:p>
          </table:table-cell>
          <table:table-cell table:number-columns-repeated="2" table:style-name="ce44" office:value-type="string" calcext:value-type="string">
            <text:p>S</text:p>
          </table:table-cell>
          <table:table-cell table:style-name="ce44" office:value-type="float" office:value="194.4" calcext:value-type="float">
            <text:p>194</text:p>
          </table:table-cell>
          <table:table-cell table:style-name="ce44" office:value-type="string" calcext:value-type="string">
            <text:p>S</text:p>
          </table:table-cell>
          <table:table-cell table:style-name="ce44" office:value-type="float" office:value="278.26" calcext:value-type="float">
            <text:p>278</text:p>
          </table:table-cell>
          <table:table-cell table:style-name="ce44" office:value-type="float" office:value="67.03" calcext:value-type="float">
            <text:p>67</text:p>
          </table:table-cell>
          <table:table-cell table:style-name="ce44" office:value-type="float" office:value="120.46" calcext:value-type="float">
            <text:p>12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2253.91" calcext:value-type="float">
            <text:p>2 254</text:p>
          </table:table-cell>
          <table:table-cell table:style-name="ce57" office:value-type="float" office:value="1236.73" calcext:value-type="float">
            <text:p>1 237</text:p>
          </table:table-cell>
          <table:table-cell table:number-columns-repeated="1008"/>
        </table:table-row>
        <table:table-row table:style-name="ro7">
          <table:covered-table-cell table:style-name="ce18"/>
          <table:table-cell table:style-name="ce29" office:value-type="string" calcext:value-type="string">
            <text:p>CA Seine Normandie Agglomération</text:p>
          </table:table-cell>
          <table:table-cell table:style-name="ce36" office:value-type="float" office:value="37838.04" calcext:value-type="float">
            <text:p>37 838</text:p>
          </table:table-cell>
          <table:table-cell table:style-name="ce44" office:value-type="float" office:value="29506.87" calcext:value-type="float">
            <text:p>29 507</text:p>
          </table:table-cell>
          <table:table-cell table:style-name="ce44" office:value-type="float" office:value="480.56" calcext:value-type="float">
            <text:p>481</text:p>
          </table:table-cell>
          <table:table-cell table:style-name="ce44" office:value-type="float" office:value="112.21" calcext:value-type="float">
            <text:p>112</text:p>
          </table:table-cell>
          <table:table-cell table:style-name="ce44" office:value-type="float" office:value="384.5" calcext:value-type="float">
            <text:p>385</text:p>
          </table:table-cell>
          <table:table-cell table:style-name="ce44" office:value-type="float" office:value="16.52" calcext:value-type="float">
            <text:p>17</text:p>
          </table:table-cell>
          <table:table-cell table:number-columns-repeated="2" table:style-name="ce44" office:value-type="string" calcext:value-type="string">
            <text:p>S</text:p>
          </table:table-cell>
          <table:table-cell table:style-name="ce44" office:value-type="float" office:value="223.25" calcext:value-type="float">
            <text:p>223</text:p>
          </table:table-cell>
          <table:table-cell table:style-name="ce44" office:value-type="string" calcext:value-type="string">
            <text:p>S</text:p>
          </table:table-cell>
          <table:table-cell table:style-name="ce44" office:value-type="float" office:value="251.95" calcext:value-type="float">
            <text:p>252</text:p>
          </table:table-cell>
          <table:table-cell table:style-name="ce44" office:value-type="float" office:value="127.11" calcext:value-type="float">
            <text:p>127</text:p>
          </table:table-cell>
          <table:table-cell table:style-name="ce44" office:value-type="float" office:value="5660.87" calcext:value-type="float">
            <text:p>5 661</text:p>
          </table:table-cell>
          <table:table-cell table:style-name="ce57" office:value-type="float" office:value="3311.83" calcext:value-type="float">
            <text:p>3 312</text:p>
          </table:table-cell>
          <table:table-cell table:number-columns-repeated="1008"/>
        </table:table-row>
        <table:table-row table:style-name="ro6">
          <table:covered-table-cell table:style-name="ce18"/>
          <table:table-cell table:style-name="ce29" office:value-type="string" calcext:value-type="string">
            <text:p>CC du Pays de Conches</text:p>
          </table:table-cell>
          <table:table-cell table:style-name="ce36" office:value-type="float" office:value="12972.06" calcext:value-type="float">
            <text:p>12 972</text:p>
          </table:table-cell>
          <table:table-cell table:style-name="ce44" office:value-type="float" office:value="11339.97" calcext:value-type="float">
            <text:p>11 340</text:p>
          </table:table-cell>
          <table:table-cell table:style-name="ce44" office:value-type="string" calcext:value-type="string">
            <text:p>S</text:p>
          </table:table-cell>
          <table:table-cell table:style-name="ce44" office:value-type="float" office:value="46.6" calcext:value-type="float">
            <text:p>47</text:p>
          </table:table-cell>
          <table:table-cell table:style-name="ce44" office:value-type="string" calcext:value-type="string">
            <text:p>S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string" calcext:value-type="string">
            <text:p>S</text:p>
          </table:table-cell>
          <table:table-cell table:style-name="ce44" office:value-type="float" office:value="20.45" calcext:value-type="float">
            <text:p>2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string" calcext:value-type="string">
            <text:p>S</text:p>
          </table:table-cell>
          <table:table-cell table:style-name="ce44" office:value-type="float" office:value="1728.63" calcext:value-type="float">
            <text:p>1 729</text:p>
          </table:table-cell>
          <table:table-cell table:style-name="ce57" office:value-type="float" office:value="1264.56" calcext:value-type="float">
            <text:p>1 265</text:p>
          </table:table-cell>
          <table:table-cell table:number-columns-repeated="1008"/>
        </table:table-row>
        <table:table-row table:style-name="ro6">
          <table:covered-table-cell table:style-name="ce18"/>
          <table:table-cell table:style-name="ce29" office:value-type="string" calcext:value-type="string">
            <text:p>CC du Pays du Neubourg</text:p>
          </table:table-cell>
          <table:table-cell table:style-name="ce36" office:value-type="float" office:value="16595.18" calcext:value-type="float">
            <text:p>16 595</text:p>
          </table:table-cell>
          <table:table-cell table:style-name="ce44" office:value-type="float" office:value="13090.75" calcext:value-type="float">
            <text:p>13 091</text:p>
          </table:table-cell>
          <table:table-cell table:number-columns-repeated="2" table:style-name="ce44" office:value-type="string" calcext:value-type="string">
            <text:p>S</text:p>
          </table:table-cell>
          <table:table-cell table:style-name="ce44" office:value-type="float" office:value="142.23" calcext:value-type="float">
            <text:p>142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130.4" calcext:value-type="float">
            <text:p>13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509.9" calcext:value-type="float">
            <text:p>510</text:p>
          </table:table-cell>
          <table:table-cell table:style-name="ce44" office:value-type="float" office:value="331.03" calcext:value-type="float">
            <text:p>331</text:p>
          </table:table-cell>
          <table:table-cell table:style-name="ce44" office:value-type="float" office:value="2585.18" calcext:value-type="float">
            <text:p>2 585</text:p>
          </table:table-cell>
          <table:table-cell table:style-name="ce57" office:value-type="float" office:value="1687.83" calcext:value-type="float">
            <text:p>1 688</text:p>
          </table:table-cell>
          <table:table-cell table:number-columns-repeated="1008"/>
        </table:table-row>
        <table:table-row table:style-name="ro8">
          <table:covered-table-cell table:style-name="ce18"/>
          <table:table-cell table:style-name="ce29" office:value-type="string" calcext:value-type="string">
            <text:p>CC Eure-Madrie-Seine</text:p>
          </table:table-cell>
          <table:table-cell table:style-name="ce37" office:value-type="float" office:value="6467.89" calcext:value-type="float">
            <text:p>6 468</text:p>
          </table:table-cell>
          <table:table-cell table:style-name="ce45" office:value-type="float" office:value="5365.32" calcext:value-type="float">
            <text:p>5 365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135.42" calcext:value-type="float">
            <text:p>135</text:p>
          </table:table-cell>
          <table:table-cell table:style-name="ce45" office:value-type="string" calcext:value-type="string">
            <text:p>S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115.09" calcext:value-type="float">
            <text:p>115</text:p>
          </table:table-cell>
          <table:table-cell table:number-columns-repeated="3" table:style-name="ce45" office:value-type="string" calcext:value-type="string">
            <text:p>S</text:p>
          </table:table-cell>
          <table:table-cell table:style-name="ce45" office:value-type="float" office:value="1245.95" calcext:value-type="float">
            <text:p>1 246</text:p>
          </table:table-cell>
          <table:table-cell table:style-name="ce58" office:value-type="float" office:value="898.08" calcext:value-type="float">
            <text:p>898</text:p>
          </table:table-cell>
          <table:table-cell table:number-columns-repeated="1008"/>
        </table:table-row>
        <table:table-row table:style-name="ro13">
          <table:table-cell table:style-name="ce13" office:value-type="string" calcext:value-type="string" table:number-columns-spanned="2" table:number-rows-spanned="1">
            <text:p>Eure</text:p>
          </table:table-cell>
          <table:covered-table-cell table:style-name="ce25"/>
          <table:table-cell table:style-name="ce33" office:value-type="float" office:value="246288" calcext:value-type="float">
            <text:p>246 288</text:p>
          </table:table-cell>
          <table:table-cell table:style-name="ce42" office:value-type="float" office:value="200308.320000001" calcext:value-type="float">
            <text:p>200 308</text:p>
          </table:table-cell>
          <table:table-cell table:style-name="ce41" office:value-type="float" office:value="27377" calcext:value-type="float">
            <text:p>27 377</text:p>
          </table:table-cell>
          <table:table-cell table:style-name="ce42" office:value-type="float" office:value="9558.36" calcext:value-type="float">
            <text:p>9 558</text:p>
          </table:table-cell>
          <table:table-cell table:style-name="ce41" office:value-type="float" office:value="13209" calcext:value-type="float">
            <text:p>13 209</text:p>
          </table:table-cell>
          <table:table-cell table:style-name="ce42" office:value-type="float" office:value="951.93" calcext:value-type="float">
            <text:p>952</text:p>
          </table:table-cell>
          <table:table-cell table:style-name="ce41" office:value-type="float" office:value="4553" calcext:value-type="float">
            <text:p>4 553</text:p>
          </table:table-cell>
          <table:table-cell table:style-name="ce42" office:value-type="float" office:value="1077.81" calcext:value-type="float">
            <text:p>1 078</text:p>
          </table:table-cell>
          <table:table-cell table:style-name="ce41" office:value-type="float" office:value="5938" calcext:value-type="float">
            <text:p>5 938</text:p>
          </table:table-cell>
          <table:table-cell table:style-name="ce54" office:value-type="float" office:value="176.89" calcext:value-type="float">
            <text:p>177</text:p>
          </table:table-cell>
          <table:table-cell table:style-name="ce41" office:value-type="float" office:value="3519" calcext:value-type="float">
            <text:p>3 519</text:p>
          </table:table-cell>
          <table:table-cell table:style-name="ce54" office:value-type="float" office:value="2295.08" calcext:value-type="float">
            <text:p>2 295</text:p>
          </table:table-cell>
          <table:table-cell table:style-name="ce41" office:value-type="float" office:value="74690" calcext:value-type="float">
            <text:p>74 690</text:p>
          </table:table-cell>
          <table:table-cell table:style-name="ce59" office:value-type="float" office:value="43870.19" calcext:value-type="float">
            <text:p>43 870</text:p>
          </table:table-cell>
          <table:table-cell table:number-columns-repeated="1008"/>
        </table:table-row>
        <table:table-row table:style-name="ro13">
          <table:table-cell table:style-name="ce19" office:value-type="string" calcext:value-type="string" table:number-columns-spanned="2" table:number-rows-spanned="1">
            <text:p>Normandie</text:p>
          </table:table-cell>
          <table:covered-table-cell table:style-name="ce30"/>
          <table:table-cell table:style-name="ce38" office:value-type="float" office:value="563123" calcext:value-type="float">
            <text:p>563 123</text:p>
          </table:table-cell>
          <table:table-cell table:style-name="ce46" office:value-type="float" office:value="408921.530000001" calcext:value-type="float">
            <text:p>408 922</text:p>
          </table:table-cell>
          <table:table-cell table:style-name="ce46" office:value-type="float" office:value="592020" calcext:value-type="float">
            <text:p>592 020</text:p>
          </table:table-cell>
          <table:table-cell table:style-name="ce46" office:value-type="float" office:value="121443.69" calcext:value-type="float">
            <text:p>121 444</text:p>
          </table:table-cell>
          <table:table-cell table:style-name="ce46" office:value-type="float" office:value="150031" calcext:value-type="float">
            <text:p>150 031</text:p>
          </table:table-cell>
          <table:table-cell table:style-name="ce46" office:value-type="float" office:value="10068.61" calcext:value-type="float">
            <text:p>10 069</text:p>
          </table:table-cell>
          <table:table-cell table:style-name="ce46" office:value-type="float" office:value="161973" calcext:value-type="float">
            <text:p>161 973</text:p>
          </table:table-cell>
          <table:table-cell table:style-name="ce46" office:value-type="float" office:value="30683.32" calcext:value-type="float">
            <text:p>30 683</text:p>
          </table:table-cell>
          <table:table-cell table:style-name="ce46" office:value-type="float" office:value="81372" calcext:value-type="float">
            <text:p>81 372</text:p>
          </table:table-cell>
          <table:table-cell table:style-name="ce46" office:value-type="float" office:value="2576.38" calcext:value-type="float">
            <text:p>2 576</text:p>
          </table:table-cell>
          <table:table-cell table:style-name="ce55" office:value-type="float" office:value="53322" calcext:value-type="float">
            <text:p>53322</text:p>
          </table:table-cell>
          <table:table-cell table:style-name="ce46" office:value-type="float" office:value="23403.67" calcext:value-type="float">
            <text:p>23 404</text:p>
          </table:table-cell>
          <table:table-cell table:style-name="ce55" office:value-type="float" office:value="365641" calcext:value-type="float">
            <text:p>365641</text:p>
          </table:table-cell>
          <table:table-cell table:style-name="ce60" office:value-type="float" office:value="181649.3" calcext:value-type="float">
            <text:p>181 649</text:p>
          </table:table-cell>
          <table:table-cell table:number-columns-repeated="1008"/>
        </table:table-row>
        <table:table-row table:style-name="ro3">
          <table:table-cell table:style-name="ce14" office:value-type="string" calcext:value-type="string">
            <text:p>Source : Agreste - Recensement agricole de 2010</text:p>
          </table:table-cell>
          <table:table-cell/>
          <table:table-cell table:style-name="ce35" table:number-columns-repeated="14"/>
          <table:table-cell table:number-columns-repeated="100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scom" table:style-name="ta1">
        <office:forms form:automatic-focus="false" form:apply-design-mode="false"/>
        <table:table-column table:style-name="co1" table:number-columns-repeated="18" table:default-cell-style-name="Default"/>
        <table:table-row table:style-name="ro2">
          <table:table-cell table:style-name="ce61" office:value-type="string" calcext:value-type="string" table:number-columns-spanned="3" table:number-rows-spanned="1">
            <text:p>Périmètre : Calvados</text:p>
          </table:table-cell>
          <table:covered-table-cell table:style-name="ce77"/>
          <table:covered-table-cell table:style-name="ce81"/>
          <table:table-cell table:style-name="ce61" office:value-type="string" calcext:value-type="string" table:number-columns-spanned="3" table:number-rows-spanned="1">
            <text:p>Périmètre : Eure</text:p>
          </table:table-cell>
          <table:covered-table-cell table:style-name="ce77"/>
          <table:covered-table-cell table:style-name="ce81"/>
          <table:table-cell table:style-name="ce61" office:value-type="string" calcext:value-type="string" table:number-columns-spanned="3" table:number-rows-spanned="1">
            <text:p>Périmètre : Manche</text:p>
          </table:table-cell>
          <table:covered-table-cell table:style-name="ce77"/>
          <table:covered-table-cell table:style-name="ce81"/>
          <table:table-cell table:style-name="ce61" office:value-type="string" calcext:value-type="string" table:number-columns-spanned="3" table:number-rows-spanned="1">
            <text:p>Périmètre : Orne</text:p>
          </table:table-cell>
          <table:covered-table-cell table:style-name="ce77"/>
          <table:covered-table-cell table:style-name="ce81"/>
          <table:table-cell table:style-name="ce61" office:value-type="string" calcext:value-type="string" table:number-columns-spanned="3" table:number-rows-spanned="1">
            <text:p>Périmètre : Seine-Maritime</text:p>
          </table:table-cell>
          <table:covered-table-cell table:style-name="ce77"/>
          <table:covered-table-cell table:style-name="ce81"/>
          <table:table-cell table:style-name="ce61" office:value-type="string" calcext:value-type="string" table:number-columns-spanned="3" table:number-rows-spanned="1">
            <text:p>Périmètre : Normandie</text:p>
          </table:table-cell>
          <table:covered-table-cell table:style-name="ce77"/>
          <table:covered-table-cell table:style-name="ce81"/>
        </table:table-row>
        <table:table-row table:style-name="ro2">
          <table:table-cell table:style-name="ce62" office:value-type="string" calcext:value-type="string" table:number-columns-spanned="3" table:number-rows-spanned="1">
            <text:p>Surface en ha</text:p>
          </table:table-cell>
          <table:covered-table-cell table:style-name="ce78"/>
          <table:covered-table-cell table:style-name="ce82"/>
          <table:table-cell table:style-name="ce62" office:value-type="string" calcext:value-type="string" table:number-columns-spanned="3" table:number-rows-spanned="1">
            <text:p>Surface en ha</text:p>
          </table:table-cell>
          <table:covered-table-cell table:style-name="ce78"/>
          <table:covered-table-cell table:style-name="ce82"/>
          <table:table-cell table:style-name="ce62" office:value-type="string" calcext:value-type="string" table:number-columns-spanned="3" table:number-rows-spanned="1">
            <text:p>Surface en ha</text:p>
          </table:table-cell>
          <table:covered-table-cell table:style-name="ce78"/>
          <table:covered-table-cell table:style-name="ce82"/>
          <table:table-cell table:style-name="ce62" office:value-type="string" calcext:value-type="string" table:number-columns-spanned="3" table:number-rows-spanned="1">
            <text:p>Surface en ha</text:p>
          </table:table-cell>
          <table:covered-table-cell table:style-name="ce78"/>
          <table:covered-table-cell table:style-name="ce82"/>
          <table:table-cell table:style-name="ce62" office:value-type="string" calcext:value-type="string" table:number-columns-spanned="3" table:number-rows-spanned="1">
            <text:p>Surface en ha</text:p>
          </table:table-cell>
          <table:covered-table-cell table:style-name="ce78"/>
          <table:covered-table-cell table:style-name="ce82"/>
          <table:table-cell table:style-name="ce62" office:value-type="string" calcext:value-type="string" table:number-columns-spanned="3" table:number-rows-spanned="1">
            <text:p>Surface en ha</text:p>
          </table:table-cell>
          <table:covered-table-cell table:style-name="ce78"/>
          <table:covered-table-cell table:style-name="ce82"/>
        </table:table-row>
        <table:table-row table:style-name="ro2">
          <table:table-cell table:style-name="ce63" office:value-type="string" calcext:value-type="string">
            <text:p>++</text:p>
          </table:table-cell>
          <table:table-cell table:style-name="ce79" office:value-type="float" office:value="560184.9" calcext:value-type="float">
            <text:p>560184,9</text:p>
          </table:table-cell>
          <table:table-cell table:style-name="ce83" office:value-type="percentage" office:value="1" calcext:value-type="percentage">
            <text:p>100,00%</text:p>
          </table:table-cell>
          <table:table-cell table:style-name="ce63" office:value-type="string" calcext:value-type="string">
            <text:p>++</text:p>
          </table:table-cell>
          <table:table-cell table:style-name="ce79" office:value-type="float" office:value="603561.43" calcext:value-type="float">
            <text:p>603561,43</text:p>
          </table:table-cell>
          <table:table-cell table:style-name="ce83" office:value-type="percentage" office:value="1" calcext:value-type="percentage">
            <text:p>100,00%</text:p>
          </table:table-cell>
          <table:table-cell table:style-name="ce63" office:value-type="string" calcext:value-type="string">
            <text:p>++</text:p>
          </table:table-cell>
          <table:table-cell table:style-name="ce79" office:value-type="float" office:value="600215.59" calcext:value-type="float">
            <text:p>600215,59</text:p>
          </table:table-cell>
          <table:table-cell table:style-name="ce83" office:value-type="percentage" office:value="1" calcext:value-type="percentage">
            <text:p>100,00%</text:p>
          </table:table-cell>
          <table:table-cell table:style-name="ce63" office:value-type="string" calcext:value-type="string">
            <text:p>++</text:p>
          </table:table-cell>
          <table:table-cell table:style-name="ce79" office:value-type="float" office:value="614276.89" calcext:value-type="float">
            <text:p>614276,89</text:p>
          </table:table-cell>
          <table:table-cell table:style-name="ce83" office:value-type="percentage" office:value="1" calcext:value-type="percentage">
            <text:p>100,00%</text:p>
          </table:table-cell>
          <table:table-cell table:style-name="ce63" office:value-type="string" calcext:value-type="string">
            <text:p>++</text:p>
          </table:table-cell>
          <table:table-cell table:style-name="ce79" office:value-type="float" office:value="631800.38" calcext:value-type="float">
            <text:p>631800,38</text:p>
          </table:table-cell>
          <table:table-cell table:style-name="ce83" office:value-type="percentage" office:value="1" calcext:value-type="percentage">
            <text:p>100,00%</text:p>
          </table:table-cell>
          <table:table-cell table:style-name="ce63" office:value-type="string" calcext:value-type="string">
            <text:p>++</text:p>
          </table:table-cell>
          <table:table-cell table:style-name="ce86" table:formula="of:=[.B3]+[.E3]+[.H3]+[.K3]+[.N3]" office:value-type="float" office:value="3010039.19" calcext:value-type="float">
            <text:p>3010039,19</text:p>
          </table:table-cell>
          <table:table-cell table:style-name="ce87" office:value-type="string" calcext:value-type="string">
            <text:p>100.00 %</text:p>
          </table:table-cell>
        </table:table-row>
        <table:table-row table:style-name="ro2">
          <table:table-cell table:style-name="ce64" office:value-type="float" office:value="11" calcext:value-type="float">
            <text:p>11</text:p>
          </table:table-cell>
          <table:table-cell table:style-name="ce79" office:value-type="float" office:value="29350.78" calcext:value-type="float">
            <text:p>29350,78</text:p>
          </table:table-cell>
          <table:table-cell table:style-name="ce83" office:value-type="percentage" office:value="0.0524" calcext:value-type="percentage">
            <text:p>5,24%</text:p>
          </table:table-cell>
          <table:table-cell table:style-name="ce64" office:value-type="float" office:value="11" calcext:value-type="float">
            <text:p>11</text:p>
          </table:table-cell>
          <table:table-cell table:style-name="ce79" office:value-type="float" office:value="29513.89" calcext:value-type="float">
            <text:p>29513,89</text:p>
          </table:table-cell>
          <table:table-cell table:style-name="ce83" office:value-type="percentage" office:value="0.0489" calcext:value-type="percentage">
            <text:p>4,89%</text:p>
          </table:table-cell>
          <table:table-cell table:style-name="ce64" office:value-type="float" office:value="11" calcext:value-type="float">
            <text:p>11</text:p>
          </table:table-cell>
          <table:table-cell table:style-name="ce79" office:value-type="float" office:value="27217" calcext:value-type="float">
            <text:p>27217</text:p>
          </table:table-cell>
          <table:table-cell table:style-name="ce83" office:value-type="percentage" office:value="0.0453" calcext:value-type="percentage">
            <text:p>4,53%</text:p>
          </table:table-cell>
          <table:table-cell table:style-name="ce64" office:value-type="float" office:value="11" calcext:value-type="float">
            <text:p>11</text:p>
          </table:table-cell>
          <table:table-cell table:style-name="ce79" office:value-type="float" office:value="15851.59" calcext:value-type="float">
            <text:p>15851,59</text:p>
          </table:table-cell>
          <table:table-cell table:style-name="ce83" office:value-type="percentage" office:value="0.0258" calcext:value-type="percentage">
            <text:p>2,58%</text:p>
          </table:table-cell>
          <table:table-cell table:style-name="ce64" office:value-type="float" office:value="11" calcext:value-type="float">
            <text:p>11</text:p>
          </table:table-cell>
          <table:table-cell table:style-name="ce79" office:value-type="float" office:value="32388.9" calcext:value-type="float">
            <text:p>32388,9</text:p>
          </table:table-cell>
          <table:table-cell table:style-name="ce83" office:value-type="percentage" office:value="0.0513" calcext:value-type="percentage">
            <text:p>5,13%</text:p>
          </table:table-cell>
          <table:table-cell table:style-name="ce64" office:value-type="float" office:value="11" calcext:value-type="float">
            <text:p>11</text:p>
          </table:table-cell>
          <table:table-cell table:style-name="ce86" table:formula="of:=[.B4]+[.E4]+[.H4]+[.K4]+[.N4]" office:value-type="float" office:value="134322.16" calcext:value-type="float">
            <text:p>134322,16</text:p>
          </table:table-cell>
          <table:table-cell table:style-name="ce88" table:formula="of:=[.Q4]/[.$Q$3]" office:value-type="percentage" office:value="0.044624721314675" calcext:value-type="percentage">
            <text:p>4,46%</text:p>
          </table:table-cell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79" office:value-type="float" office:value="18809.19" calcext:value-type="float">
            <text:p>18809,19</text:p>
          </table:table-cell>
          <table:table-cell table:style-name="ce83" office:value-type="percentage" office:value="0.0336" calcext:value-type="percentage">
            <text:p>3,36%</text:p>
          </table:table-cell>
          <table:table-cell table:style-name="ce65" office:value-type="float" office:value="12" calcext:value-type="float">
            <text:p>12</text:p>
          </table:table-cell>
          <table:table-cell table:style-name="ce79" office:value-type="float" office:value="19662.76" calcext:value-type="float">
            <text:p>19662,76</text:p>
          </table:table-cell>
          <table:table-cell table:style-name="ce83" office:value-type="percentage" office:value="0.0326" calcext:value-type="percentage">
            <text:p>3,26%</text:p>
          </table:table-cell>
          <table:table-cell table:style-name="ce65" office:value-type="float" office:value="12" calcext:value-type="float">
            <text:p>12</text:p>
          </table:table-cell>
          <table:table-cell table:style-name="ce79" office:value-type="float" office:value="19371.29" calcext:value-type="float">
            <text:p>19371,29</text:p>
          </table:table-cell>
          <table:table-cell table:style-name="ce83" office:value-type="percentage" office:value="0.0323" calcext:value-type="percentage">
            <text:p>3,23%</text:p>
          </table:table-cell>
          <table:table-cell table:style-name="ce65" office:value-type="float" office:value="12" calcext:value-type="float">
            <text:p>12</text:p>
          </table:table-cell>
          <table:table-cell table:style-name="ce79" office:value-type="float" office:value="16466.47" calcext:value-type="float">
            <text:p>16466,47</text:p>
          </table:table-cell>
          <table:table-cell table:style-name="ce83" office:value-type="percentage" office:value="0.0268" calcext:value-type="percentage">
            <text:p>2,68%</text:p>
          </table:table-cell>
          <table:table-cell table:style-name="ce65" office:value-type="float" office:value="12" calcext:value-type="float">
            <text:p>12</text:p>
          </table:table-cell>
          <table:table-cell table:style-name="ce79" office:value-type="float" office:value="26007.9" calcext:value-type="float">
            <text:p>26007,9</text:p>
          </table:table-cell>
          <table:table-cell table:style-name="ce83" office:value-type="percentage" office:value="0.0412" calcext:value-type="percentage">
            <text:p>4,12%</text:p>
          </table:table-cell>
          <table:table-cell table:style-name="ce65" office:value-type="float" office:value="12" calcext:value-type="float">
            <text:p>12</text:p>
          </table:table-cell>
          <table:table-cell table:style-name="ce86" table:formula="of:=[.B5]+[.E5]+[.H5]+[.K5]+[.N5]" office:value-type="float" office:value="100317.61" calcext:value-type="float">
            <text:p>100317,61</text:p>
          </table:table-cell>
          <table:table-cell table:style-name="ce88" table:formula="of:=[.Q5]/[.$Q$3]" office:value-type="percentage" office:value="0.0333276757104282" calcext:value-type="percentage">
            <text:p>3,33%</text:p>
          </table:table-cell>
        </table:table-row>
        <table:table-row table:style-name="ro2">
          <table:table-cell table:style-name="ce66" office:value-type="float" office:value="13" calcext:value-type="float">
            <text:p>13</text:p>
          </table:table-cell>
          <table:table-cell table:style-name="ce79" office:value-type="float" office:value="274.13" calcext:value-type="float">
            <text:p>274,13</text:p>
          </table:table-cell>
          <table:table-cell table:style-name="ce83" office:value-type="percentage" office:value="0.0005" calcext:value-type="percentage">
            <text:p>0,05%</text:p>
          </table:table-cell>
          <table:table-cell table:style-name="ce66" office:value-type="float" office:value="13" calcext:value-type="float">
            <text:p>13</text:p>
          </table:table-cell>
          <table:table-cell table:style-name="ce79" office:value-type="float" office:value="170.68" calcext:value-type="float">
            <text:p>170,68</text:p>
          </table:table-cell>
          <table:table-cell table:style-name="ce83" office:value-type="percentage" office:value="0.0003" calcext:value-type="percentage">
            <text:p>0,03%</text:p>
          </table:table-cell>
          <table:table-cell table:style-name="ce66" office:value-type="float" office:value="13" calcext:value-type="float">
            <text:p>13</text:p>
          </table:table-cell>
          <table:table-cell table:style-name="ce79" office:value-type="float" office:value="311.56" calcext:value-type="float">
            <text:p>311,56</text:p>
          </table:table-cell>
          <table:table-cell table:style-name="ce83" office:value-type="percentage" office:value="0.0005" calcext:value-type="percentage">
            <text:p>0,05%</text:p>
          </table:table-cell>
          <table:table-cell table:style-name="ce66" office:value-type="float" office:value="13" calcext:value-type="float">
            <text:p>13</text:p>
          </table:table-cell>
          <table:table-cell table:style-name="ce79" office:value-type="float" office:value="55" calcext:value-type="float">
            <text:p>55</text:p>
          </table:table-cell>
          <table:table-cell table:style-name="ce83" office:value-type="percentage" office:value="0.0001" calcext:value-type="percentage">
            <text:p>0,01%</text:p>
          </table:table-cell>
          <table:table-cell table:style-name="ce66" office:value-type="float" office:value="13" calcext:value-type="float">
            <text:p>13</text:p>
          </table:table-cell>
          <table:table-cell table:style-name="ce79" office:value-type="float" office:value="312.45" calcext:value-type="float">
            <text:p>312,45</text:p>
          </table:table-cell>
          <table:table-cell table:style-name="ce83" office:value-type="percentage" office:value="0.0005" calcext:value-type="percentage">
            <text:p>0,05%</text:p>
          </table:table-cell>
          <table:table-cell table:style-name="ce66" office:value-type="float" office:value="13" calcext:value-type="float">
            <text:p>13</text:p>
          </table:table-cell>
          <table:table-cell table:style-name="ce86" table:formula="of:=[.B6]+[.E6]+[.H6]+[.K6]+[.N6]" office:value-type="float" office:value="1123.82" calcext:value-type="float">
            <text:p>1123,82</text:p>
          </table:table-cell>
          <table:table-cell table:style-name="ce88" table:formula="of:=[.Q6]/[.$Q$3]" office:value-type="percentage" office:value="0.000373357265159063" calcext:value-type="percentage">
            <text:p>0,04%</text:p>
          </table:table-cell>
        </table:table-row>
        <table:table-row table:style-name="ro2">
          <table:table-cell table:style-name="ce67" office:value-type="float" office:value="14" calcext:value-type="float">
            <text:p>14</text:p>
          </table:table-cell>
          <table:table-cell table:style-name="ce79" office:value-type="float" office:value="3440.86" calcext:value-type="float">
            <text:p>3440,86</text:p>
          </table:table-cell>
          <table:table-cell table:style-name="ce83" office:value-type="percentage" office:value="0.0061" calcext:value-type="percentage">
            <text:p>0,61%</text:p>
          </table:table-cell>
          <table:table-cell table:style-name="ce67" office:value-type="float" office:value="14" calcext:value-type="float">
            <text:p>14</text:p>
          </table:table-cell>
          <table:table-cell table:style-name="ce79" office:value-type="float" office:value="3865.54" calcext:value-type="float">
            <text:p>3865,54</text:p>
          </table:table-cell>
          <table:table-cell table:style-name="ce83" office:value-type="percentage" office:value="0.0064" calcext:value-type="percentage">
            <text:p>0,64%</text:p>
          </table:table-cell>
          <table:table-cell table:style-name="ce67" office:value-type="float" office:value="14" calcext:value-type="float">
            <text:p>14</text:p>
          </table:table-cell>
          <table:table-cell table:style-name="ce79" office:value-type="float" office:value="3374.54" calcext:value-type="float">
            <text:p>3374,54</text:p>
          </table:table-cell>
          <table:table-cell table:style-name="ce83" office:value-type="percentage" office:value="0.0056" calcext:value-type="percentage">
            <text:p>0,56%</text:p>
          </table:table-cell>
          <table:table-cell table:style-name="ce67" office:value-type="float" office:value="14" calcext:value-type="float">
            <text:p>14</text:p>
          </table:table-cell>
          <table:table-cell table:style-name="ce79" office:value-type="float" office:value="1875.27" calcext:value-type="float">
            <text:p>1875,27</text:p>
          </table:table-cell>
          <table:table-cell table:style-name="ce83" office:value-type="percentage" office:value="0.0031" calcext:value-type="percentage">
            <text:p>0,31%</text:p>
          </table:table-cell>
          <table:table-cell table:style-name="ce67" office:value-type="float" office:value="14" calcext:value-type="float">
            <text:p>14</text:p>
          </table:table-cell>
          <table:table-cell table:style-name="ce79" office:value-type="float" office:value="10583.11" calcext:value-type="float">
            <text:p>10583,11</text:p>
          </table:table-cell>
          <table:table-cell table:style-name="ce83" office:value-type="percentage" office:value="0.0168" calcext:value-type="percentage">
            <text:p>1,68%</text:p>
          </table:table-cell>
          <table:table-cell table:style-name="ce67" office:value-type="float" office:value="14" calcext:value-type="float">
            <text:p>14</text:p>
          </table:table-cell>
          <table:table-cell table:style-name="ce86" table:formula="of:=[.B7]+[.E7]+[.H7]+[.K7]+[.N7]" office:value-type="float" office:value="23139.32" calcext:value-type="float">
            <text:p>23139,32</text:p>
          </table:table-cell>
          <table:table-cell table:style-name="ce88" table:formula="of:=[.Q7]/[.$Q$3]" office:value-type="percentage" office:value="0.00768738163837661" calcext:value-type="percentage">
            <text:p>0,77%</text:p>
          </table:table-cell>
        </table:table-row>
        <table:table-row table:style-name="ro2">
          <table:table-cell table:style-name="ce68" office:value-type="float" office:value="15" calcext:value-type="float">
            <text:p>15</text:p>
          </table:table-cell>
          <table:table-cell table:style-name="ce79" office:value-type="float" office:value="1420.29" calcext:value-type="float">
            <text:p>1420,29</text:p>
          </table:table-cell>
          <table:table-cell table:style-name="ce83" office:value-type="percentage" office:value="0.0025" calcext:value-type="percentage">
            <text:p>0,25%</text:p>
          </table:table-cell>
          <table:table-cell table:style-name="ce68" office:value-type="float" office:value="15" calcext:value-type="float">
            <text:p>15</text:p>
          </table:table-cell>
          <table:table-cell table:style-name="ce79" office:value-type="float" office:value="921.35" calcext:value-type="float">
            <text:p>921,35</text:p>
          </table:table-cell>
          <table:table-cell table:style-name="ce83" office:value-type="percentage" office:value="0.0015" calcext:value-type="percentage">
            <text:p>0,15%</text:p>
          </table:table-cell>
          <table:table-cell table:style-name="ce68" office:value-type="float" office:value="15" calcext:value-type="float">
            <text:p>15</text:p>
          </table:table-cell>
          <table:table-cell table:style-name="ce79" office:value-type="float" office:value="1118.96" calcext:value-type="float">
            <text:p>1118,96</text:p>
          </table:table-cell>
          <table:table-cell table:style-name="ce83" office:value-type="percentage" office:value="0.0019" calcext:value-type="percentage">
            <text:p>0,19%</text:p>
          </table:table-cell>
          <table:table-cell table:style-name="ce68" office:value-type="float" office:value="15" calcext:value-type="float">
            <text:p>15</text:p>
          </table:table-cell>
          <table:table-cell table:style-name="ce79" office:value-type="float" office:value="620.62" calcext:value-type="float">
            <text:p>620,62</text:p>
          </table:table-cell>
          <table:table-cell table:style-name="ce83" office:value-type="percentage" office:value="0.001" calcext:value-type="percentage">
            <text:p>0,10%</text:p>
          </table:table-cell>
          <table:table-cell table:style-name="ce68" office:value-type="float" office:value="15" calcext:value-type="float">
            <text:p>15</text:p>
          </table:table-cell>
          <table:table-cell table:style-name="ce79" office:value-type="float" office:value="728.44" calcext:value-type="float">
            <text:p>728,44</text:p>
          </table:table-cell>
          <table:table-cell table:style-name="ce83" office:value-type="percentage" office:value="0.0012" calcext:value-type="percentage">
            <text:p>0,12%</text:p>
          </table:table-cell>
          <table:table-cell table:style-name="ce68" office:value-type="float" office:value="15" calcext:value-type="float">
            <text:p>15</text:p>
          </table:table-cell>
          <table:table-cell table:style-name="ce86" table:formula="of:=[.B8]+[.E8]+[.H8]+[.K8]+[.N8]" office:value-type="float" office:value="4809.66" calcext:value-type="float">
            <text:p>4809,66</text:p>
          </table:table-cell>
          <table:table-cell table:style-name="ce88" table:formula="of:=[.Q8]/[.$Q$3]" office:value-type="percentage" office:value="0.00159787288350887" calcext:value-type="percentage">
            <text:p>0,16%</text:p>
          </table:table-cell>
        </table:table-row>
        <table:table-row table:style-name="ro2">
          <table:table-cell table:style-name="ce69" office:value-type="float" office:value="21" calcext:value-type="float">
            <text:p>21</text:p>
          </table:table-cell>
          <table:table-cell table:style-name="ce79" office:value-type="float" office:value="207025.73" calcext:value-type="float">
            <text:p>207025,73</text:p>
          </table:table-cell>
          <table:table-cell table:style-name="ce83" office:value-type="percentage" office:value="0.3696" calcext:value-type="percentage">
            <text:p>36,96%</text:p>
          </table:table-cell>
          <table:table-cell table:style-name="ce69" office:value-type="float" office:value="21" calcext:value-type="float">
            <text:p>21</text:p>
          </table:table-cell>
          <table:table-cell table:style-name="ce79" office:value-type="float" office:value="313634.13" calcext:value-type="float">
            <text:p>313634,13</text:p>
          </table:table-cell>
          <table:table-cell table:style-name="ce83" office:value-type="percentage" office:value="0.5196" calcext:value-type="percentage">
            <text:p>51,96%</text:p>
          </table:table-cell>
          <table:table-cell table:style-name="ce69" office:value-type="float" office:value="21" calcext:value-type="float">
            <text:p>21</text:p>
          </table:table-cell>
          <table:table-cell table:style-name="ce79" office:value-type="float" office:value="170426.57" calcext:value-type="float">
            <text:p>170426,57</text:p>
          </table:table-cell>
          <table:table-cell table:style-name="ce83" office:value-type="percentage" office:value="0.2839" calcext:value-type="percentage">
            <text:p>28,39%</text:p>
          </table:table-cell>
          <table:table-cell table:style-name="ce69" office:value-type="float" office:value="21" calcext:value-type="float">
            <text:p>21</text:p>
          </table:table-cell>
          <table:table-cell table:style-name="ce79" office:value-type="float" office:value="216844.44" calcext:value-type="float">
            <text:p>216844,44</text:p>
          </table:table-cell>
          <table:table-cell table:style-name="ce83" office:value-type="percentage" office:value="0.353" calcext:value-type="percentage">
            <text:p>35,30%</text:p>
          </table:table-cell>
          <table:table-cell table:style-name="ce69" office:value-type="float" office:value="21" calcext:value-type="float">
            <text:p>21</text:p>
          </table:table-cell>
          <table:table-cell table:style-name="ce79" office:value-type="float" office:value="282138.26" calcext:value-type="float">
            <text:p>282138,26</text:p>
          </table:table-cell>
          <table:table-cell table:style-name="ce83" office:value-type="percentage" office:value="0.4466" calcext:value-type="percentage">
            <text:p>44,66%</text:p>
          </table:table-cell>
          <table:table-cell table:style-name="ce69" office:value-type="float" office:value="21" calcext:value-type="float">
            <text:p>21</text:p>
          </table:table-cell>
          <table:table-cell table:style-name="ce86" table:formula="of:=[.B9]+[.E9]+[.H9]+[.K9]+[.N9]" office:value-type="float" office:value="1190069.13" calcext:value-type="float">
            <text:p>1190069,13</text:p>
          </table:table-cell>
          <table:table-cell table:style-name="ce88" table:formula="of:=[.Q9]/[.$Q$3]" office:value-type="percentage" office:value="0.395366656339116" calcext:value-type="percentage">
            <text:p>39,54%</text:p>
          </table:table-cell>
        </table:table-row>
        <table:table-row table:style-name="ro2">
          <table:table-cell table:style-name="ce70" office:value-type="float" office:value="22" calcext:value-type="float">
            <text:p>22</text:p>
          </table:table-cell>
          <table:table-cell table:style-name="ce79" office:value-type="float" office:value="2081.93" calcext:value-type="float">
            <text:p>2081,93</text:p>
          </table:table-cell>
          <table:table-cell table:style-name="ce83" office:value-type="percentage" office:value="0.0037" calcext:value-type="percentage">
            <text:p>0,37%</text:p>
          </table:table-cell>
          <table:table-cell table:style-name="ce70" office:value-type="float" office:value="22" calcext:value-type="float">
            <text:p>22</text:p>
          </table:table-cell>
          <table:table-cell table:style-name="ce79" office:value-type="float" office:value="8031.66" calcext:value-type="float">
            <text:p>8031,66</text:p>
          </table:table-cell>
          <table:table-cell table:style-name="ce83" office:value-type="percentage" office:value="0.0133" calcext:value-type="percentage">
            <text:p>1,33%</text:p>
          </table:table-cell>
          <table:table-cell table:style-name="ce70" office:value-type="float" office:value="22" calcext:value-type="float">
            <text:p>22</text:p>
          </table:table-cell>
          <table:table-cell table:style-name="ce79" office:value-type="float" office:value="2398.71" calcext:value-type="float">
            <text:p>2398,71</text:p>
          </table:table-cell>
          <table:table-cell table:style-name="ce83" office:value-type="percentage" office:value="0.004" calcext:value-type="percentage">
            <text:p>0,40%</text:p>
          </table:table-cell>
          <table:table-cell table:style-name="ce70" office:value-type="float" office:value="22" calcext:value-type="float">
            <text:p>22</text:p>
          </table:table-cell>
          <table:table-cell table:style-name="ce79" office:value-type="float" office:value="1470.21" calcext:value-type="float">
            <text:p>1470,21</text:p>
          </table:table-cell>
          <table:table-cell table:style-name="ce83" office:value-type="percentage" office:value="0.0024" calcext:value-type="percentage">
            <text:p>0,24%</text:p>
          </table:table-cell>
          <table:table-cell table:style-name="ce70" office:value-type="float" office:value="22" calcext:value-type="float">
            <text:p>22</text:p>
          </table:table-cell>
          <table:table-cell table:style-name="ce79" office:value-type="float" office:value="11648.14" calcext:value-type="float">
            <text:p>11648,14</text:p>
          </table:table-cell>
          <table:table-cell table:style-name="ce83" office:value-type="percentage" office:value="0.0184" calcext:value-type="percentage">
            <text:p>1,84%</text:p>
          </table:table-cell>
          <table:table-cell table:style-name="ce70" office:value-type="float" office:value="22" calcext:value-type="float">
            <text:p>22</text:p>
          </table:table-cell>
          <table:table-cell table:style-name="ce86" table:formula="of:=[.B10]+[.E10]+[.H10]+[.K10]+[.N10]" office:value-type="float" office:value="25630.65" calcext:value-type="float">
            <text:p>25630,65</text:p>
          </table:table-cell>
          <table:table-cell table:style-name="ce88" table:formula="of:=[.Q10]/[.$Q$3]" office:value-type="percentage" office:value="0.00851505524750327" calcext:value-type="percentage">
            <text:p>0,85%</text:p>
          </table:table-cell>
        </table:table-row>
        <table:table-row table:style-name="ro2">
          <table:table-cell table:style-name="ce71" office:value-type="float" office:value="23" calcext:value-type="float">
            <text:p>23</text:p>
          </table:table-cell>
          <table:table-cell table:style-name="ce79" office:value-type="float" office:value="187082.89" calcext:value-type="float">
            <text:p>187082,89</text:p>
          </table:table-cell>
          <table:table-cell table:style-name="ce83" office:value-type="percentage" office:value="0.334" calcext:value-type="percentage">
            <text:p>33,40%</text:p>
          </table:table-cell>
          <table:table-cell table:style-name="ce71" office:value-type="float" office:value="23" calcext:value-type="float">
            <text:p>23</text:p>
          </table:table-cell>
          <table:table-cell table:style-name="ce79" office:value-type="float" office:value="66663.78" calcext:value-type="float">
            <text:p>66663,78</text:p>
          </table:table-cell>
          <table:table-cell table:style-name="ce83" office:value-type="percentage" office:value="0.1105" calcext:value-type="percentage">
            <text:p>11,05%</text:p>
          </table:table-cell>
          <table:table-cell table:style-name="ce71" office:value-type="float" office:value="23" calcext:value-type="float">
            <text:p>23</text:p>
          </table:table-cell>
          <table:table-cell table:style-name="ce79" office:value-type="float" office:value="265650.54" calcext:value-type="float">
            <text:p>265650,54</text:p>
          </table:table-cell>
          <table:table-cell table:style-name="ce83" office:value-type="percentage" office:value="0.4426" calcext:value-type="percentage">
            <text:p>44,26%</text:p>
          </table:table-cell>
          <table:table-cell table:style-name="ce71" office:value-type="float" office:value="23" calcext:value-type="float">
            <text:p>23</text:p>
          </table:table-cell>
          <table:table-cell table:style-name="ce79" office:value-type="float" office:value="196874.88" calcext:value-type="float">
            <text:p>196874,88</text:p>
          </table:table-cell>
          <table:table-cell table:style-name="ce83" office:value-type="percentage" office:value="0.3205" calcext:value-type="percentage">
            <text:p>32,05%</text:p>
          </table:table-cell>
          <table:table-cell table:style-name="ce71" office:value-type="float" office:value="23" calcext:value-type="float">
            <text:p>23</text:p>
          </table:table-cell>
          <table:table-cell table:style-name="ce79" office:value-type="float" office:value="128350.16" calcext:value-type="float">
            <text:p>128350,16</text:p>
          </table:table-cell>
          <table:table-cell table:style-name="ce83" office:value-type="percentage" office:value="0.2032" calcext:value-type="percentage">
            <text:p>20,32%</text:p>
          </table:table-cell>
          <table:table-cell table:style-name="ce71" office:value-type="float" office:value="23" calcext:value-type="float">
            <text:p>23</text:p>
          </table:table-cell>
          <table:table-cell table:style-name="ce86" table:formula="of:=[.B11]+[.E11]+[.H11]+[.K11]+[.N11]" office:value-type="float" office:value="844622.25" calcext:value-type="float">
            <text:p>844622,25</text:p>
          </table:table-cell>
          <table:table-cell table:style-name="ce88" table:formula="of:=[.Q11]/[.$Q$3]" office:value-type="percentage" office:value="0.280601745255018" calcext:value-type="percentage">
            <text:p>28,06%</text:p>
          </table:table-cell>
        </table:table-row>
        <table:table-row table:style-name="ro2">
          <table:table-cell table:style-name="ce72" office:value-type="float" office:value="24" calcext:value-type="float">
            <text:p>24</text:p>
          </table:table-cell>
          <table:table-cell table:style-name="ce79" office:value-type="float" office:value="712.63" calcext:value-type="float">
            <text:p>712,63</text:p>
          </table:table-cell>
          <table:table-cell table:style-name="ce83" office:value-type="percentage" office:value="0.0013" calcext:value-type="percentage">
            <text:p>0,13%</text:p>
          </table:table-cell>
          <table:table-cell table:style-name="ce72" office:value-type="float" office:value="24" calcext:value-type="float">
            <text:p>24</text:p>
          </table:table-cell>
          <table:table-cell table:style-name="ce79" office:value-type="float" office:value="959.34" calcext:value-type="float">
            <text:p>959,34</text:p>
          </table:table-cell>
          <table:table-cell table:style-name="ce83" office:value-type="percentage" office:value="0.0016" calcext:value-type="percentage">
            <text:p>0,16%</text:p>
          </table:table-cell>
          <table:table-cell table:style-name="ce72" office:value-type="float" office:value="24" calcext:value-type="float">
            <text:p>24</text:p>
          </table:table-cell>
          <table:table-cell table:style-name="ce79" office:value-type="float" office:value="1091.52" calcext:value-type="float">
            <text:p>1091,52</text:p>
          </table:table-cell>
          <table:table-cell table:style-name="ce83" office:value-type="percentage" office:value="0.0018" calcext:value-type="percentage">
            <text:p>0,18%</text:p>
          </table:table-cell>
          <table:table-cell table:style-name="ce72" office:value-type="float" office:value="24" calcext:value-type="float">
            <text:p>24</text:p>
          </table:table-cell>
          <table:table-cell table:style-name="ce79" office:value-type="float" office:value="1373.56" calcext:value-type="float">
            <text:p>1373,56</text:p>
          </table:table-cell>
          <table:table-cell table:style-name="ce83" office:value-type="percentage" office:value="0.0022" calcext:value-type="percentage">
            <text:p>0,22%</text:p>
          </table:table-cell>
          <table:table-cell table:style-name="ce72" office:value-type="float" office:value="24" calcext:value-type="float">
            <text:p>24</text:p>
          </table:table-cell>
          <table:table-cell table:style-name="ce79" office:value-type="float" office:value="580.13" calcext:value-type="float">
            <text:p>580,13</text:p>
          </table:table-cell>
          <table:table-cell table:style-name="ce83" office:value-type="percentage" office:value="0.0009" calcext:value-type="percentage">
            <text:p>0,09%</text:p>
          </table:table-cell>
          <table:table-cell table:style-name="ce72" office:value-type="float" office:value="24" calcext:value-type="float">
            <text:p>24</text:p>
          </table:table-cell>
          <table:table-cell table:style-name="ce86" table:formula="of:=[.B12]+[.E12]+[.H12]+[.K12]+[.N12]" office:value-type="float" office:value="4717.18" calcext:value-type="float">
            <text:p>4717,18</text:p>
          </table:table-cell>
          <table:table-cell table:style-name="ce88" table:formula="of:=[.Q12]/[.$Q$3]" office:value-type="percentage" office:value="0.00156714903103969" calcext:value-type="percentage">
            <text:p>0,16%</text:p>
          </table:table-cell>
        </table:table-row>
        <table:table-row table:style-name="ro2">
          <table:table-cell table:style-name="ce73" office:value-type="float" office:value="31" calcext:value-type="float">
            <text:p>31</text:p>
          </table:table-cell>
          <table:table-cell table:style-name="ce79" office:value-type="float" office:value="44618.03" calcext:value-type="float">
            <text:p>44618,03</text:p>
          </table:table-cell>
          <table:table-cell table:style-name="ce83" office:value-type="percentage" office:value="0.0796" calcext:value-type="percentage">
            <text:p>7,96%</text:p>
          </table:table-cell>
          <table:table-cell table:style-name="ce73" office:value-type="float" office:value="31" calcext:value-type="float">
            <text:p>31</text:p>
          </table:table-cell>
          <table:table-cell table:style-name="ce79" office:value-type="float" office:value="120974.89" calcext:value-type="float">
            <text:p>120974,89</text:p>
          </table:table-cell>
          <table:table-cell table:style-name="ce83" office:value-type="percentage" office:value="0.2004" calcext:value-type="percentage">
            <text:p>20,04%</text:p>
          </table:table-cell>
          <table:table-cell table:style-name="ce73" office:value-type="float" office:value="31" calcext:value-type="float">
            <text:p>31</text:p>
          </table:table-cell>
          <table:table-cell table:style-name="ce79" office:value-type="float" office:value="25073.65" calcext:value-type="float">
            <text:p>25073,65</text:p>
          </table:table-cell>
          <table:table-cell table:style-name="ce83" office:value-type="percentage" office:value="0.0418" calcext:value-type="percentage">
            <text:p>4,18%</text:p>
          </table:table-cell>
          <table:table-cell table:style-name="ce73" office:value-type="float" office:value="31" calcext:value-type="float">
            <text:p>31</text:p>
          </table:table-cell>
          <table:table-cell table:style-name="ce79" office:value-type="float" office:value="92669.18" calcext:value-type="float">
            <text:p>92669,18</text:p>
          </table:table-cell>
          <table:table-cell table:style-name="ce83" office:value-type="percentage" office:value="0.1509" calcext:value-type="percentage">
            <text:p>15,09%</text:p>
          </table:table-cell>
          <table:table-cell table:style-name="ce73" office:value-type="float" office:value="31" calcext:value-type="float">
            <text:p>31</text:p>
          </table:table-cell>
          <table:table-cell table:style-name="ce79" office:value-type="float" office:value="97486.03" calcext:value-type="float">
            <text:p>97486,03</text:p>
          </table:table-cell>
          <table:table-cell table:style-name="ce83" office:value-type="percentage" office:value="0.1543" calcext:value-type="percentage">
            <text:p>15,43%</text:p>
          </table:table-cell>
          <table:table-cell table:style-name="ce73" office:value-type="float" office:value="31" calcext:value-type="float">
            <text:p>31</text:p>
          </table:table-cell>
          <table:table-cell table:style-name="ce86" table:formula="of:=[.B13]+[.E13]+[.H13]+[.K13]+[.N13]" office:value-type="float" office:value="380821.78" calcext:value-type="float">
            <text:p>380821,78</text:p>
          </table:table-cell>
          <table:table-cell table:style-name="ce88" table:formula="of:=[.Q13]/[.$Q$3]" office:value-type="percentage" office:value="0.126517216541623" calcext:value-type="percentage">
            <text:p>12,65%</text:p>
          </table:table-cell>
        </table:table-row>
        <table:table-row table:style-name="ro2">
          <table:table-cell table:style-name="ce74" office:value-type="float" office:value="32" calcext:value-type="float">
            <text:p>32</text:p>
          </table:table-cell>
          <table:table-cell table:style-name="ce79" office:value-type="float" office:value="60808.37" calcext:value-type="float">
            <text:p>60808,37</text:p>
          </table:table-cell>
          <table:table-cell table:style-name="ce83" office:value-type="percentage" office:value="0.1086" calcext:value-type="percentage">
            <text:p>10,86%</text:p>
          </table:table-cell>
          <table:table-cell table:style-name="ce74" office:value-type="float" office:value="32" calcext:value-type="float">
            <text:p>32</text:p>
          </table:table-cell>
          <table:table-cell table:style-name="ce79" office:value-type="float" office:value="31998.74" calcext:value-type="float">
            <text:p>31998,74</text:p>
          </table:table-cell>
          <table:table-cell table:style-name="ce83" office:value-type="percentage" office:value="0.053" calcext:value-type="percentage">
            <text:p>5,30%</text:p>
          </table:table-cell>
          <table:table-cell table:style-name="ce74" office:value-type="float" office:value="32" calcext:value-type="float">
            <text:p>32</text:p>
          </table:table-cell>
          <table:table-cell table:style-name="ce79" office:value-type="float" office:value="79182.86" calcext:value-type="float">
            <text:p>79182,86</text:p>
          </table:table-cell>
          <table:table-cell table:style-name="ce83" office:value-type="percentage" office:value="0.1319" calcext:value-type="percentage">
            <text:p>13,19%</text:p>
          </table:table-cell>
          <table:table-cell table:style-name="ce74" office:value-type="float" office:value="32" calcext:value-type="float">
            <text:p>32</text:p>
          </table:table-cell>
          <table:table-cell table:style-name="ce79" office:value-type="float" office:value="66147.46" calcext:value-type="float">
            <text:p>66147,46</text:p>
          </table:table-cell>
          <table:table-cell table:style-name="ce83" office:value-type="percentage" office:value="0.1077" calcext:value-type="percentage">
            <text:p>10,77%</text:p>
          </table:table-cell>
          <table:table-cell table:style-name="ce74" office:value-type="float" office:value="32" calcext:value-type="float">
            <text:p>32</text:p>
          </table:table-cell>
          <table:table-cell table:style-name="ce79" office:value-type="float" office:value="33882.06" calcext:value-type="float">
            <text:p>33882,06</text:p>
          </table:table-cell>
          <table:table-cell table:style-name="ce83" office:value-type="percentage" office:value="0.0536" calcext:value-type="percentage">
            <text:p>5,36%</text:p>
          </table:table-cell>
          <table:table-cell table:style-name="ce74" office:value-type="float" office:value="32" calcext:value-type="float">
            <text:p>32</text:p>
          </table:table-cell>
          <table:table-cell table:style-name="ce86" table:formula="of:=[.B14]+[.E14]+[.H14]+[.K14]+[.N14]" office:value-type="float" office:value="272019.49" calcext:value-type="float">
            <text:p>272019,49</text:p>
          </table:table-cell>
          <table:table-cell table:style-name="ce88" table:formula="of:=[.Q14]/[.$Q$3]" office:value-type="percentage" office:value="0.0903707469669191" calcext:value-type="percentage">
            <text:p>9,04%</text:p>
          </table:table-cell>
        </table:table-row>
        <table:table-row table:style-name="ro2">
          <table:table-cell table:style-name="ce75" office:value-type="float" office:value="51" calcext:value-type="float">
            <text:p>51</text:p>
          </table:table-cell>
          <table:table-cell table:style-name="ce79" office:value-type="float" office:value="4560.06" calcext:value-type="float">
            <text:p>4560,06</text:p>
          </table:table-cell>
          <table:table-cell table:style-name="ce83" office:value-type="percentage" office:value="0.0081" calcext:value-type="percentage">
            <text:p>0,81%</text:p>
          </table:table-cell>
          <table:table-cell table:style-name="ce75" office:value-type="float" office:value="51" calcext:value-type="float">
            <text:p>51</text:p>
          </table:table-cell>
          <table:table-cell table:style-name="ce79" office:value-type="float" office:value="7164.67" calcext:value-type="float">
            <text:p>7164,67</text:p>
          </table:table-cell>
          <table:table-cell table:style-name="ce83" office:value-type="percentage" office:value="0.0119" calcext:value-type="percentage">
            <text:p>1,19%</text:p>
          </table:table-cell>
          <table:table-cell table:style-name="ce75" office:value-type="float" office:value="51" calcext:value-type="float">
            <text:p>51</text:p>
          </table:table-cell>
          <table:table-cell table:style-name="ce79" office:value-type="float" office:value="4995.49" calcext:value-type="float">
            <text:p>4995,49</text:p>
          </table:table-cell>
          <table:table-cell table:style-name="ce83" office:value-type="percentage" office:value="0.0083" calcext:value-type="percentage">
            <text:p>0,83%</text:p>
          </table:table-cell>
          <table:table-cell table:style-name="ce75" office:value-type="float" office:value="51" calcext:value-type="float">
            <text:p>51</text:p>
          </table:table-cell>
          <table:table-cell table:style-name="ce79" office:value-type="float" office:value="4028.22" calcext:value-type="float">
            <text:p>4028,22</text:p>
          </table:table-cell>
          <table:table-cell table:style-name="ce83" office:value-type="percentage" office:value="0.0066" calcext:value-type="percentage">
            <text:p>0,66%</text:p>
          </table:table-cell>
          <table:table-cell table:style-name="ce75" office:value-type="float" office:value="51" calcext:value-type="float">
            <text:p>51</text:p>
          </table:table-cell>
          <table:table-cell table:style-name="ce79" office:value-type="float" office:value="7694.81" calcext:value-type="float">
            <text:p>7694,81</text:p>
          </table:table-cell>
          <table:table-cell table:style-name="ce83" office:value-type="percentage" office:value="0.0122" calcext:value-type="percentage">
            <text:p>1,22%</text:p>
          </table:table-cell>
          <table:table-cell table:style-name="ce75" office:value-type="float" office:value="51" calcext:value-type="float">
            <text:p>51</text:p>
          </table:table-cell>
          <table:table-cell table:style-name="ce86" table:formula="of:=[.B15]+[.E15]+[.H15]+[.K15]+[.N15]" office:value-type="float" office:value="28443.25" calcext:value-type="float">
            <text:p>28443,25</text:p>
          </table:table-cell>
          <table:table-cell table:style-name="ce88" table:formula="of:=[.Q15]/[.$Q$3]" office:value-type="percentage" office:value="0.00944946168624469" calcext:value-type="percentage">
            <text:p>0,94%</text:p>
          </table:table-cell>
        </table:table-row>
        <table:table-row table:style-name="ro2">
          <table:table-cell table:style-name="ce76" office:value-type="string" calcext:value-type="string" table:number-columns-spanned="3" table:number-rows-spanned="1">
            <text:p>Table : oscom.oscom2015_014</text:p>
          </table:table-cell>
          <table:covered-table-cell table:style-name="ce80"/>
          <table:covered-table-cell table:style-name="ce84"/>
          <table:table-cell table:style-name="ce76" office:value-type="string" calcext:value-type="string" table:number-columns-spanned="3" table:number-rows-spanned="1">
            <text:p>Table : oscom.oscom2015_027</text:p>
          </table:table-cell>
          <table:covered-table-cell table:style-name="ce80"/>
          <table:covered-table-cell table:style-name="ce84"/>
          <table:table-cell table:style-name="ce76" office:value-type="string" calcext:value-type="string" table:number-columns-spanned="3" table:number-rows-spanned="1">
            <text:p>Table : oscom.oscom2015_050</text:p>
          </table:table-cell>
          <table:covered-table-cell table:style-name="ce80"/>
          <table:covered-table-cell table:style-name="ce84"/>
          <table:table-cell table:style-name="ce76" office:value-type="string" calcext:value-type="string" table:number-columns-spanned="3" table:number-rows-spanned="1">
            <text:p>Table : oscom.oscom2015_061</text:p>
          </table:table-cell>
          <table:covered-table-cell table:style-name="ce80"/>
          <table:covered-table-cell table:style-name="ce84"/>
          <table:table-cell table:style-name="ce76" office:value-type="string" calcext:value-type="string" table:number-columns-spanned="3" table:number-rows-spanned="1">
            <text:p>Table : oscom.oscom2015_076</text:p>
          </table:table-cell>
          <table:covered-table-cell table:style-name="ce80"/>
          <table:covered-table-cell table:style-name="ce84"/>
          <table:table-cell table:style-name="ce76" office:value-type="string" calcext:value-type="string" table:number-columns-spanned="3" table:number-rows-spanned="1">
            <text:p>Table : oscom.oscom2015_076</text:p>
          </table:table-cell>
          <table:covered-table-cell table:style-name="ce80"/>
          <table:covered-table-cell table:style-name="ce84"/>
        </table:table-row>
        <table:table-row table:style-name="ro14" table:number-rows-repeated="2">
          <table:table-cell table:number-columns-repeated="18"/>
        </table:table-row>
        <table:table-row table:style-name="ro2">
          <table:table-cell table:number-columns-repeated="3"/>
          <table:table-cell table:style-name="ce85" office:value-type="string" calcext:value-type="string">
            <text:p>EURE</text:p>
          </table:table-cell>
          <table:table-cell table:style-name="ce85"/>
          <table:table-cell table:number-columns-repeated="10"/>
          <table:table-cell table:style-name="ce85" office:value-type="string" calcext:value-type="string">
            <text:p>NORMANDIE</text:p>
          </table:table-cell>
          <table:table-cell table:style-name="ce85"/>
          <table:table-cell/>
        </table:table-row>
        <table:table-row table:style-name="ro2">
          <table:table-cell table:number-columns-repeated="3"/>
          <table:table-cell table:style-name="ce85" office:value-type="string" calcext:value-type="string">
            <text:p>part_sau</text:p>
          </table:table-cell>
          <table:table-cell table:style-name="ce85" table:formula="of:=SUM([.E9:.E12])/[.E$3]*100&amp; &quot; %&quot;" office:value-type="string" office:string-value="64,4986393514244 %" calcext:value-type="string">
            <text:p>64,4986393514244 %</text:p>
          </table:table-cell>
          <table:table-cell table:number-columns-repeated="10"/>
          <table:table-cell table:style-name="ce85" office:value-type="string" calcext:value-type="string">
            <text:p>part_sau</text:p>
          </table:table-cell>
          <table:table-cell table:style-name="ce85" table:formula="of:=SUM([.Q9:.Q12])/[.Q$3]*100 &amp; &quot; %&quot;" office:value-type="string" office:string-value="68,6050605872676 %" calcext:value-type="string">
            <text:p>68,6050605872676 %</text:p>
          </table:table-cell>
          <table:table-cell/>
        </table:table-row>
        <table:table-row table:style-name="ro2">
          <table:table-cell table:number-columns-repeated="3"/>
          <table:table-cell table:style-name="ce85" office:value-type="string" calcext:value-type="string">
            <text:p>part_foret</text:p>
          </table:table-cell>
          <table:table-cell table:style-name="ce85" table:formula="of:=[.E13]/[.E$3]*100&amp; &quot; %&quot;" office:value-type="string" office:string-value="20,043509075787 %" calcext:value-type="string">
            <text:p>20,043509075787 %</text:p>
          </table:table-cell>
          <table:table-cell table:number-columns-repeated="10"/>
          <table:table-cell table:style-name="ce85" office:value-type="string" calcext:value-type="string">
            <text:p>part_foret</text:p>
          </table:table-cell>
          <table:table-cell table:style-name="ce85" table:formula="of:=[.Q13]/[.Q$3]*100 &amp; &quot; %&quot;" office:value-type="string" office:string-value="12,6517216541623 %" calcext:value-type="string">
            <text:p>12,6517216541623 %</text:p>
          </table:table-cell>
          <table:table-cell/>
        </table:table-row>
        <table:table-row table:style-name="ro2" table:number-rows-repeated="12">
          <table:table-cell table:number-columns-repeated="18"/>
        </table:table-row>
        <table:table-row table:style-name="ro14" table:number-rows-repeated="9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 Bold" svg:font-family="'Arial Bold'"/>
    <style:font-face style:name="Arial Unicode MS" svg:font-family="'Arial Unicode MS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1P2" style:volatile="true">
      <number:text> </number:text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9P2" style:volatile="true">
      <number:text> $</number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0P0"/>
    </number:currency-style>
    <number:number-style style:name="N151P0" style:volatile="true">
      <number:number number:decimal-places="0" number:min-integer-digits="1" number:grouping="true"/>
      <number:text> €</number:text>
    </number:number-style>
    <number:number-style style:name="N151">
      <number:text>-</number:text>
      <number:number number:decimal-places="0" number:min-integer-digits="1" number:grouping="true"/>
      <number:text> €</number:text>
      <style:map style:condition="value()&gt;=0" style:apply-style-name="N151P0"/>
    </number:number-style>
    <number:number-style style:name="N152P0" style:volatile="true">
      <number:number number:decimal-places="0" number:min-integer-digits="1" number:grouping="true"/>
      <number:text> €</number:text>
    </number:number-style>
    <number:number-style style:name="N15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€</number:text>
    </number:number-style>
    <number:number-style style:name="N153">
      <number:text>-</number:text>
      <number:number number:decimal-places="2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55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5P2" style:volatile="true">
      <number:text> </number:text>
      <loext:fill-character> </loext:fill-character>
      <number:text>-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56P2" style:volatile="true">
      <number:text> </number:text>
      <loext:fill-character> </loext:fill-character>
      <number:text>-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57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58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8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scientific-number number:decimal-places="1" number:min-integer-digits="3" number:min-exponent-digits="1"/>
    </number:number-style>
    <number:number-style style:name="N16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6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6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1P2" style:volatile="true">
      <number:text> </number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3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3P2" style:volatile="true">
      <number:text> $</number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0" number:min-integer-digits="1"/>
    </number:number-style>
    <number:number-style style:name="N165">
      <number:number number:decimal-places="2" number:min-integer-digits="1"/>
    </number:number-style>
    <number:number-style style:name="N166">
      <number:number number:decimal-places="1" number:min-integer-digits="1"/>
    </number:number-style>
    <number:number-style style:name="N167P0" style:volatile="true">
      <number:text>$</number:text>
      <number:number number:decimal-places="0" number:min-integer-digits="1" number:grouping="true"/>
      <number:text> </number:text>
    </number:number-style>
    <number:number-style style:name="N167"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0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$</number:text>
      <number:number number:decimal-places="2" number:min-integer-digits="1" number:grouping="true"/>
      <number:text> </number:text>
    </number:number-style>
    <number:number-style style:name="N169"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0" number:min-integer-digits="1" number:grouping="true"/>
      <number:text>   </number:text>
    </number:number-style>
    <number:number-style style:name="N10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0" number:min-integer-digits="1" number:grouping="true"/>
      <number:text>   </number:text>
    </number:number-style>
    <number:number-style style:name="N10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2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7P0"/>
    </number:number-style>
    <number:number-style style:name="N10128P0" style:volatile="true" number:language="fr" number:country="FR">
      <number:number number:decimal-places="0" number:min-integer-digits="1" number:grouping="true"/>
      <number:text> €</number:text>
    </number:number-style>
    <number:number-style style:name="N10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28P0"/>
    </number:number-style>
    <number:number-style style:name="N10129P0" style:volatile="true" number:language="fr" number:country="FR">
      <number:number number:decimal-places="0" number:min-integer-digits="1" number:grouping="true"/>
      <number:text> €</number:text>
    </number:number-style>
    <number:number-style style:name="N10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integer-digits="1" number:grouping="true"/>
      <number:text> €</number:text>
    </number:number-style>
    <number:number-style style:name="N10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30P0"/>
    </number:number-style>
    <number:number-style style:name="N10131P0" style:volatile="true" number:language="fr" number:country="FR">
      <number:number number:decimal-places="2" number:min-integer-digits="1" number:grouping="true"/>
      <number:text> €</number:text>
    </number:number-style>
    <number:number-style style:name="N10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31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2:00:50.2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000" style:display-name="PageStyle_2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0" style:display-name="PageStyle_201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von.gourlaouen</meta:initial-creator>
    <meta:creation-date>2017-10-18T14:08:51</meta:creation-date>
    <dc:date>2017-12-11T15:48:14.971000000</dc:date>
    <meta:generator>LibreOffice/4.3.7.2$Windows_x86 LibreOffice_project/8a35821d8636a03b8bf4e15b48f59794652c68ba</meta:generator>
    <meta:editing-duration>PT8H43M5S</meta:editing-duration>
    <meta:editing-cycles>14</meta:editing-cycles>
    <meta:document-statistic meta:table-count="3" meta:cell-count="1188" meta:object-count="0"/>
  </office:meta>
</office:document-meta>
</file>